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2.341cm"/>
    </style:style>
    <style:style style:name="ro1" style:family="table-row">
      <style:table-row-properties style:row-height="2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wrap-option="wrap" style:vertical-align="top"/>
      <style:text-properties fo:hyphenate="false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hyphenate="false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/>
    <style:style style:name="ce8" style:family="table-cell" style:parent-style-name="Default">
      <style:table-cell-properties fo:wrap-option="wrap" style:vertical-align="top"/>
      <style:text-properties style:font-name="Liberation Sans" style:font-name-asian="Droid Sans" style:font-name-complex="FreeSans" fo:hyphenate="false"/>
    </style:style>
    <style:style style:name="ce9" style:family="table-cell" style:parent-style-name="Default" style:data-style-name="N10099">
      <style:table-cell-properties fo:wrap-option="wrap" style:vertical-align="top"/>
      <style:text-properties style:font-name="Liberation Sans" style:font-name-asian="Droid Sans" style:font-name-complex="FreeSans" fo:hyphenate="fals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fo:wrap-option="wrap"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font-name="Liberation Sans" style:font-name-asian="Liberation Sans" style:font-name-complex=""/>
    </style:style>
    <style:style style:name="T3" style:family="text">
      <style:text-properties style:font-name="Liberation Sans" style:font-name-asian="Liberation Sans" style:font-name-complex="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a=($this-&gt;days[0]=='*')</text:p>
          </table:table-cell>
          <table:table-cell table:style-name="ce1" office:value-type="string" calcext:value-type="string">
            <text:p>b=($this-&gt;weekdays[0]=='*')</text:p>
          </table:table-cell>
          <table:table-cell table:style-name="ce1" office:value-type="string" calcext:value-type="string">
            <text:p>c=($this-&gt;weeksofmonth[0]=='*')</text:p>
          </table:table-cell>
          <table:table-cell table:style-name="ce1" office:value-type="string" calcext:value-type="string">
            <text:p>d=(in_array($wd,$this-&gt;weekdays))</text:p>
          </table:table-cell>
          <table:table-cell table:style-name="ce1" office:value-type="string" calcext:value-type="string">
            <text:p>e=(in_array($w,$this-&gt;weeksofmonth))</text:p>
          </table:table-cell>
          <table:table-cell table:style-name="ce1" office:value-type="string" calcext:value-type="string">
            <text:p>f=(in_array($day,$this-&gt;days))</text:p>
          </table:table-cell>
          <table:table-cell table:style-name="ce1" office:value-type="string" calcext:value-type="string">
            <text:p>OK ?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Weekays</text:p>
          </table:table-cell>
          <table:table-cell table:style-name="ce4" office:value-type="string" calcext:value-type="string">
            <text:p>Weeksodmonth</text:p>
          </table:table-cell>
          <table:table-cell table:style-name="ce1" office:value-type="string" calcext:value-type="string">
            <text:p>Jour OK ?</text:p>
          </table:table-cell>
          <table:table-cell table:style-name="ce1" office:value-type="string" calcext:value-type="string">
            <text:p>ABSURDE ?</text:p>
          </table:table-cell>
          <table:table-cell table:style-name="ce8" office:value-type="string" calcext:value-type="string">
            <text:p>ET(OU(NOT(A);NOT(F));OU(NOT(B);NOT(D));OU(NOT(C);NOT(E)))</text:p>
          </table:table-cell>
          <table:table-cell table:style-name="ce1" office:value-type="string" calcext:value-type="string">
            <text:p>((B||D) &amp;&amp; (C||E)) || (F &amp;&amp;!A)</text:p>
            <text:p/>
            <text:p>-Week OK</text:p>
          </table:table-cell>
          <table:table-cell table:style-name="ce1" office:value-type="string" calcext:value-type="string">
            <text:p>B &amp;&amp; C &amp;&amp;!D &amp;&amp;!A &amp;&amp;!E &amp;&amp;!F</text:p>
          </table:table-cell>
          <table:table-cell table:style-name="ce1" office:value-type="string" calcext:value-type="string">
            <text:p>M &amp;&amp; N &amp;&amp;!O</text:p>
          </table:table-cell>
          <table:table-cell table:style-name="ce1" table:number-columns-repeated="1007"/>
        </table:table-row>
        <table:table-row table:style-name="ro2">
          <table:table-cell table:style-name="ce2" office:value-type="boolean" office:boolean-value="false" calcext:value-type="boolean">
            <text:p>FAUX</text:p>
          </table:table-cell>
          <table:table-cell table:number-columns-repeated="6" table:style-name="ce3" office:value-type="boolean" office:boolean-value="false" calcext:value-type="boolean">
            <text:p>FAUX</text:p>
          </table:table-cell>
          <table:table-cell table:style-name="ce5" table:formula="of:=IF([.A2];IF([.F2];&quot;absurde&quot;;&quot;*&quot;);IF([.F2];&quot;n/l&quot;;&quot;-&quot;))" office:value-type="string" office:string-value="-" calcext:value-type="string">
            <text:p>-</text:p>
          </table:table-cell>
          <table:table-cell table:style-name="ce5" table:formula="of:=IF([.B2];IF([.D2];&quot;absurde&quot;;&quot;*&quot;);IF([.D2];&quot;n/l&quot;;&quot;-&quot;))" office:value-type="string" office:string-value="-" calcext:value-type="string">
            <text:p>-</text:p>
          </table:table-cell>
          <table:table-cell table:style-name="ce5" table:formula="of:=IF([.C2];IF([.E2];&quot;absurde&quot;;&quot;*&quot;);IF([.E2];&quot;n/l&quot;;&quot;-&quot;))" office:value-type="string" office:string-value="-" calcext:value-type="string">
            <text:p>-</text:p>
          </table:table-cell>
          <table:table-cell table:style-name="ce7" table:formula="of:=0" office:value-type="float" office:value="0" calcext:value-type="float">
            <text:p>FAUX</text:p>
          </table:table-cell>
          <table:table-cell table:style-name="ce7" table:formula="of:=OR(AND([.A2];[.F2]);AND([.B2];[.D2]);AND([.C2];[.E2]))" office:value-type="float" office:value="0" calcext:value-type="float">
            <text:p>FAUX</text:p>
          </table:table-cell>
          <table:table-cell table:style-name="ce9" table:formula="of:=AND(OR(NOT([.A2]);NOT([.F2]));OR(NOT([.B2]);NOT([.D2]));OR(NOT([.C2]);NOT([.E2])))" office:value-type="boolean" office:boolean-value="true" calcext:value-type="boolean">
            <text:p>VRAI</text:p>
          </table:table-cell>
          <table:table-cell table:style-name="ce7" table:formula="of:=OR(AND(OR([.B2];[.D2]);OR([.C2];[.E2]));AND([.F2];NOT([.A2])))" office:value-type="float" office:value="0" calcext:value-type="float">
            <text:p>FAUX</text:p>
          </table:table-cell>
          <table:table-cell table:style-name="ce7" table:formula="of:=AND([.B2];[.C2];NOT([.A2]);NOT([.F2]);NOT([.D2]);NOT([.E2]))" office:value-type="float" office:value="0" calcext:value-type="float">
            <text:p>FAUX</text:p>
          </table:table-cell>
          <table:table-cell table:style-name="ce7" table:formula="of:=AND([.M2];[.N2];NOT([.O2]))" office:value-type="float" office:value="0" calcext:value-type="float">
            <text:p>FAUX</text:p>
          </table:table-cell>
          <table:table-cell table:style-name="ce7" table:formula="of:=OR(AND([.K2];[.P2]);AND(NOT([.K2]);NOT([.P2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3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];IF([.F3];&quot;absurde&quot;;&quot;*&quot;);IF([.F3];&quot;n/l&quot;;&quot;-&quot;))" office:value-type="string" office:string-value="-" calcext:value-type="string">
            <text:p>-</text:p>
          </table:table-cell>
          <table:table-cell table:style-name="ce5" table:formula="of:=IF([.B3];IF([.D3];&quot;absurde&quot;;&quot;*&quot;);IF([.D3];&quot;n/l&quot;;&quot;-&quot;))" office:value-type="string" office:string-value="n/l" calcext:value-type="string">
            <text:p>n/l</text:p>
          </table:table-cell>
          <table:table-cell table:style-name="ce5" table:formula="of:=IF([.C3];IF([.E3];&quot;absurde&quot;;&quot;*&quot;);IF([.E3];&quot;n/l&quot;;&quot;-&quot;))" office:value-type="string" office:string-value="-" calcext:value-type="string">
            <text:p>-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3];[.F3]);AND([.B3];[.D3]);AND([.C3];[.E3]))" office:value-type="float" office:value="0" calcext:value-type="float">
            <text:p>FAUX</text:p>
          </table:table-cell>
          <table:table-cell table:style-name="ce9" table:formula="of:=AND(OR(NOT([.A3]);NOT([.F3]));OR(NOT([.B3]);NOT([.D3]));OR(NOT([.C3]);NOT([.E3])))" office:value-type="boolean" office:boolean-value="true" calcext:value-type="boolean">
            <text:p>VRAI</text:p>
          </table:table-cell>
          <table:table-cell table:style-name="ce7" table:formula="of:=OR(AND(OR([.B3];[.D3]);OR([.C3];[.E3]));AND([.F3];NOT([.A3])))" office:value-type="float" office:value="0" calcext:value-type="float">
            <text:p>FAUX</text:p>
          </table:table-cell>
          <table:table-cell table:style-name="ce7" table:formula="of:=AND([.B3];[.C3];NOT([.A3]);NOT([.F3]);NOT([.D3]);NOT([.E3]))" office:value-type="float" office:value="0" calcext:value-type="float">
            <text:p>FAUX</text:p>
          </table:table-cell>
          <table:table-cell table:style-name="ce7" table:formula="of:=AND([.M3];[.N3];NOT([.O3]))" office:value-type="float" office:value="0" calcext:value-type="float">
            <text:p>FAUX</text:p>
          </table:table-cell>
          <table:table-cell table:style-name="ce7" table:formula="of:=OR(AND([.K3];[.P3]);AND(NOT([.K3]);NOT([.P3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4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4];IF([.F4];&quot;absurde&quot;;&quot;*&quot;);IF([.F4];&quot;n/l&quot;;&quot;-&quot;))" office:value-type="string" office:string-value="-" calcext:value-type="string">
            <text:p>-</text:p>
          </table:table-cell>
          <table:table-cell table:style-name="ce5" table:formula="of:=IF([.B4];IF([.D4];&quot;absurde&quot;;&quot;*&quot;);IF([.D4];&quot;n/l&quot;;&quot;-&quot;))" office:value-type="string" office:string-value="-" calcext:value-type="string">
            <text:p>-</text:p>
          </table:table-cell>
          <table:table-cell table:style-name="ce5" table:formula="of:=IF([.C4];IF([.E4];&quot;absurde&quot;;&quot;*&quot;);IF([.E4];&quot;n/l&quot;;&quot;-&quot;))" office:value-type="string" office:string-value="n/l" calcext:value-type="string">
            <text:p>n/l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4];[.F4]);AND([.B4];[.D4]);AND([.C4];[.E4]))" office:value-type="float" office:value="0" calcext:value-type="float">
            <text:p>FAUX</text:p>
          </table:table-cell>
          <table:table-cell table:style-name="ce9" table:formula="of:=AND(OR(NOT([.A4]);NOT([.F4]));OR(NOT([.B4]);NOT([.D4]));OR(NOT([.C4]);NOT([.E4])))" office:value-type="boolean" office:boolean-value="true" calcext:value-type="boolean">
            <text:p>VRAI</text:p>
          </table:table-cell>
          <table:table-cell table:style-name="ce7" table:formula="of:=OR(AND(OR([.B4];[.D4]);OR([.C4];[.E4]));AND([.F4];NOT([.A4])))" office:value-type="float" office:value="0" calcext:value-type="float">
            <text:p>FAUX</text:p>
          </table:table-cell>
          <table:table-cell table:style-name="ce7" table:formula="of:=AND([.B4];[.C4];NOT([.A4]);NOT([.F4]);NOT([.D4]);NOT([.E4]))" office:value-type="float" office:value="0" calcext:value-type="float">
            <text:p>FAUX</text:p>
          </table:table-cell>
          <table:table-cell table:style-name="ce7" table:formula="of:=AND([.M4];[.N4];NOT([.O4]))" office:value-type="float" office:value="0" calcext:value-type="float">
            <text:p>FAUX</text:p>
          </table:table-cell>
          <table:table-cell table:style-name="ce7" table:formula="of:=OR(AND([.K4];[.P4]);AND(NOT([.K4]);NOT([.P4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3"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5];IF([.F5];&quot;absurde&quot;;&quot;*&quot;);IF([.F5];&quot;n/l&quot;;&quot;-&quot;))" office:value-type="string" office:string-value="-" calcext:value-type="string">
            <text:p>-</text:p>
          </table:table-cell>
          <table:table-cell table:style-name="ce5" table:formula="of:=IF([.B5];IF([.D5];&quot;absurde&quot;;&quot;*&quot;);IF([.D5];&quot;n/l&quot;;&quot;-&quot;))" office:value-type="string" office:string-value="n/l" calcext:value-type="string">
            <text:p>n/l</text:p>
          </table:table-cell>
          <table:table-cell table:style-name="ce5" table:formula="of:=IF([.C5];IF([.E5];&quot;absurde&quot;;&quot;*&quot;);IF([.E5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5];[.F5]);AND([.B5];[.D5]);AND([.C5];[.E5]))" office:value-type="float" office:value="0" calcext:value-type="float">
            <text:p>FAUX</text:p>
          </table:table-cell>
          <table:table-cell table:style-name="ce9" table:formula="of:=AND(OR(NOT([.A5]);NOT([.F5]));OR(NOT([.B5]);NOT([.D5]));OR(NOT([.C5]);NOT([.E5])))" office:value-type="boolean" office:boolean-value="true" calcext:value-type="boolean">
            <text:p>VRAI</text:p>
          </table:table-cell>
          <table:table-cell table:style-name="ce7" table:formula="of:=OR(AND(OR([.B5];[.D5]);OR([.C5];[.E5]));AND([.F5];NOT([.A5])))" office:value-type="float" office:value="1" calcext:value-type="float">
            <text:p>VRAI</text:p>
          </table:table-cell>
          <table:table-cell table:style-name="ce7" table:formula="of:=AND([.B5];[.C5];NOT([.A5]);NOT([.F5]);NOT([.D5]);NOT([.E5]))" office:value-type="float" office:value="0" calcext:value-type="float">
            <text:p>FAUX</text:p>
          </table:table-cell>
          <table:table-cell table:style-name="ce7" table:formula="of:=AND([.M5];[.N5];NOT([.O5]))" office:value-type="float" office:value="1" calcext:value-type="float">
            <text:p>VRAI</text:p>
          </table:table-cell>
          <table:table-cell table:style-name="ce7" table:formula="of:=OR(AND([.K5];[.P5]);AND(NOT([.K5]);NOT([.P5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5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6];IF([.F6];&quot;absurde&quot;;&quot;*&quot;);IF([.F6];&quot;n/l&quot;;&quot;-&quot;))" office:value-type="string" office:string-value="n/l" calcext:value-type="string">
            <text:p>n/l</text:p>
          </table:table-cell>
          <table:table-cell table:style-name="ce5" table:formula="of:=IF([.B6];IF([.D6];&quot;absurde&quot;;&quot;*&quot;);IF([.D6];&quot;n/l&quot;;&quot;-&quot;))" office:value-type="string" office:string-value="-" calcext:value-type="string">
            <text:p>-</text:p>
          </table:table-cell>
          <table:table-cell table:style-name="ce5" table:formula="of:=IF([.C6];IF([.E6];&quot;absurde&quot;;&quot;*&quot;);IF([.E6];&quot;n/l&quot;;&quot;-&quot;))" office:value-type="string" office:string-value="-" calcext:value-type="string">
            <text:p>-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6];[.F6]);AND([.B6];[.D6]);AND([.C6];[.E6]))" office:value-type="float" office:value="0" calcext:value-type="float">
            <text:p>FAUX</text:p>
          </table:table-cell>
          <table:table-cell table:style-name="ce9" table:formula="of:=AND(OR(NOT([.A6]);NOT([.F6]));OR(NOT([.B6]);NOT([.D6]));OR(NOT([.C6]);NOT([.E6])))" office:value-type="boolean" office:boolean-value="true" calcext:value-type="boolean">
            <text:p>VRAI</text:p>
          </table:table-cell>
          <table:table-cell table:style-name="ce7" table:formula="of:=OR(AND(OR([.B6];[.D6]);OR([.C6];[.E6]));AND([.F6];NOT([.A6])))" office:value-type="float" office:value="1" calcext:value-type="float">
            <text:p>VRAI</text:p>
          </table:table-cell>
          <table:table-cell table:style-name="ce7" table:formula="of:=AND([.B6];[.C6];NOT([.A6]);NOT([.F6]);NOT([.D6]);NOT([.E6]))" office:value-type="float" office:value="0" calcext:value-type="float">
            <text:p>FAUX</text:p>
          </table:table-cell>
          <table:table-cell table:style-name="ce7" table:formula="of:=AND([.M6];[.N6];NOT([.O6]))" office:value-type="float" office:value="1" calcext:value-type="float">
            <text:p>VRAI</text:p>
          </table:table-cell>
          <table:table-cell table:style-name="ce7" table:formula="of:=OR(AND([.K6];[.P6]);AND(NOT([.K6]);NOT([.P6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3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7];IF([.F7];&quot;absurde&quot;;&quot;*&quot;);IF([.F7];&quot;n/l&quot;;&quot;-&quot;))" office:value-type="string" office:string-value="n/l" calcext:value-type="string">
            <text:p>n/l</text:p>
          </table:table-cell>
          <table:table-cell table:style-name="ce5" table:formula="of:=IF([.B7];IF([.D7];&quot;absurde&quot;;&quot;*&quot;);IF([.D7];&quot;n/l&quot;;&quot;-&quot;))" office:value-type="string" office:string-value="n/l" calcext:value-type="string">
            <text:p>n/l</text:p>
          </table:table-cell>
          <table:table-cell table:style-name="ce5" table:formula="of:=IF([.C7];IF([.E7];&quot;absurde&quot;;&quot;*&quot;);IF([.E7];&quot;n/l&quot;;&quot;-&quot;))" office:value-type="string" office:string-value="-" calcext:value-type="string">
            <text:p>-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7];[.F7]);AND([.B7];[.D7]);AND([.C7];[.E7]))" office:value-type="float" office:value="0" calcext:value-type="float">
            <text:p>FAUX</text:p>
          </table:table-cell>
          <table:table-cell table:style-name="ce9" table:formula="of:=AND(OR(NOT([.A7]);NOT([.F7]));OR(NOT([.B7]);NOT([.D7]));OR(NOT([.C7]);NOT([.E7])))" office:value-type="boolean" office:boolean-value="true" calcext:value-type="boolean">
            <text:p>VRAI</text:p>
          </table:table-cell>
          <table:table-cell table:style-name="ce7" table:formula="of:=OR(AND(OR([.B7];[.D7]);OR([.C7];[.E7]));AND([.F7];NOT([.A7])))" office:value-type="float" office:value="1" calcext:value-type="float">
            <text:p>VRAI</text:p>
          </table:table-cell>
          <table:table-cell table:style-name="ce7" table:formula="of:=AND([.B7];[.C7];NOT([.A7]);NOT([.F7]);NOT([.D7]);NOT([.E7]))" office:value-type="float" office:value="0" calcext:value-type="float">
            <text:p>FAUX</text:p>
          </table:table-cell>
          <table:table-cell table:style-name="ce7" table:formula="of:=AND([.M7];[.N7];NOT([.O7]))" office:value-type="float" office:value="1" calcext:value-type="float">
            <text:p>VRAI</text:p>
          </table:table-cell>
          <table:table-cell table:style-name="ce7" table:formula="of:=OR(AND([.K7];[.P7]);AND(NOT([.K7]);NOT([.P7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4"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8];IF([.F8];&quot;absurde&quot;;&quot;*&quot;);IF([.F8];&quot;n/l&quot;;&quot;-&quot;))" office:value-type="string" office:string-value="n/l" calcext:value-type="string">
            <text:p>n/l</text:p>
          </table:table-cell>
          <table:table-cell table:style-name="ce5" table:formula="of:=IF([.B8];IF([.D8];&quot;absurde&quot;;&quot;*&quot;);IF([.D8];&quot;n/l&quot;;&quot;-&quot;))" office:value-type="string" office:string-value="-" calcext:value-type="string">
            <text:p>-</text:p>
          </table:table-cell>
          <table:table-cell table:style-name="ce5" table:formula="of:=IF([.C8];IF([.E8];&quot;absurde&quot;;&quot;*&quot;);IF([.E8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8];[.F8]);AND([.B8];[.D8]);AND([.C8];[.E8]))" office:value-type="float" office:value="0" calcext:value-type="float">
            <text:p>FAUX</text:p>
          </table:table-cell>
          <table:table-cell table:style-name="ce9" table:formula="of:=AND(OR(NOT([.A8]);NOT([.F8]));OR(NOT([.B8]);NOT([.D8]));OR(NOT([.C8]);NOT([.E8])))" office:value-type="boolean" office:boolean-value="true" calcext:value-type="boolean">
            <text:p>VRAI</text:p>
          </table:table-cell>
          <table:table-cell table:style-name="ce7" table:formula="of:=OR(AND(OR([.B8];[.D8]);OR([.C8];[.E8]));AND([.F8];NOT([.A8])))" office:value-type="float" office:value="1" calcext:value-type="float">
            <text:p>VRAI</text:p>
          </table:table-cell>
          <table:table-cell table:style-name="ce7" table:formula="of:=AND([.B8];[.C8];NOT([.A8]);NOT([.F8]);NOT([.D8]);NOT([.E8]))" office:value-type="float" office:value="0" calcext:value-type="float">
            <text:p>FAUX</text:p>
          </table:table-cell>
          <table:table-cell table:style-name="ce7" table:formula="of:=AND([.M8];[.N8];NOT([.O8]))" office:value-type="float" office:value="1" calcext:value-type="float">
            <text:p>VRAI</text:p>
          </table:table-cell>
          <table:table-cell table:style-name="ce7" table:formula="of:=OR(AND([.K8];[.P8]);AND(NOT([.K8]);NOT([.P8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3" table:style-name="ce3" office:value-type="boolean" office:boolean-value="false" calcext:value-type="boolean">
            <text:p>FAUX</text:p>
          </table:table-cell>
          <table:table-cell table:number-columns-repeated="3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9];IF([.F9];&quot;absurde&quot;;&quot;*&quot;);IF([.F9];&quot;n/l&quot;;&quot;-&quot;))" office:value-type="string" office:string-value="n/l" calcext:value-type="string">
            <text:p>n/l</text:p>
          </table:table-cell>
          <table:table-cell table:style-name="ce5" table:formula="of:=IF([.B9];IF([.D9];&quot;absurde&quot;;&quot;*&quot;);IF([.D9];&quot;n/l&quot;;&quot;-&quot;))" office:value-type="string" office:string-value="n/l" calcext:value-type="string">
            <text:p>n/l</text:p>
          </table:table-cell>
          <table:table-cell table:style-name="ce5" table:formula="of:=IF([.C9];IF([.E9];&quot;absurde&quot;;&quot;*&quot;);IF([.E9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9];[.F9]);AND([.B9];[.D9]);AND([.C9];[.E9]))" office:value-type="float" office:value="0" calcext:value-type="float">
            <text:p>FAUX</text:p>
          </table:table-cell>
          <table:table-cell table:style-name="ce9" table:formula="of:=AND(OR(NOT([.A9]);NOT([.F9]));OR(NOT([.B9]);NOT([.D9]));OR(NOT([.C9]);NOT([.E9])))" office:value-type="boolean" office:boolean-value="true" calcext:value-type="boolean">
            <text:p>VRAI</text:p>
          </table:table-cell>
          <table:table-cell table:style-name="ce7" table:formula="of:=OR(AND(OR([.B9];[.D9]);OR([.C9];[.E9]));AND([.F9];NOT([.A9])))" office:value-type="float" office:value="1" calcext:value-type="float">
            <text:p>VRAI</text:p>
          </table:table-cell>
          <table:table-cell table:style-name="ce7" table:formula="of:=AND([.B9];[.C9];NOT([.A9]);NOT([.F9]);NOT([.D9]);NOT([.E9]))" office:value-type="float" office:value="0" calcext:value-type="float">
            <text:p>FAUX</text:p>
          </table:table-cell>
          <table:table-cell table:style-name="ce7" table:formula="of:=AND([.M9];[.N9];NOT([.O9]))" office:value-type="float" office:value="1" calcext:value-type="float">
            <text:p>VRAI</text:p>
          </table:table-cell>
          <table:table-cell table:style-name="ce7" table:formula="of:=OR(AND([.K9];[.P9]);AND(NOT([.K9]);NOT([.P9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10];IF([.F10];&quot;absurde&quot;;&quot;*&quot;);IF([.F10];&quot;n/l&quot;;&quot;-&quot;))" office:value-type="string" office:string-value="-" calcext:value-type="string">
            <text:p>-</text:p>
          </table:table-cell>
          <table:table-cell table:style-name="ce5" table:formula="of:=IF([.B10];IF([.D10];&quot;absurde&quot;;&quot;*&quot;);IF([.D10];&quot;n/l&quot;;&quot;-&quot;))" office:value-type="string" office:string-value="-" calcext:value-type="string">
            <text:p>-</text:p>
          </table:table-cell>
          <table:table-cell table:style-name="ce5" table:formula="of:=IF([.C10];IF([.E10];&quot;absurde&quot;;&quot;*&quot;);IF([.E10];&quot;n/l&quot;;&quot;-&quot;))" office:value-type="string" office:string-value="*" calcext:value-type="string">
            <text:p>*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10];[.F10]);AND([.B10];[.D10]);AND([.C10];[.E10]))" office:value-type="float" office:value="0" calcext:value-type="float">
            <text:p>FAUX</text:p>
          </table:table-cell>
          <table:table-cell table:style-name="ce9" table:formula="of:=AND(OR(NOT([.A10]);NOT([.F10]));OR(NOT([.B10]);NOT([.D10]));OR(NOT([.C10]);NOT([.E10])))" office:value-type="boolean" office:boolean-value="true" calcext:value-type="boolean">
            <text:p>VRAI</text:p>
          </table:table-cell>
          <table:table-cell table:style-name="ce7" table:formula="of:=OR(AND(OR([.B10];[.D10]);OR([.C10];[.E10]));AND([.F10];NOT([.A10])))" office:value-type="float" office:value="0" calcext:value-type="float">
            <text:p>FAUX</text:p>
          </table:table-cell>
          <table:table-cell table:style-name="ce7" table:formula="of:=AND([.B10];[.C10];NOT([.A10]);NOT([.F10]);NOT([.D10]);NOT([.E10]))" office:value-type="float" office:value="0" calcext:value-type="float">
            <text:p>FAUX</text:p>
          </table:table-cell>
          <table:table-cell table:style-name="ce7" table:formula="of:=AND([.M10];[.N10];NOT([.O10]))" office:value-type="float" office:value="0" calcext:value-type="float">
            <text:p>FAUX</text:p>
          </table:table-cell>
          <table:table-cell table:style-name="ce7" table:formula="of:=OR(AND([.K10];[.P10]);AND(NOT([.K10]);NOT([.P10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5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11];IF([.F11];&quot;absurde&quot;;&quot;*&quot;);IF([.F11];&quot;n/l&quot;;&quot;-&quot;))" office:value-type="string" office:string-value="-" calcext:value-type="string">
            <text:p>-</text:p>
          </table:table-cell>
          <table:table-cell table:style-name="ce5" table:formula="of:=IF([.B11];IF([.D11];&quot;absurde&quot;;&quot;*&quot;);IF([.D11];&quot;n/l&quot;;&quot;-&quot;))" office:value-type="string" office:string-value="n/l" calcext:value-type="string">
            <text:p>n/l</text:p>
          </table:table-cell>
          <table:table-cell table:style-name="ce5" table:formula="of:=IF([.C11];IF([.E11];&quot;absurde&quot;;&quot;*&quot;);IF([.E11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1];[.F11]);AND([.B11];[.D11]);AND([.C11];[.E11]))" office:value-type="float" office:value="0" calcext:value-type="float">
            <text:p>FAUX</text:p>
          </table:table-cell>
          <table:table-cell table:style-name="ce9" table:formula="of:=AND(OR(NOT([.A11]);NOT([.F11]));OR(NOT([.B11]);NOT([.D11]));OR(NOT([.C11]);NOT([.E11])))" office:value-type="boolean" office:boolean-value="true" calcext:value-type="boolean">
            <text:p>VRAI</text:p>
          </table:table-cell>
          <table:table-cell table:style-name="ce7" table:formula="of:=OR(AND(OR([.B11];[.D11]);OR([.C11];[.E11]));AND([.F11];NOT([.A11])))" office:value-type="float" office:value="1" calcext:value-type="float">
            <text:p>VRAI</text:p>
          </table:table-cell>
          <table:table-cell table:style-name="ce7" table:formula="of:=AND([.B11];[.C11];NOT([.A11]);NOT([.F11]);NOT([.D11]);NOT([.E11]))" office:value-type="float" office:value="0" calcext:value-type="float">
            <text:p>FAUX</text:p>
          </table:table-cell>
          <table:table-cell table:style-name="ce7" table:formula="of:=AND([.M11];[.N11];NOT([.O11]))" office:value-type="float" office:value="1" calcext:value-type="float">
            <text:p>VRAI</text:p>
          </table:table-cell>
          <table:table-cell table:style-name="ce7" table:formula="of:=OR(AND([.K11];[.P11]);AND(NOT([.K11]);NOT([.P11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12];IF([.F12];&quot;absurde&quot;;&quot;*&quot;);IF([.F12];&quot;n/l&quot;;&quot;-&quot;))" office:value-type="string" office:string-value="n/l" calcext:value-type="string">
            <text:p>n/l</text:p>
          </table:table-cell>
          <table:table-cell table:style-name="ce5" table:formula="of:=IF([.B12];IF([.D12];&quot;absurde&quot;;&quot;*&quot;);IF([.D12];&quot;n/l&quot;;&quot;-&quot;))" office:value-type="string" office:string-value="-" calcext:value-type="string">
            <text:p>-</text:p>
          </table:table-cell>
          <table:table-cell table:style-name="ce5" table:formula="of:=IF([.C12];IF([.E12];&quot;absurde&quot;;&quot;*&quot;);IF([.E12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2];[.F12]);AND([.B12];[.D12]);AND([.C12];[.E12]))" office:value-type="float" office:value="0" calcext:value-type="float">
            <text:p>FAUX</text:p>
          </table:table-cell>
          <table:table-cell table:style-name="ce9" table:formula="of:=AND(OR(NOT([.A12]);NOT([.F12]));OR(NOT([.B12]);NOT([.D12]));OR(NOT([.C12]);NOT([.E12])))" office:value-type="boolean" office:boolean-value="true" calcext:value-type="boolean">
            <text:p>VRAI</text:p>
          </table:table-cell>
          <table:table-cell table:style-name="ce7" table:formula="of:=OR(AND(OR([.B12];[.D12]);OR([.C12];[.E12]));AND([.F12];NOT([.A12])))" office:value-type="float" office:value="1" calcext:value-type="float">
            <text:p>VRAI</text:p>
          </table:table-cell>
          <table:table-cell table:style-name="ce7" table:formula="of:=AND([.B12];[.C12];NOT([.A12]);NOT([.F12]);NOT([.D12]);NOT([.E12]))" office:value-type="float" office:value="0" calcext:value-type="float">
            <text:p>FAUX</text:p>
          </table:table-cell>
          <table:table-cell table:style-name="ce7" table:formula="of:=AND([.M12];[.N12];NOT([.O12]))" office:value-type="float" office:value="1" calcext:value-type="float">
            <text:p>VRAI</text:p>
          </table:table-cell>
          <table:table-cell table:style-name="ce7" table:formula="of:=OR(AND([.K12];[.P12]);AND(NOT([.K12]);NOT([.P12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5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13];IF([.F13];&quot;absurde&quot;;&quot;*&quot;);IF([.F13];&quot;n/l&quot;;&quot;-&quot;))" office:value-type="string" office:string-value="n/l" calcext:value-type="string">
            <text:p>n/l</text:p>
          </table:table-cell>
          <table:table-cell table:style-name="ce5" table:formula="of:=IF([.B13];IF([.D13];&quot;absurde&quot;;&quot;*&quot;);IF([.D13];&quot;n/l&quot;;&quot;-&quot;))" office:value-type="string" office:string-value="n/l" calcext:value-type="string">
            <text:p>n/l</text:p>
          </table:table-cell>
          <table:table-cell table:style-name="ce5" table:formula="of:=IF([.C13];IF([.E13];&quot;absurde&quot;;&quot;*&quot;);IF([.E13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3];[.F13]);AND([.B13];[.D13]);AND([.C13];[.E13]))" office:value-type="float" office:value="0" calcext:value-type="float">
            <text:p>FAUX</text:p>
          </table:table-cell>
          <table:table-cell table:style-name="ce9" table:formula="of:=AND(OR(NOT([.A13]);NOT([.F13]));OR(NOT([.B13]);NOT([.D13]));OR(NOT([.C13]);NOT([.E13])))" office:value-type="boolean" office:boolean-value="true" calcext:value-type="boolean">
            <text:p>VRAI</text:p>
          </table:table-cell>
          <table:table-cell table:style-name="ce7" table:formula="of:=OR(AND(OR([.B13];[.D13]);OR([.C13];[.E13]));AND([.F13];NOT([.A13])))" office:value-type="float" office:value="1" calcext:value-type="float">
            <text:p>VRAI</text:p>
          </table:table-cell>
          <table:table-cell table:style-name="ce7" table:formula="of:=AND([.B13];[.C13];NOT([.A13]);NOT([.F13]);NOT([.D13]);NOT([.E13]))" office:value-type="float" office:value="0" calcext:value-type="float">
            <text:p>FAUX</text:p>
          </table:table-cell>
          <table:table-cell table:style-name="ce7" table:formula="of:=AND([.M13];[.N13];NOT([.O13]))" office:value-type="float" office:value="1" calcext:value-type="float">
            <text:p>VRAI</text:p>
          </table:table-cell>
          <table:table-cell table:style-name="ce7" table:formula="of:=OR(AND([.K13];[.P13]);AND(NOT([.K13]);NOT([.P13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4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14];IF([.F14];&quot;absurde&quot;;&quot;*&quot;);IF([.F14];&quot;n/l&quot;;&quot;-&quot;))" office:value-type="string" office:string-value="-" calcext:value-type="string">
            <text:p>-</text:p>
          </table:table-cell>
          <table:table-cell table:style-name="ce5" table:formula="of:=IF([.B14];IF([.D14];&quot;absurde&quot;;&quot;*&quot;);IF([.D14];&quot;n/l&quot;;&quot;-&quot;))" office:value-type="string" office:string-value="*" calcext:value-type="string">
            <text:p>*</text:p>
          </table:table-cell>
          <table:table-cell table:style-name="ce5" table:formula="of:=IF([.C14];IF([.E14];&quot;absurde&quot;;&quot;*&quot;);IF([.E14];&quot;n/l&quot;;&quot;-&quot;))" office:value-type="string" office:string-value="-" calcext:value-type="string">
            <text:p>-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14];[.F14]);AND([.B14];[.D14]);AND([.C14];[.E14]))" office:value-type="float" office:value="0" calcext:value-type="float">
            <text:p>FAUX</text:p>
          </table:table-cell>
          <table:table-cell table:style-name="ce9" table:formula="of:=AND(OR(NOT([.A14]);NOT([.F14]));OR(NOT([.B14]);NOT([.D14]));OR(NOT([.C14]);NOT([.E14])))" office:value-type="boolean" office:boolean-value="true" calcext:value-type="boolean">
            <text:p>VRAI</text:p>
          </table:table-cell>
          <table:table-cell table:style-name="ce7" table:formula="of:=OR(AND(OR([.B14];[.D14]);OR([.C14];[.E14]));AND([.F14];NOT([.A14])))" office:value-type="float" office:value="0" calcext:value-type="float">
            <text:p>FAUX</text:p>
          </table:table-cell>
          <table:table-cell table:style-name="ce7" table:formula="of:=AND([.B14];[.C14];NOT([.A14]);NOT([.F14]);NOT([.D14]);NOT([.E14]))" office:value-type="float" office:value="0" calcext:value-type="float">
            <text:p>FAUX</text:p>
          </table:table-cell>
          <table:table-cell table:style-name="ce7" table:formula="of:=AND([.M14];[.N14];NOT([.O14]))" office:value-type="float" office:value="0" calcext:value-type="float">
            <text:p>FAUX</text:p>
          </table:table-cell>
          <table:table-cell table:style-name="ce7" table:formula="of:=OR(AND([.K14];[.P14]);AND(NOT([.K14]);NOT([.P14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15];IF([.F15];&quot;absurde&quot;;&quot;*&quot;);IF([.F15];&quot;n/l&quot;;&quot;-&quot;))" office:value-type="string" office:string-value="-" calcext:value-type="string">
            <text:p>-</text:p>
          </table:table-cell>
          <table:table-cell table:style-name="ce5" table:formula="of:=IF([.B15];IF([.D15];&quot;absurde&quot;;&quot;*&quot;);IF([.D15];&quot;n/l&quot;;&quot;-&quot;))" office:value-type="string" office:string-value="*" calcext:value-type="string">
            <text:p>*</text:p>
          </table:table-cell>
          <table:table-cell table:style-name="ce5" table:formula="of:=IF([.C15];IF([.E15];&quot;absurde&quot;;&quot;*&quot;);IF([.E15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5];[.F15]);AND([.B15];[.D15]);AND([.C15];[.E15]))" office:value-type="float" office:value="0" calcext:value-type="float">
            <text:p>FAUX</text:p>
          </table:table-cell>
          <table:table-cell table:style-name="ce9" table:formula="of:=AND(OR(NOT([.A15]);NOT([.F15]));OR(NOT([.B15]);NOT([.D15]));OR(NOT([.C15]);NOT([.E15])))" office:value-type="boolean" office:boolean-value="true" calcext:value-type="boolean">
            <text:p>VRAI</text:p>
          </table:table-cell>
          <table:table-cell table:style-name="ce7" table:formula="of:=OR(AND(OR([.B15];[.D15]);OR([.C15];[.E15]));AND([.F15];NOT([.A15])))" office:value-type="float" office:value="1" calcext:value-type="float">
            <text:p>VRAI</text:p>
          </table:table-cell>
          <table:table-cell table:style-name="ce7" table:formula="of:=AND([.B15];[.C15];NOT([.A15]);NOT([.F15]);NOT([.D15]);NOT([.E15]))" office:value-type="float" office:value="0" calcext:value-type="float">
            <text:p>FAUX</text:p>
          </table:table-cell>
          <table:table-cell table:style-name="ce7" table:formula="of:=AND([.M15];[.N15];NOT([.O15]))" office:value-type="float" office:value="1" calcext:value-type="float">
            <text:p>VRAI</text:p>
          </table:table-cell>
          <table:table-cell table:style-name="ce7" table:formula="of:=OR(AND([.K15];[.P15]);AND(NOT([.K15]);NOT([.P15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16];IF([.F16];&quot;absurde&quot;;&quot;*&quot;);IF([.F16];&quot;n/l&quot;;&quot;-&quot;))" office:value-type="string" office:string-value="n/l" calcext:value-type="string">
            <text:p>n/l</text:p>
          </table:table-cell>
          <table:table-cell table:style-name="ce5" table:formula="of:=IF([.B16];IF([.D16];&quot;absurde&quot;;&quot;*&quot;);IF([.D16];&quot;n/l&quot;;&quot;-&quot;))" office:value-type="string" office:string-value="*" calcext:value-type="string">
            <text:p>*</text:p>
          </table:table-cell>
          <table:table-cell table:style-name="ce5" table:formula="of:=IF([.C16];IF([.E16];&quot;absurde&quot;;&quot;*&quot;);IF([.E16];&quot;n/l&quot;;&quot;-&quot;))" office:value-type="string" office:string-value="-" calcext:value-type="string">
            <text:p>-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6];[.F16]);AND([.B16];[.D16]);AND([.C16];[.E16]))" office:value-type="float" office:value="0" calcext:value-type="float">
            <text:p>FAUX</text:p>
          </table:table-cell>
          <table:table-cell table:style-name="ce9" table:formula="of:=AND(OR(NOT([.A16]);NOT([.F16]));OR(NOT([.B16]);NOT([.D16]));OR(NOT([.C16]);NOT([.E16])))" office:value-type="boolean" office:boolean-value="true" calcext:value-type="boolean">
            <text:p>VRAI</text:p>
          </table:table-cell>
          <table:table-cell table:style-name="ce7" table:formula="of:=OR(AND(OR([.B16];[.D16]);OR([.C16];[.E16]));AND([.F16];NOT([.A16])))" office:value-type="float" office:value="1" calcext:value-type="float">
            <text:p>VRAI</text:p>
          </table:table-cell>
          <table:table-cell table:style-name="ce7" table:formula="of:=AND([.B16];[.C16];NOT([.A16]);NOT([.F16]);NOT([.D16]);NOT([.E16]))" office:value-type="float" office:value="0" calcext:value-type="float">
            <text:p>FAUX</text:p>
          </table:table-cell>
          <table:table-cell table:style-name="ce7" table:formula="of:=AND([.M16];[.N16];NOT([.O16]))" office:value-type="float" office:value="1" calcext:value-type="float">
            <text:p>VRAI</text:p>
          </table:table-cell>
          <table:table-cell table:style-name="ce7" table:formula="of:=OR(AND([.K16];[.P16]);AND(NOT([.K16]);NOT([.P16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17];IF([.F17];&quot;absurde&quot;;&quot;*&quot;);IF([.F17];&quot;n/l&quot;;&quot;-&quot;))" office:value-type="string" office:string-value="n/l" calcext:value-type="string">
            <text:p>n/l</text:p>
          </table:table-cell>
          <table:table-cell table:style-name="ce5" table:formula="of:=IF([.B17];IF([.D17];&quot;absurde&quot;;&quot;*&quot;);IF([.D17];&quot;n/l&quot;;&quot;-&quot;))" office:value-type="string" office:string-value="*" calcext:value-type="string">
            <text:p>*</text:p>
          </table:table-cell>
          <table:table-cell table:style-name="ce5" table:formula="of:=IF([.C17];IF([.E17];&quot;absurde&quot;;&quot;*&quot;);IF([.E17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7];[.F17]);AND([.B17];[.D17]);AND([.C17];[.E17]))" office:value-type="float" office:value="0" calcext:value-type="float">
            <text:p>FAUX</text:p>
          </table:table-cell>
          <table:table-cell table:style-name="ce9" table:formula="of:=AND(OR(NOT([.A17]);NOT([.F17]));OR(NOT([.B17]);NOT([.D17]));OR(NOT([.C17]);NOT([.E17])))" office:value-type="boolean" office:boolean-value="true" calcext:value-type="boolean">
            <text:p>VRAI</text:p>
          </table:table-cell>
          <table:table-cell table:style-name="ce7" table:formula="of:=OR(AND(OR([.B17];[.D17]);OR([.C17];[.E17]));AND([.F17];NOT([.A17])))" office:value-type="float" office:value="1" calcext:value-type="float">
            <text:p>VRAI</text:p>
          </table:table-cell>
          <table:table-cell table:style-name="ce7" table:formula="of:=AND([.B17];[.C17];NOT([.A17]);NOT([.F17]);NOT([.D17]);NOT([.E17]))" office:value-type="float" office:value="0" calcext:value-type="float">
            <text:p>FAUX</text:p>
          </table:table-cell>
          <table:table-cell table:style-name="ce7" table:formula="of:=AND([.M17];[.N17];NOT([.O17]))" office:value-type="float" office:value="1" calcext:value-type="float">
            <text:p>VRAI</text:p>
          </table:table-cell>
          <table:table-cell table:style-name="ce7" table:formula="of:=OR(AND([.K17];[.P17]);AND(NOT([.K17]);NOT([.P17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18];IF([.F18];&quot;absurde&quot;;&quot;*&quot;);IF([.F18];&quot;n/l&quot;;&quot;-&quot;))" office:value-type="string" office:string-value="-" calcext:value-type="string">
            <text:p>-</text:p>
          </table:table-cell>
          <table:table-cell table:style-name="ce5" table:formula="of:=IF([.B18];IF([.D18];&quot;absurde&quot;;&quot;*&quot;);IF([.D18];&quot;n/l&quot;;&quot;-&quot;))" office:value-type="string" office:string-value="*" calcext:value-type="string">
            <text:p>*</text:p>
          </table:table-cell>
          <table:table-cell table:style-name="ce5" table:formula="of:=IF([.C18];IF([.E18];&quot;absurde&quot;;&quot;*&quot;);IF([.E18];&quot;n/l&quot;;&quot;-&quot;))" office:value-type="string" office:string-value="*" calcext:value-type="string">
            <text:p>*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18];[.F18]);AND([.B18];[.D18]);AND([.C18];[.E18]))" office:value-type="float" office:value="0" calcext:value-type="float">
            <text:p>FAUX</text:p>
          </table:table-cell>
          <table:table-cell table:style-name="ce9" table:formula="of:=AND(OR(NOT([.A18]);NOT([.F18]));OR(NOT([.B18]);NOT([.D18]));OR(NOT([.C18]);NOT([.E18])))" office:value-type="boolean" office:boolean-value="true" calcext:value-type="boolean">
            <text:p>VRAI</text:p>
          </table:table-cell>
          <table:table-cell table:style-name="ce7" table:formula="of:=OR(AND(OR([.B18];[.D18]);OR([.C18];[.E18]));AND([.F18];NOT([.A18])))" office:value-type="float" office:value="1" calcext:value-type="float">
            <text:p>VRAI</text:p>
          </table:table-cell>
          <table:table-cell table:style-name="ce7" table:formula="of:=AND([.B18];[.C18];NOT([.A18]);NOT([.F18]);NOT([.D18]);NOT([.E18]))" office:value-type="float" office:value="1" calcext:value-type="float">
            <text:p>VRAI</text:p>
          </table:table-cell>
          <table:table-cell table:style-name="ce7" table:formula="of:=AND([.M18];[.N18];NOT([.O18]))" office:value-type="float" office:value="0" calcext:value-type="float">
            <text:p>FAUX</text:p>
          </table:table-cell>
          <table:table-cell table:style-name="ce7" table:formula="of:=OR(AND([.K18];[.P18]);AND(NOT([.K18]);NOT([.P18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19];IF([.F19];&quot;absurde&quot;;&quot;*&quot;);IF([.F19];&quot;n/l&quot;;&quot;-&quot;))" office:value-type="string" office:string-value="n/l" calcext:value-type="string">
            <text:p>n/l</text:p>
          </table:table-cell>
          <table:table-cell table:style-name="ce5" table:formula="of:=IF([.B19];IF([.D19];&quot;absurde&quot;;&quot;*&quot;);IF([.D19];&quot;n/l&quot;;&quot;-&quot;))" office:value-type="string" office:string-value="*" calcext:value-type="string">
            <text:p>*</text:p>
          </table:table-cell>
          <table:table-cell table:style-name="ce5" table:formula="of:=IF([.C19];IF([.E19];&quot;absurde&quot;;&quot;*&quot;);IF([.E19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19];[.F19]);AND([.B19];[.D19]);AND([.C19];[.E19]))" office:value-type="float" office:value="0" calcext:value-type="float">
            <text:p>FAUX</text:p>
          </table:table-cell>
          <table:table-cell table:style-name="ce9" table:formula="of:=AND(OR(NOT([.A19]);NOT([.F19]));OR(NOT([.B19]);NOT([.D19]));OR(NOT([.C19]);NOT([.E19])))" office:value-type="boolean" office:boolean-value="true" calcext:value-type="boolean">
            <text:p>VRAI</text:p>
          </table:table-cell>
          <table:table-cell table:style-name="ce7" table:formula="of:=OR(AND(OR([.B19];[.D19]);OR([.C19];[.E19]));AND([.F19];NOT([.A19])))" office:value-type="float" office:value="1" calcext:value-type="float">
            <text:p>VRAI</text:p>
          </table:table-cell>
          <table:table-cell table:style-name="ce7" table:formula="of:=AND([.B19];[.C19];NOT([.A19]);NOT([.F19]);NOT([.D19]);NOT([.E19]))" office:value-type="float" office:value="0" calcext:value-type="float">
            <text:p>FAUX</text:p>
          </table:table-cell>
          <table:table-cell table:style-name="ce7" table:formula="of:=AND([.M19];[.N19];NOT([.O19]))" office:value-type="float" office:value="1" calcext:value-type="float">
            <text:p>VRAI</text:p>
          </table:table-cell>
          <table:table-cell table:style-name="ce7" table:formula="of:=OR(AND([.K19];[.P19]);AND(NOT([.K19]);NOT([.P19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table:number-columns-repeated="5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0];IF([.F20];&quot;absurde&quot;;&quot;*&quot;);IF([.F20];&quot;n/l&quot;;&quot;-&quot;))" office:value-type="string" office:string-value="*" calcext:value-type="string">
            <text:p>*</text:p>
          </table:table-cell>
          <table:table-cell table:style-name="ce5" table:formula="of:=IF([.B20];IF([.D20];&quot;absurde&quot;;&quot;*&quot;);IF([.D20];&quot;n/l&quot;;&quot;-&quot;))" office:value-type="string" office:string-value="-" calcext:value-type="string">
            <text:p>-</text:p>
          </table:table-cell>
          <table:table-cell table:style-name="ce5" table:formula="of:=IF([.C20];IF([.E20];&quot;absurde&quot;;&quot;*&quot;);IF([.E20];&quot;n/l&quot;;&quot;-&quot;))" office:value-type="string" office:string-value="-" calcext:value-type="string">
            <text:p>-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20];[.F20]);AND([.B20];[.D20]);AND([.C20];[.E20]))" office:value-type="float" office:value="0" calcext:value-type="float">
            <text:p>FAUX</text:p>
          </table:table-cell>
          <table:table-cell table:style-name="ce9" table:formula="of:=AND(OR(NOT([.A20]);NOT([.F20]));OR(NOT([.B20]);NOT([.D20]));OR(NOT([.C20]);NOT([.E20])))" office:value-type="boolean" office:boolean-value="true" calcext:value-type="boolean">
            <text:p>VRAI</text:p>
          </table:table-cell>
          <table:table-cell table:style-name="ce7" table:formula="of:=OR(AND(OR([.B20];[.D20]);OR([.C20];[.E20]));AND([.F20];NOT([.A20])))" office:value-type="float" office:value="0" calcext:value-type="float">
            <text:p>FAUX</text:p>
          </table:table-cell>
          <table:table-cell table:style-name="ce7" table:formula="of:=AND([.B20];[.C20];NOT([.A20]);NOT([.F20]);NOT([.D20]);NOT([.E20]))" office:value-type="float" office:value="0" calcext:value-type="float">
            <text:p>FAUX</text:p>
          </table:table-cell>
          <table:table-cell table:style-name="ce7" table:formula="of:=AND([.M20];[.N20];NOT([.O20]))" office:value-type="float" office:value="0" calcext:value-type="float">
            <text:p>FAUX</text:p>
          </table:table-cell>
          <table:table-cell table:style-name="ce7" table:formula="of:=OR(AND([.K20];[.P20]);AND(NOT([.K20]);NOT([.P20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2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1];IF([.F21];&quot;absurde&quot;;&quot;*&quot;);IF([.F21];&quot;n/l&quot;;&quot;-&quot;))" office:value-type="string" office:string-value="*" calcext:value-type="string">
            <text:p>*</text:p>
          </table:table-cell>
          <table:table-cell table:style-name="ce5" table:formula="of:=IF([.B21];IF([.D21];&quot;absurde&quot;;&quot;*&quot;);IF([.D21];&quot;n/l&quot;;&quot;-&quot;))" office:value-type="string" office:string-value="n/l" calcext:value-type="string">
            <text:p>n/l</text:p>
          </table:table-cell>
          <table:table-cell table:style-name="ce5" table:formula="of:=IF([.C21];IF([.E21];&quot;absurde&quot;;&quot;*&quot;);IF([.E21];&quot;n/l&quot;;&quot;-&quot;))" office:value-type="string" office:string-value="-" calcext:value-type="string">
            <text:p>-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21];[.F21]);AND([.B21];[.D21]);AND([.C21];[.E21]))" office:value-type="float" office:value="0" calcext:value-type="float">
            <text:p>FAUX</text:p>
          </table:table-cell>
          <table:table-cell table:style-name="ce9" table:formula="of:=AND(OR(NOT([.A21]);NOT([.F21]));OR(NOT([.B21]);NOT([.D21]));OR(NOT([.C21]);NOT([.E21])))" office:value-type="boolean" office:boolean-value="true" calcext:value-type="boolean">
            <text:p>VRAI</text:p>
          </table:table-cell>
          <table:table-cell table:style-name="ce7" table:formula="of:=OR(AND(OR([.B21];[.D21]);OR([.C21];[.E21]));AND([.F21];NOT([.A21])))" office:value-type="float" office:value="0" calcext:value-type="float">
            <text:p>FAUX</text:p>
          </table:table-cell>
          <table:table-cell table:style-name="ce7" table:formula="of:=AND([.B21];[.C21];NOT([.A21]);NOT([.F21]);NOT([.D21]);NOT([.E21]))" office:value-type="float" office:value="0" calcext:value-type="float">
            <text:p>FAUX</text:p>
          </table:table-cell>
          <table:table-cell table:style-name="ce7" table:formula="of:=AND([.M21];[.N21];NOT([.O21]))" office:value-type="float" office:value="0" calcext:value-type="float">
            <text:p>FAUX</text:p>
          </table:table-cell>
          <table:table-cell table:style-name="ce7" table:formula="of:=OR(AND([.K21];[.P21]);AND(NOT([.K21]);NOT([.P21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2];IF([.F22];&quot;absurde&quot;;&quot;*&quot;);IF([.F22];&quot;n/l&quot;;&quot;-&quot;))" office:value-type="string" office:string-value="*" calcext:value-type="string">
            <text:p>*</text:p>
          </table:table-cell>
          <table:table-cell table:style-name="ce5" table:formula="of:=IF([.B22];IF([.D22];&quot;absurde&quot;;&quot;*&quot;);IF([.D22];&quot;n/l&quot;;&quot;-&quot;))" office:value-type="string" office:string-value="-" calcext:value-type="string">
            <text:p>-</text:p>
          </table:table-cell>
          <table:table-cell table:style-name="ce5" table:formula="of:=IF([.C22];IF([.E22];&quot;absurde&quot;;&quot;*&quot;);IF([.E22];&quot;n/l&quot;;&quot;-&quot;))" office:value-type="string" office:string-value="n/l" calcext:value-type="string">
            <text:p>n/l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22];[.F22]);AND([.B22];[.D22]);AND([.C22];[.E22]))" office:value-type="float" office:value="0" calcext:value-type="float">
            <text:p>FAUX</text:p>
          </table:table-cell>
          <table:table-cell table:style-name="ce9" table:formula="of:=AND(OR(NOT([.A22]);NOT([.F22]));OR(NOT([.B22]);NOT([.D22]));OR(NOT([.C22]);NOT([.E22])))" office:value-type="boolean" office:boolean-value="true" calcext:value-type="boolean">
            <text:p>VRAI</text:p>
          </table:table-cell>
          <table:table-cell table:style-name="ce7" table:formula="of:=OR(AND(OR([.B22];[.D22]);OR([.C22];[.E22]));AND([.F22];NOT([.A22])))" office:value-type="float" office:value="0" calcext:value-type="float">
            <text:p>FAUX</text:p>
          </table:table-cell>
          <table:table-cell table:style-name="ce7" table:formula="of:=AND([.B22];[.C22];NOT([.A22]);NOT([.F22]);NOT([.D22]);NOT([.E22]))" office:value-type="float" office:value="0" calcext:value-type="float">
            <text:p>FAUX</text:p>
          </table:table-cell>
          <table:table-cell table:style-name="ce7" table:formula="of:=AND([.M22];[.N22];NOT([.O22]))" office:value-type="float" office:value="0" calcext:value-type="float">
            <text:p>FAUX</text:p>
          </table:table-cell>
          <table:table-cell table:style-name="ce7" table:formula="of:=OR(AND([.K22];[.P22]);AND(NOT([.K22]);NOT([.P22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2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3];IF([.F23];&quot;absurde&quot;;&quot;*&quot;);IF([.F23];&quot;n/l&quot;;&quot;-&quot;))" office:value-type="string" office:string-value="*" calcext:value-type="string">
            <text:p>*</text:p>
          </table:table-cell>
          <table:table-cell table:style-name="ce5" table:formula="of:=IF([.B23];IF([.D23];&quot;absurde&quot;;&quot;*&quot;);IF([.D23];&quot;n/l&quot;;&quot;-&quot;))" office:value-type="string" office:string-value="n/l" calcext:value-type="string">
            <text:p>n/l</text:p>
          </table:table-cell>
          <table:table-cell table:style-name="ce5" table:formula="of:=IF([.C23];IF([.E23];&quot;absurde&quot;;&quot;*&quot;);IF([.E23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23];[.F23]);AND([.B23];[.D23]);AND([.C23];[.E23]))" office:value-type="float" office:value="0" calcext:value-type="float">
            <text:p>FAUX</text:p>
          </table:table-cell>
          <table:table-cell table:style-name="ce9" table:formula="of:=AND(OR(NOT([.A23]);NOT([.F23]));OR(NOT([.B23]);NOT([.D23]));OR(NOT([.C23]);NOT([.E23])))" office:value-type="boolean" office:boolean-value="true" calcext:value-type="boolean">
            <text:p>VRAI</text:p>
          </table:table-cell>
          <table:table-cell table:style-name="ce7" table:formula="of:=OR(AND(OR([.B23];[.D23]);OR([.C23];[.E23]));AND([.F23];NOT([.A23])))" office:value-type="float" office:value="1" calcext:value-type="float">
            <text:p>VRAI</text:p>
          </table:table-cell>
          <table:table-cell table:style-name="ce7" table:formula="of:=AND([.B23];[.C23];NOT([.A23]);NOT([.F23]);NOT([.D23]);NOT([.E23]))" office:value-type="float" office:value="0" calcext:value-type="float">
            <text:p>FAUX</text:p>
          </table:table-cell>
          <table:table-cell table:style-name="ce7" table:formula="of:=AND([.M23];[.N23];NOT([.O23]))" office:value-type="float" office:value="1" calcext:value-type="float">
            <text:p>VRAI</text:p>
          </table:table-cell>
          <table:table-cell table:style-name="ce7" table:formula="of:=OR(AND([.K23];[.P23]);AND(NOT([.K23]);NOT([.P23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4];IF([.F24];&quot;absurde&quot;;&quot;*&quot;);IF([.F24];&quot;n/l&quot;;&quot;-&quot;))" office:value-type="string" office:string-value="*" calcext:value-type="string">
            <text:p>*</text:p>
          </table:table-cell>
          <table:table-cell table:style-name="ce5" table:formula="of:=IF([.B24];IF([.D24];&quot;absurde&quot;;&quot;*&quot;);IF([.D24];&quot;n/l&quot;;&quot;-&quot;))" office:value-type="string" office:string-value="-" calcext:value-type="string">
            <text:p>-</text:p>
          </table:table-cell>
          <table:table-cell table:style-name="ce5" table:formula="of:=IF([.C24];IF([.E24];&quot;absurde&quot;;&quot;*&quot;);IF([.E24];&quot;n/l&quot;;&quot;-&quot;))" office:value-type="string" office:string-value="*" calcext:value-type="string">
            <text:p>*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24];[.F24]);AND([.B24];[.D24]);AND([.C24];[.E24]))" office:value-type="float" office:value="0" calcext:value-type="float">
            <text:p>FAUX</text:p>
          </table:table-cell>
          <table:table-cell table:style-name="ce9" table:formula="of:=AND(OR(NOT([.A24]);NOT([.F24]));OR(NOT([.B24]);NOT([.D24]));OR(NOT([.C24]);NOT([.E24])))" office:value-type="boolean" office:boolean-value="true" calcext:value-type="boolean">
            <text:p>VRAI</text:p>
          </table:table-cell>
          <table:table-cell table:style-name="ce7" table:formula="of:=OR(AND(OR([.B24];[.D24]);OR([.C24];[.E24]));AND([.F24];NOT([.A24])))" office:value-type="float" office:value="0" calcext:value-type="float">
            <text:p>FAUX</text:p>
          </table:table-cell>
          <table:table-cell table:style-name="ce7" table:formula="of:=AND([.B24];[.C24];NOT([.A24]);NOT([.F24]);NOT([.D24]);NOT([.E24]))" office:value-type="float" office:value="0" calcext:value-type="float">
            <text:p>FAUX</text:p>
          </table:table-cell>
          <table:table-cell table:style-name="ce7" table:formula="of:=AND([.M24];[.N24];NOT([.O24]))" office:value-type="float" office:value="0" calcext:value-type="float">
            <text:p>FAUX</text:p>
          </table:table-cell>
          <table:table-cell table:style-name="ce7" table:formula="of:=OR(AND([.K24];[.P24]);AND(NOT([.K24]);NOT([.P24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2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6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5];IF([.F25];&quot;absurde&quot;;&quot;*&quot;);IF([.F25];&quot;n/l&quot;;&quot;-&quot;))" office:value-type="string" office:string-value="*" calcext:value-type="string">
            <text:p>*</text:p>
          </table:table-cell>
          <table:table-cell table:style-name="ce5" table:formula="of:=IF([.B25];IF([.D25];&quot;absurde&quot;;&quot;*&quot;);IF([.D25];&quot;n/l&quot;;&quot;-&quot;))" office:value-type="string" office:string-value="n/l" calcext:value-type="string">
            <text:p>n/l</text:p>
          </table:table-cell>
          <table:table-cell table:style-name="ce5" table:formula="of:=IF([.C25];IF([.E25];&quot;absurde&quot;;&quot;*&quot;);IF([.E25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25];[.F25]);AND([.B25];[.D25]);AND([.C25];[.E25]))" office:value-type="float" office:value="0" calcext:value-type="float">
            <text:p>FAUX</text:p>
          </table:table-cell>
          <table:table-cell table:style-name="ce9" table:formula="of:=AND(OR(NOT([.A25]);NOT([.F25]));OR(NOT([.B25]);NOT([.D25]));OR(NOT([.C25]);NOT([.E25])))" office:value-type="boolean" office:boolean-value="true" calcext:value-type="boolean">
            <text:p>VRAI</text:p>
          </table:table-cell>
          <table:table-cell table:style-name="ce7" table:formula="of:=OR(AND(OR([.B25];[.D25]);OR([.C25];[.E25]));AND([.F25];NOT([.A25])))" office:value-type="float" office:value="1" calcext:value-type="float">
            <text:p>VRAI</text:p>
          </table:table-cell>
          <table:table-cell table:style-name="ce7" table:formula="of:=AND([.B25];[.C25];NOT([.A25]);NOT([.F25]);NOT([.D25]);NOT([.E25]))" office:value-type="float" office:value="0" calcext:value-type="float">
            <text:p>FAUX</text:p>
          </table:table-cell>
          <table:table-cell table:style-name="ce7" table:formula="of:=AND([.M25];[.N25];NOT([.O25]))" office:value-type="float" office:value="1" calcext:value-type="float">
            <text:p>VRAI</text:p>
          </table:table-cell>
          <table:table-cell table:style-name="ce7" table:formula="of:=OR(AND([.K25];[.P25]);AND(NOT([.K25]);NOT([.P25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4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6];IF([.F26];&quot;absurde&quot;;&quot;*&quot;);IF([.F26];&quot;n/l&quot;;&quot;-&quot;))" office:value-type="string" office:string-value="*" calcext:value-type="string">
            <text:p>*</text:p>
          </table:table-cell>
          <table:table-cell table:style-name="ce5" table:formula="of:=IF([.B26];IF([.D26];&quot;absurde&quot;;&quot;*&quot;);IF([.D26];&quot;n/l&quot;;&quot;-&quot;))" office:value-type="string" office:string-value="*" calcext:value-type="string">
            <text:p>*</text:p>
          </table:table-cell>
          <table:table-cell table:style-name="ce5" table:formula="of:=IF([.C26];IF([.E26];&quot;absurde&quot;;&quot;*&quot;);IF([.E26];&quot;n/l&quot;;&quot;-&quot;))" office:value-type="string" office:string-value="-" calcext:value-type="string">
            <text:p>-</text:p>
          </table:table-cell>
          <table:table-cell table:style-name="ce7" office:value-type="float" office:value="0" calcext:value-type="float">
            <text:p>FAUX</text:p>
          </table:table-cell>
          <table:table-cell table:style-name="ce7" table:formula="of:=OR(AND([.A26];[.F26]);AND([.B26];[.D26]);AND([.C26];[.E26]))" office:value-type="float" office:value="0" calcext:value-type="float">
            <text:p>FAUX</text:p>
          </table:table-cell>
          <table:table-cell table:style-name="ce9" table:formula="of:=AND(OR(NOT([.A26]);NOT([.F26]));OR(NOT([.B26]);NOT([.D26]));OR(NOT([.C26]);NOT([.E26])))" office:value-type="boolean" office:boolean-value="true" calcext:value-type="boolean">
            <text:p>VRAI</text:p>
          </table:table-cell>
          <table:table-cell table:style-name="ce7" table:formula="of:=OR(AND(OR([.B26];[.D26]);OR([.C26];[.E26]));AND([.F26];NOT([.A26])))" office:value-type="float" office:value="0" calcext:value-type="float">
            <text:p>FAUX</text:p>
          </table:table-cell>
          <table:table-cell table:style-name="ce7" table:formula="of:=AND([.B26];[.C26];NOT([.A26]);NOT([.F26]);NOT([.D26]);NOT([.E26]))" office:value-type="float" office:value="0" calcext:value-type="float">
            <text:p>FAUX</text:p>
          </table:table-cell>
          <table:table-cell table:style-name="ce7" table:formula="of:=AND([.M26];[.N26];NOT([.O26]))" office:value-type="float" office:value="0" calcext:value-type="float">
            <text:p>FAUX</text:p>
          </table:table-cell>
          <table:table-cell table:style-name="ce7" table:formula="of:=OR(AND([.K26];[.P26]);AND(NOT([.K26]);NOT([.P26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7];IF([.F27];&quot;absurde&quot;;&quot;*&quot;);IF([.F27];&quot;n/l&quot;;&quot;-&quot;))" office:value-type="string" office:string-value="*" calcext:value-type="string">
            <text:p>*</text:p>
          </table:table-cell>
          <table:table-cell table:style-name="ce5" table:formula="of:=IF([.B27];IF([.D27];&quot;absurde&quot;;&quot;*&quot;);IF([.D27];&quot;n/l&quot;;&quot;-&quot;))" office:value-type="string" office:string-value="*" calcext:value-type="string">
            <text:p>*</text:p>
          </table:table-cell>
          <table:table-cell table:style-name="ce5" table:formula="of:=IF([.C27];IF([.E27];&quot;absurde&quot;;&quot;*&quot;);IF([.E27];&quot;n/l&quot;;&quot;-&quot;))" office:value-type="string" office:string-value="n/l" calcext:value-type="string">
            <text:p>n/l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27];[.F27]);AND([.B27];[.D27]);AND([.C27];[.E27]))" office:value-type="float" office:value="0" calcext:value-type="float">
            <text:p>FAUX</text:p>
          </table:table-cell>
          <table:table-cell table:style-name="ce9" table:formula="of:=AND(OR(NOT([.A27]);NOT([.F27]));OR(NOT([.B27]);NOT([.D27]));OR(NOT([.C27]);NOT([.E27])))" office:value-type="boolean" office:boolean-value="true" calcext:value-type="boolean">
            <text:p>VRAI</text:p>
          </table:table-cell>
          <table:table-cell table:style-name="ce7" table:formula="of:=OR(AND(OR([.B27];[.D27]);OR([.C27];[.E27]));AND([.F27];NOT([.A27])))" office:value-type="float" office:value="1" calcext:value-type="float">
            <text:p>VRAI</text:p>
          </table:table-cell>
          <table:table-cell table:style-name="ce7" table:formula="of:=AND([.B27];[.C27];NOT([.A27]);NOT([.F27]);NOT([.D27]);NOT([.E27]))" office:value-type="float" office:value="0" calcext:value-type="float">
            <text:p>FAUX</text:p>
          </table:table-cell>
          <table:table-cell table:style-name="ce7" table:formula="of:=AND([.M27];[.N27];NOT([.O27]))" office:value-type="float" office:value="1" calcext:value-type="float">
            <text:p>VRAI</text:p>
          </table:table-cell>
          <table:table-cell table:style-name="ce7" table:formula="of:=OR(AND([.K27];[.P27]);AND(NOT([.K27]);NOT([.P27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8];IF([.F28];&quot;absurde&quot;;&quot;*&quot;);IF([.F28];&quot;n/l&quot;;&quot;-&quot;))" office:value-type="string" office:string-value="*" calcext:value-type="string">
            <text:p>*</text:p>
          </table:table-cell>
          <table:table-cell table:style-name="ce5" table:formula="of:=IF([.B28];IF([.D28];&quot;absurde&quot;;&quot;*&quot;);IF([.D28];&quot;n/l&quot;;&quot;-&quot;))" office:value-type="string" office:string-value="*" calcext:value-type="string">
            <text:p>*</text:p>
          </table:table-cell>
          <table:table-cell table:style-name="ce5" table:formula="of:=IF([.C28];IF([.E28];&quot;absurde&quot;;&quot;*&quot;);IF([.E28];&quot;n/l&quot;;&quot;-&quot;))" office:value-type="string" office:string-value="*" calcext:value-type="string">
            <text:p>*</text:p>
          </table:table-cell>
          <table:table-cell table:style-name="ce7" office:value-type="float" office:value="1" calcext:value-type="float">
            <text:p>VRAI</text:p>
          </table:table-cell>
          <table:table-cell table:style-name="ce7" table:formula="of:=OR(AND([.A28];[.F28]);AND([.B28];[.D28]);AND([.C28];[.E28]))" office:value-type="float" office:value="0" calcext:value-type="float">
            <text:p>FAUX</text:p>
          </table:table-cell>
          <table:table-cell table:style-name="ce9" table:formula="of:=AND(OR(NOT([.A28]);NOT([.F28]));OR(NOT([.B28]);NOT([.D28]));OR(NOT([.C28]);NOT([.E28])))" office:value-type="boolean" office:boolean-value="true" calcext:value-type="boolean">
            <text:p>VRAI</text:p>
          </table:table-cell>
          <table:table-cell table:style-name="ce7" table:formula="of:=OR(AND(OR([.B28];[.D28]);OR([.C28];[.E28]));AND([.F28];NOT([.A28])))" office:value-type="float" office:value="1" calcext:value-type="float">
            <text:p>VRAI</text:p>
          </table:table-cell>
          <table:table-cell table:style-name="ce7" table:formula="of:=AND([.B28];[.C28];NOT([.A28]);NOT([.F28]);NOT([.D28]);NOT([.E28]))" office:value-type="float" office:value="0" calcext:value-type="float">
            <text:p>FAUX</text:p>
          </table:table-cell>
          <table:table-cell table:style-name="ce7" table:formula="of:=AND([.M28];[.N28];NOT([.O28]))" office:value-type="float" office:value="1" calcext:value-type="float">
            <text:p>VRAI</text:p>
          </table:table-cell>
          <table:table-cell table:style-name="ce7" table:formula="of:=OR(AND([.K28];[.P28]);AND(NOT([.K28]);NOT([.P28])))" office:value-type="float" office:value="1" calcext:value-type="float">
            <text:p>VRAI</text:p>
          </table:table-cell>
          <table:table-cell table:style-name="ce7" table:number-columns-repeated="6"/>
          <table:table-cell table:number-columns-repeated="1000"/>
        </table:table-row>
        <table:table-row table:style-name="ro3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29];IF([.F29];&quot;absurde&quot;;&quot;*&quot;);IF([.F29];&quot;n/l&quot;;&quot;-&quot;))" office:value-type="string" office:string-value="-" calcext:value-type="string">
            <text:p>-</text:p>
          </table:table-cell>
          <table:table-cell table:style-name="ce5" table:formula="of:=IF([.B29];IF([.D29];&quot;absurde&quot;;&quot;*&quot;);IF([.D29];&quot;n/l&quot;;&quot;-&quot;))" office:value-type="string" office:string-value="-" calcext:value-type="string">
            <text:p>-</text:p>
          </table:table-cell>
          <table:table-cell table:style-name="ce5" table:formula="of:=IF([.C29];IF([.E29];&quot;absurde&quot;;&quot;*&quot;);IF([.E29];&quot;n/l&quot;;&quot;-&quot;))" office:value-type="string" office:string-value="absurde" calcext:value-type="string">
            <text:p>absurde</text:p>
          </table:table-cell>
          <table:table-cell table:style-name="ce7" table:formula="of:=IF(OR(AND([.A29];[.F29]);AND([.B29];[.D29]);AND([.C29];[.E29]));0;&quot;&quot;)" office:value-type="float" office:value="0" calcext:value-type="float">
            <text:p>FAUX</text:p>
          </table:table-cell>
          <table:table-cell table:style-name="ce7" table:formula="of:=OR(AND([.A29];[.F29]);AND([.B29];[.D29]);AND([.C29];[.E29]))" office:value-type="float" office:value="1" calcext:value-type="float">
            <text:p>VRAI</text:p>
          </table:table-cell>
          <table:table-cell table:style-name="ce9" table:formula="of:=AND(OR(NOT([.A29]);NOT([.F29]));OR(NOT([.B29]);NOT([.D29]));OR(NOT([.C29]);NOT([.E29])))" office:value-type="boolean" office:boolean-value="false" calcext:value-type="boolean">
            <text:p>FAUX</text:p>
          </table:table-cell>
          <table:table-cell table:style-name="ce7" table:formula="of:=OR(AND(OR([.B29];[.D29]);OR([.C29];[.E29]));AND([.F29];NOT([.A29])))" office:value-type="float" office:value="0" calcext:value-type="float">
            <text:p>FAUX</text:p>
          </table:table-cell>
          <table:table-cell table:style-name="ce7" table:formula="of:=AND([.B29];[.C29];NOT([.A29]);NOT([.F29]);NOT([.D29]);NOT([.E29]))" office:value-type="float" office:value="0" calcext:value-type="float">
            <text:p>FAUX</text:p>
          </table:table-cell>
          <table:table-cell table:style-name="ce7" table:formula="of:=AND([.M29];[.N29];NOT([.O29]))" office:value-type="float" office:value="0" calcext:value-type="float">
            <text:p>FAUX</text:p>
          </table:table-cell>
          <table:table-cell table:style-name="ce7" table:formula="of:=OR(AND([.K29];[.P29]);AND(NOT([.K29]);NOT([.P29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5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0];IF([.F30];&quot;absurde&quot;;&quot;*&quot;);IF([.F30];&quot;n/l&quot;;&quot;-&quot;))" office:value-type="string" office:string-value="-" calcext:value-type="string">
            <text:p>-</text:p>
          </table:table-cell>
          <table:table-cell table:style-name="ce5" table:formula="of:=IF([.B30];IF([.D30];&quot;absurde&quot;;&quot;*&quot;);IF([.D30];&quot;n/l&quot;;&quot;-&quot;))" office:value-type="string" office:string-value="n/l" calcext:value-type="string">
            <text:p>n/l</text:p>
          </table:table-cell>
          <table:table-cell table:style-name="ce5" table:formula="of:=IF([.C30];IF([.E30];&quot;absurde&quot;;&quot;*&quot;);IF([.E30];&quot;n/l&quot;;&quot;-&quot;))" office:value-type="string" office:string-value="absurde" calcext:value-type="string">
            <text:p>absurde</text:p>
          </table:table-cell>
          <table:table-cell table:style-name="ce7" table:formula="of:=IF(OR(AND([.A30];[.F30]);AND([.B30];[.D30]);AND([.C30];[.E30]));0;&quot;&quot;)" office:value-type="float" office:value="0" calcext:value-type="float">
            <text:p>FAUX</text:p>
          </table:table-cell>
          <table:table-cell table:style-name="ce7" table:formula="of:=OR(AND([.A30];[.F30]);AND([.B30];[.D30]);AND([.C30];[.E30]))" office:value-type="float" office:value="1" calcext:value-type="float">
            <text:p>VRAI</text:p>
          </table:table-cell>
          <table:table-cell table:style-name="ce9" table:formula="of:=AND(OR(NOT([.A30]);NOT([.F30]));OR(NOT([.B30]);NOT([.D30]));OR(NOT([.C30]);NOT([.E30])))" office:value-type="boolean" office:boolean-value="false" calcext:value-type="boolean">
            <text:p>FAUX</text:p>
          </table:table-cell>
          <table:table-cell table:style-name="ce7" table:formula="of:=OR(AND(OR([.B30];[.D30]);OR([.C30];[.E30]));AND([.F30];NOT([.A30])))" office:value-type="float" office:value="1" calcext:value-type="float">
            <text:p>VRAI</text:p>
          </table:table-cell>
          <table:table-cell table:style-name="ce7" table:formula="of:=AND([.B30];[.C30];NOT([.A30]);NOT([.F30]);NOT([.D30]);NOT([.E30]))" office:value-type="float" office:value="0" calcext:value-type="float">
            <text:p>FAUX</text:p>
          </table:table-cell>
          <table:table-cell table:style-name="ce7" table:formula="of:=AND([.M30];[.N30];NOT([.O30]))" office:value-type="float" office:value="0" calcext:value-type="float">
            <text:p>FAUX</text:p>
          </table:table-cell>
          <table:table-cell table:style-name="ce7" table:formula="of:=OR(AND([.K30];[.P30]);AND(NOT([.K30]);NOT([.P30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31];IF([.F31];&quot;absurde&quot;;&quot;*&quot;);IF([.F31];&quot;n/l&quot;;&quot;-&quot;))" office:value-type="string" office:string-value="n/l" calcext:value-type="string">
            <text:p>n/l</text:p>
          </table:table-cell>
          <table:table-cell table:style-name="ce5" table:formula="of:=IF([.B31];IF([.D31];&quot;absurde&quot;;&quot;*&quot;);IF([.D31];&quot;n/l&quot;;&quot;-&quot;))" office:value-type="string" office:string-value="-" calcext:value-type="string">
            <text:p>-</text:p>
          </table:table-cell>
          <table:table-cell table:style-name="ce5" table:formula="of:=IF([.C31];IF([.E31];&quot;absurde&quot;;&quot;*&quot;);IF([.E31];&quot;n/l&quot;;&quot;-&quot;))" office:value-type="string" office:string-value="absurde" calcext:value-type="string">
            <text:p>absurde</text:p>
          </table:table-cell>
          <table:table-cell table:style-name="ce7" table:formula="of:=IF(OR(AND([.A31];[.F31]);AND([.B31];[.D31]);AND([.C31];[.E31]));0;&quot;&quot;)" office:value-type="float" office:value="0" calcext:value-type="float">
            <text:p>FAUX</text:p>
          </table:table-cell>
          <table:table-cell table:style-name="ce7" table:formula="of:=OR(AND([.A31];[.F31]);AND([.B31];[.D31]);AND([.C31];[.E31]))" office:value-type="float" office:value="1" calcext:value-type="float">
            <text:p>VRAI</text:p>
          </table:table-cell>
          <table:table-cell table:style-name="ce9" table:formula="of:=AND(OR(NOT([.A31]);NOT([.F31]));OR(NOT([.B31]);NOT([.D31]));OR(NOT([.C31]);NOT([.E31])))" office:value-type="boolean" office:boolean-value="false" calcext:value-type="boolean">
            <text:p>FAUX</text:p>
          </table:table-cell>
          <table:table-cell table:style-name="ce7" table:formula="of:=OR(AND(OR([.B31];[.D31]);OR([.C31];[.E31]));AND([.F31];NOT([.A31])))" office:value-type="float" office:value="1" calcext:value-type="float">
            <text:p>VRAI</text:p>
          </table:table-cell>
          <table:table-cell table:style-name="ce7" table:formula="of:=AND([.B31];[.C31];NOT([.A31]);NOT([.F31]);NOT([.D31]);NOT([.E31]))" office:value-type="float" office:value="0" calcext:value-type="float">
            <text:p>FAUX</text:p>
          </table:table-cell>
          <table:table-cell table:style-name="ce7" table:formula="of:=AND([.M31];[.N31];NOT([.O31]))" office:value-type="float" office:value="0" calcext:value-type="float">
            <text:p>FAUX</text:p>
          </table:table-cell>
          <table:table-cell table:style-name="ce7" table:formula="of:=OR(AND([.K31];[.P31]);AND(NOT([.K31]);NOT([.P31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5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32];IF([.F32];&quot;absurde&quot;;&quot;*&quot;);IF([.F32];&quot;n/l&quot;;&quot;-&quot;))" office:value-type="string" office:string-value="n/l" calcext:value-type="string">
            <text:p>n/l</text:p>
          </table:table-cell>
          <table:table-cell table:style-name="ce5" table:formula="of:=IF([.B32];IF([.D32];&quot;absurde&quot;;&quot;*&quot;);IF([.D32];&quot;n/l&quot;;&quot;-&quot;))" office:value-type="string" office:string-value="n/l" calcext:value-type="string">
            <text:p>n/l</text:p>
          </table:table-cell>
          <table:table-cell table:style-name="ce5" table:formula="of:=IF([.C32];IF([.E32];&quot;absurde&quot;;&quot;*&quot;);IF([.E32];&quot;n/l&quot;;&quot;-&quot;))" office:value-type="string" office:string-value="absurde" calcext:value-type="string">
            <text:p>absurde</text:p>
          </table:table-cell>
          <table:table-cell table:style-name="ce7" table:formula="of:=IF(OR(AND([.A32];[.F32]);AND([.B32];[.D32]);AND([.C32];[.E32]));0;&quot;&quot;)" office:value-type="float" office:value="0" calcext:value-type="float">
            <text:p>FAUX</text:p>
          </table:table-cell>
          <table:table-cell table:style-name="ce7" table:formula="of:=OR(AND([.A32];[.F32]);AND([.B32];[.D32]);AND([.C32];[.E32]))" office:value-type="float" office:value="1" calcext:value-type="float">
            <text:p>VRAI</text:p>
          </table:table-cell>
          <table:table-cell table:style-name="ce9" table:formula="of:=AND(OR(NOT([.A32]);NOT([.F32]));OR(NOT([.B32]);NOT([.D32]));OR(NOT([.C32]);NOT([.E32])))" office:value-type="boolean" office:boolean-value="false" calcext:value-type="boolean">
            <text:p>FAUX</text:p>
          </table:table-cell>
          <table:table-cell table:style-name="ce7" table:formula="of:=OR(AND(OR([.B32];[.D32]);OR([.C32];[.E32]));AND([.F32];NOT([.A32])))" office:value-type="float" office:value="1" calcext:value-type="float">
            <text:p>VRAI</text:p>
          </table:table-cell>
          <table:table-cell table:style-name="ce7" table:formula="of:=AND([.B32];[.C32];NOT([.A32]);NOT([.F32]);NOT([.D32]);NOT([.E32]))" office:value-type="float" office:value="0" calcext:value-type="float">
            <text:p>FAUX</text:p>
          </table:table-cell>
          <table:table-cell table:style-name="ce7" table:formula="of:=AND([.M32];[.N32];NOT([.O32]))" office:value-type="float" office:value="0" calcext:value-type="float">
            <text:p>FAUX</text:p>
          </table:table-cell>
          <table:table-cell table:style-name="ce7" table:formula="of:=OR(AND([.K32];[.P32]);AND(NOT([.K32]);NOT([.P32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3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3];IF([.F33];&quot;absurde&quot;;&quot;*&quot;);IF([.F33];&quot;n/l&quot;;&quot;-&quot;))" office:value-type="string" office:string-value="-" calcext:value-type="string">
            <text:p>-</text:p>
          </table:table-cell>
          <table:table-cell table:style-name="ce5" table:formula="of:=IF([.B33];IF([.D33];&quot;absurde&quot;;&quot;*&quot;);IF([.D33];&quot;n/l&quot;;&quot;-&quot;))" office:value-type="string" office:string-value="absurde" calcext:value-type="string">
            <text:p>absurde</text:p>
          </table:table-cell>
          <table:table-cell table:style-name="ce5" table:formula="of:=IF([.C33];IF([.E33];&quot;absurde&quot;;&quot;*&quot;);IF([.E33];&quot;n/l&quot;;&quot;-&quot;))" office:value-type="string" office:string-value="-" calcext:value-type="string">
            <text:p>-</text:p>
          </table:table-cell>
          <table:table-cell table:style-name="ce7" table:formula="of:=IF(OR(AND([.A33];[.F33]);AND([.B33];[.D33]);AND([.C33];[.E33]));0;&quot;&quot;)" office:value-type="float" office:value="0" calcext:value-type="float">
            <text:p>FAUX</text:p>
          </table:table-cell>
          <table:table-cell table:style-name="ce7" table:formula="of:=OR(AND([.A33];[.F33]);AND([.B33];[.D33]);AND([.C33];[.E33]))" office:value-type="float" office:value="1" calcext:value-type="float">
            <text:p>VRAI</text:p>
          </table:table-cell>
          <table:table-cell table:style-name="ce9" table:formula="of:=AND(OR(NOT([.A33]);NOT([.F33]));OR(NOT([.B33]);NOT([.D33]));OR(NOT([.C33]);NOT([.E33])))" office:value-type="boolean" office:boolean-value="false" calcext:value-type="boolean">
            <text:p>FAUX</text:p>
          </table:table-cell>
          <table:table-cell table:style-name="ce7" table:formula="of:=OR(AND(OR([.B33];[.D33]);OR([.C33];[.E33]));AND([.F33];NOT([.A33])))" office:value-type="float" office:value="0" calcext:value-type="float">
            <text:p>FAUX</text:p>
          </table:table-cell>
          <table:table-cell table:style-name="ce7" table:formula="of:=AND([.B33];[.C33];NOT([.A33]);NOT([.F33]);NOT([.D33]);NOT([.E33]))" office:value-type="float" office:value="0" calcext:value-type="float">
            <text:p>FAUX</text:p>
          </table:table-cell>
          <table:table-cell table:style-name="ce7" table:formula="of:=AND([.M33];[.N33];NOT([.O33]))" office:value-type="float" office:value="0" calcext:value-type="float">
            <text:p>FAUX</text:p>
          </table:table-cell>
          <table:table-cell table:style-name="ce7" table:formula="of:=OR(AND([.K33];[.P33]);AND(NOT([.K33]);NOT([.P33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3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4];IF([.F34];&quot;absurde&quot;;&quot;*&quot;);IF([.F34];&quot;n/l&quot;;&quot;-&quot;))" office:value-type="string" office:string-value="-" calcext:value-type="string">
            <text:p>-</text:p>
          </table:table-cell>
          <table:table-cell table:style-name="ce5" table:formula="of:=IF([.B34];IF([.D34];&quot;absurde&quot;;&quot;*&quot;);IF([.D34];&quot;n/l&quot;;&quot;-&quot;))" office:value-type="string" office:string-value="absurde" calcext:value-type="string">
            <text:p>absurde</text:p>
          </table:table-cell>
          <table:table-cell table:style-name="ce5" table:formula="of:=IF([.C34];IF([.E34];&quot;absurde&quot;;&quot;*&quot;);IF([.E34];&quot;n/l&quot;;&quot;-&quot;))" office:value-type="string" office:string-value="n/l" calcext:value-type="string">
            <text:p>n/l</text:p>
          </table:table-cell>
          <table:table-cell table:style-name="ce7" table:formula="of:=IF(OR(AND([.A34];[.F34]);AND([.B34];[.D34]);AND([.C34];[.E34]));0;&quot;&quot;)" office:value-type="float" office:value="0" calcext:value-type="float">
            <text:p>FAUX</text:p>
          </table:table-cell>
          <table:table-cell table:style-name="ce7" table:formula="of:=OR(AND([.A34];[.F34]);AND([.B34];[.D34]);AND([.C34];[.E34]))" office:value-type="float" office:value="1" calcext:value-type="float">
            <text:p>VRAI</text:p>
          </table:table-cell>
          <table:table-cell table:style-name="ce9" table:formula="of:=AND(OR(NOT([.A34]);NOT([.F34]));OR(NOT([.B34]);NOT([.D34]));OR(NOT([.C34]);NOT([.E34])))" office:value-type="boolean" office:boolean-value="false" calcext:value-type="boolean">
            <text:p>FAUX</text:p>
          </table:table-cell>
          <table:table-cell table:style-name="ce7" table:formula="of:=OR(AND(OR([.B34];[.D34]);OR([.C34];[.E34]));AND([.F34];NOT([.A34])))" office:value-type="float" office:value="1" calcext:value-type="float">
            <text:p>VRAI</text:p>
          </table:table-cell>
          <table:table-cell table:style-name="ce7" table:formula="of:=AND([.B34];[.C34];NOT([.A34]);NOT([.F34]);NOT([.D34]);NOT([.E34]))" office:value-type="float" office:value="0" calcext:value-type="float">
            <text:p>FAUX</text:p>
          </table:table-cell>
          <table:table-cell table:style-name="ce7" table:formula="of:=AND([.M34];[.N34];NOT([.O34]))" office:value-type="float" office:value="0" calcext:value-type="float">
            <text:p>FAUX</text:p>
          </table:table-cell>
          <table:table-cell table:style-name="ce7" table:formula="of:=OR(AND([.K34];[.P34]);AND(NOT([.K34]);NOT([.P34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3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35];IF([.F35];&quot;absurde&quot;;&quot;*&quot;);IF([.F35];&quot;n/l&quot;;&quot;-&quot;))" office:value-type="string" office:string-value="n/l" calcext:value-type="string">
            <text:p>n/l</text:p>
          </table:table-cell>
          <table:table-cell table:style-name="ce5" table:formula="of:=IF([.B35];IF([.D35];&quot;absurde&quot;;&quot;*&quot;);IF([.D35];&quot;n/l&quot;;&quot;-&quot;))" office:value-type="string" office:string-value="absurde" calcext:value-type="string">
            <text:p>absurde</text:p>
          </table:table-cell>
          <table:table-cell table:style-name="ce5" table:formula="of:=IF([.C35];IF([.E35];&quot;absurde&quot;;&quot;*&quot;);IF([.E35];&quot;n/l&quot;;&quot;-&quot;))" office:value-type="string" office:string-value="-" calcext:value-type="string">
            <text:p>-</text:p>
          </table:table-cell>
          <table:table-cell table:style-name="ce7" table:formula="of:=IF(OR(AND([.A35];[.F35]);AND([.B35];[.D35]);AND([.C35];[.E35]));0;&quot;&quot;)" office:value-type="float" office:value="0" calcext:value-type="float">
            <text:p>FAUX</text:p>
          </table:table-cell>
          <table:table-cell table:style-name="ce7" table:formula="of:=OR(AND([.A35];[.F35]);AND([.B35];[.D35]);AND([.C35];[.E35]))" office:value-type="float" office:value="1" calcext:value-type="float">
            <text:p>VRAI</text:p>
          </table:table-cell>
          <table:table-cell table:style-name="ce9" table:formula="of:=AND(OR(NOT([.A35]);NOT([.F35]));OR(NOT([.B35]);NOT([.D35]));OR(NOT([.C35]);NOT([.E35])))" office:value-type="boolean" office:boolean-value="false" calcext:value-type="boolean">
            <text:p>FAUX</text:p>
          </table:table-cell>
          <table:table-cell table:style-name="ce7" table:formula="of:=OR(AND(OR([.B35];[.D35]);OR([.C35];[.E35]));AND([.F35];NOT([.A35])))" office:value-type="float" office:value="1" calcext:value-type="float">
            <text:p>VRAI</text:p>
          </table:table-cell>
          <table:table-cell table:style-name="ce7" table:formula="of:=AND([.B35];[.C35];NOT([.A35]);NOT([.F35]);NOT([.D35]);NOT([.E35]))" office:value-type="float" office:value="0" calcext:value-type="float">
            <text:p>FAUX</text:p>
          </table:table-cell>
          <table:table-cell table:style-name="ce7" table:formula="of:=AND([.M35];[.N35];NOT([.O35]))" office:value-type="float" office:value="0" calcext:value-type="float">
            <text:p>FAUX</text:p>
          </table:table-cell>
          <table:table-cell table:style-name="ce7" table:formula="of:=OR(AND([.K35];[.P35]);AND(NOT([.K35]);NOT([.P35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3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36];IF([.F36];&quot;absurde&quot;;&quot;*&quot;);IF([.F36];&quot;n/l&quot;;&quot;-&quot;))" office:value-type="string" office:string-value="n/l" calcext:value-type="string">
            <text:p>n/l</text:p>
          </table:table-cell>
          <table:table-cell table:style-name="ce5" table:formula="of:=IF([.B36];IF([.D36];&quot;absurde&quot;;&quot;*&quot;);IF([.D36];&quot;n/l&quot;;&quot;-&quot;))" office:value-type="string" office:string-value="absurde" calcext:value-type="string">
            <text:p>absurde</text:p>
          </table:table-cell>
          <table:table-cell table:style-name="ce5" table:formula="of:=IF([.C36];IF([.E36];&quot;absurde&quot;;&quot;*&quot;);IF([.E36];&quot;n/l&quot;;&quot;-&quot;))" office:value-type="string" office:string-value="n/l" calcext:value-type="string">
            <text:p>n/l</text:p>
          </table:table-cell>
          <table:table-cell table:style-name="ce7" table:formula="of:=IF(OR(AND([.A36];[.F36]);AND([.B36];[.D36]);AND([.C36];[.E36]));0;&quot;&quot;)" office:value-type="float" office:value="0" calcext:value-type="float">
            <text:p>FAUX</text:p>
          </table:table-cell>
          <table:table-cell table:style-name="ce7" table:formula="of:=OR(AND([.A36];[.F36]);AND([.B36];[.D36]);AND([.C36];[.E36]))" office:value-type="float" office:value="1" calcext:value-type="float">
            <text:p>VRAI</text:p>
          </table:table-cell>
          <table:table-cell table:style-name="ce9" table:formula="of:=AND(OR(NOT([.A36]);NOT([.F36]));OR(NOT([.B36]);NOT([.D36]));OR(NOT([.C36]);NOT([.E36])))" office:value-type="boolean" office:boolean-value="false" calcext:value-type="boolean">
            <text:p>FAUX</text:p>
          </table:table-cell>
          <table:table-cell table:style-name="ce7" table:formula="of:=OR(AND(OR([.B36];[.D36]);OR([.C36];[.E36]));AND([.F36];NOT([.A36])))" office:value-type="float" office:value="1" calcext:value-type="float">
            <text:p>VRAI</text:p>
          </table:table-cell>
          <table:table-cell table:style-name="ce7" table:formula="of:=AND([.B36];[.C36];NOT([.A36]);NOT([.F36]);NOT([.D36]);NOT([.E36]))" office:value-type="float" office:value="0" calcext:value-type="float">
            <text:p>FAUX</text:p>
          </table:table-cell>
          <table:table-cell table:style-name="ce7" table:formula="of:=AND([.M36];[.N36];NOT([.O36]))" office:value-type="float" office:value="0" calcext:value-type="float">
            <text:p>FAUX</text:p>
          </table:table-cell>
          <table:table-cell table:style-name="ce7" table:formula="of:=OR(AND([.K36];[.P36]);AND(NOT([.K36]);NOT([.P36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7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7];IF([.F37];&quot;absurde&quot;;&quot;*&quot;);IF([.F37];&quot;n/l&quot;;&quot;-&quot;))" office:value-type="string" office:string-value="-" calcext:value-type="string">
            <text:p>-</text:p>
          </table:table-cell>
          <table:table-cell table:style-name="ce5" table:formula="of:=IF([.B37];IF([.D37];&quot;absurde&quot;;&quot;*&quot;);IF([.D37];&quot;n/l&quot;;&quot;-&quot;))" office:value-type="string" office:string-value="absurde" calcext:value-type="string">
            <text:p>absurde</text:p>
          </table:table-cell>
          <table:table-cell table:style-name="ce5" table:formula="of:=IF([.C37];IF([.E37];&quot;absurde&quot;;&quot;*&quot;);IF([.E37];&quot;n/l&quot;;&quot;-&quot;))" office:value-type="string" office:string-value="*" calcext:value-type="string">
            <text:p>*</text:p>
          </table:table-cell>
          <table:table-cell table:style-name="ce7" table:formula="of:=IF(OR(AND([.A37];[.F37]);AND([.B37];[.D37]);AND([.C37];[.E37]));0;&quot;&quot;)" office:value-type="float" office:value="0" calcext:value-type="float">
            <text:p>FAUX</text:p>
          </table:table-cell>
          <table:table-cell table:style-name="ce7" table:formula="of:=OR(AND([.A37];[.F37]);AND([.B37];[.D37]);AND([.C37];[.E37]))" office:value-type="float" office:value="1" calcext:value-type="float">
            <text:p>VRAI</text:p>
          </table:table-cell>
          <table:table-cell table:style-name="ce9" table:formula="of:=AND(OR(NOT([.A37]);NOT([.F37]));OR(NOT([.B37]);NOT([.D37]));OR(NOT([.C37]);NOT([.E37])))" office:value-type="boolean" office:boolean-value="false" calcext:value-type="boolean">
            <text:p>FAUX</text:p>
          </table:table-cell>
          <table:table-cell table:style-name="ce7" table:formula="of:=OR(AND(OR([.B37];[.D37]);OR([.C37];[.E37]));AND([.F37];NOT([.A37])))" office:value-type="float" office:value="1" calcext:value-type="float">
            <text:p>VRAI</text:p>
          </table:table-cell>
          <table:table-cell table:style-name="ce7" table:formula="of:=AND([.B37];[.C37];NOT([.A37]);NOT([.F37]);NOT([.D37]);NOT([.E37]))" office:value-type="float" office:value="0" calcext:value-type="float">
            <text:p>FAUX</text:p>
          </table:table-cell>
          <table:table-cell table:style-name="ce7" table:formula="of:=AND([.M37];[.N37];NOT([.O37]))" office:value-type="float" office:value="0" calcext:value-type="float">
            <text:p>FAUX</text:p>
          </table:table-cell>
          <table:table-cell table:style-name="ce7" table:formula="of:=OR(AND([.K37];[.P37]);AND(NOT([.K37]);NOT([.P37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8];IF([.F38];&quot;absurde&quot;;&quot;*&quot;);IF([.F38];&quot;n/l&quot;;&quot;-&quot;))" office:value-type="string" office:string-value="-" calcext:value-type="string">
            <text:p>-</text:p>
          </table:table-cell>
          <table:table-cell table:style-name="ce5" table:formula="of:=IF([.B38];IF([.D38];&quot;absurde&quot;;&quot;*&quot;);IF([.D38];&quot;n/l&quot;;&quot;-&quot;))" office:value-type="string" office:string-value="*" calcext:value-type="string">
            <text:p>*</text:p>
          </table:table-cell>
          <table:table-cell table:style-name="ce5" table:formula="of:=IF([.C38];IF([.E38];&quot;absurde&quot;;&quot;*&quot;);IF([.E38];&quot;n/l&quot;;&quot;-&quot;))" office:value-type="string" office:string-value="absurde" calcext:value-type="string">
            <text:p>absurde</text:p>
          </table:table-cell>
          <table:table-cell table:style-name="ce7" table:formula="of:=IF(OR(AND([.A38];[.F38]);AND([.B38];[.D38]);AND([.C38];[.E38]));0;&quot;&quot;)" office:value-type="float" office:value="0" calcext:value-type="float">
            <text:p>FAUX</text:p>
          </table:table-cell>
          <table:table-cell table:style-name="ce7" table:formula="of:=OR(AND([.A38];[.F38]);AND([.B38];[.D38]);AND([.C38];[.E38]))" office:value-type="float" office:value="1" calcext:value-type="float">
            <text:p>VRAI</text:p>
          </table:table-cell>
          <table:table-cell table:style-name="ce9" table:formula="of:=AND(OR(NOT([.A38]);NOT([.F38]));OR(NOT([.B38]);NOT([.D38]));OR(NOT([.C38]);NOT([.E38])))" office:value-type="boolean" office:boolean-value="false" calcext:value-type="boolean">
            <text:p>FAUX</text:p>
          </table:table-cell>
          <table:table-cell table:style-name="ce7" table:formula="of:=OR(AND(OR([.B38];[.D38]);OR([.C38];[.E38]));AND([.F38];NOT([.A38])))" office:value-type="float" office:value="1" calcext:value-type="float">
            <text:p>VRAI</text:p>
          </table:table-cell>
          <table:table-cell table:style-name="ce7" table:formula="of:=AND([.B38];[.C38];NOT([.A38]);NOT([.F38]);NOT([.D38]);NOT([.E38]))" office:value-type="float" office:value="0" calcext:value-type="float">
            <text:p>FAUX</text:p>
          </table:table-cell>
          <table:table-cell table:style-name="ce7" table:formula="of:=AND([.M38];[.N38];NOT([.O38]))" office:value-type="float" office:value="0" calcext:value-type="float">
            <text:p>FAUX</text:p>
          </table:table-cell>
          <table:table-cell table:style-name="ce7" table:formula="of:=OR(AND([.K38];[.P38]);AND(NOT([.K38]);NOT([.P38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7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39];IF([.F39];&quot;absurde&quot;;&quot;*&quot;);IF([.F39];&quot;n/l&quot;;&quot;-&quot;))" office:value-type="string" office:string-value="-" calcext:value-type="string">
            <text:p>-</text:p>
          </table:table-cell>
          <table:table-cell table:style-name="ce5" table:formula="of:=IF([.B39];IF([.D39];&quot;absurde&quot;;&quot;*&quot;);IF([.D39];&quot;n/l&quot;;&quot;-&quot;))" office:value-type="string" office:string-value="absurde" calcext:value-type="string">
            <text:p>absurde</text:p>
          </table:table-cell>
          <table:table-cell table:style-name="ce5" table:formula="of:=IF([.C39];IF([.E39];&quot;absurde&quot;;&quot;*&quot;);IF([.E39];&quot;n/l&quot;;&quot;-&quot;))" office:value-type="string" office:string-value="absurde" calcext:value-type="string">
            <text:p>absurde</text:p>
          </table:table-cell>
          <table:table-cell table:style-name="ce7" table:formula="of:=IF(OR(AND([.A39];[.F39]);AND([.B39];[.D39]);AND([.C39];[.E39]));0;&quot;&quot;)" office:value-type="float" office:value="0" calcext:value-type="float">
            <text:p>FAUX</text:p>
          </table:table-cell>
          <table:table-cell table:style-name="ce7" table:formula="of:=OR(AND([.A39];[.F39]);AND([.B39];[.D39]);AND([.C39];[.E39]))" office:value-type="float" office:value="1" calcext:value-type="float">
            <text:p>VRAI</text:p>
          </table:table-cell>
          <table:table-cell table:style-name="ce9" table:formula="of:=AND(OR(NOT([.A39]);NOT([.F39]));OR(NOT([.B39]);NOT([.D39]));OR(NOT([.C39]);NOT([.E39])))" office:value-type="boolean" office:boolean-value="false" calcext:value-type="boolean">
            <text:p>FAUX</text:p>
          </table:table-cell>
          <table:table-cell table:style-name="ce7" table:formula="of:=OR(AND(OR([.B39];[.D39]);OR([.C39];[.E39]));AND([.F39];NOT([.A39])))" office:value-type="float" office:value="1" calcext:value-type="float">
            <text:p>VRAI</text:p>
          </table:table-cell>
          <table:table-cell table:style-name="ce7" table:formula="of:=AND([.B39];[.C39];NOT([.A39]);NOT([.F39]);NOT([.D39]);NOT([.E39]))" office:value-type="float" office:value="0" calcext:value-type="float">
            <text:p>FAUX</text:p>
          </table:table-cell>
          <table:table-cell table:style-name="ce7" table:formula="of:=AND([.M39];[.N39];NOT([.O39]))" office:value-type="float" office:value="0" calcext:value-type="float">
            <text:p>FAUX</text:p>
          </table:table-cell>
          <table:table-cell table:style-name="ce7" table:formula="of:=OR(AND([.K39];[.P39]);AND(NOT([.K39]);NOT([.P39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7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0];IF([.F40];&quot;absurde&quot;;&quot;*&quot;);IF([.F40];&quot;n/l&quot;;&quot;-&quot;))" office:value-type="string" office:string-value="n/l" calcext:value-type="string">
            <text:p>n/l</text:p>
          </table:table-cell>
          <table:table-cell table:style-name="ce5" table:formula="of:=IF([.B40];IF([.D40];&quot;absurde&quot;;&quot;*&quot;);IF([.D40];&quot;n/l&quot;;&quot;-&quot;))" office:value-type="string" office:string-value="absurde" calcext:value-type="string">
            <text:p>absurde</text:p>
          </table:table-cell>
          <table:table-cell table:style-name="ce5" table:formula="of:=IF([.C40];IF([.E40];&quot;absurde&quot;;&quot;*&quot;);IF([.E40];&quot;n/l&quot;;&quot;-&quot;))" office:value-type="string" office:string-value="*" calcext:value-type="string">
            <text:p>*</text:p>
          </table:table-cell>
          <table:table-cell table:style-name="ce7" table:formula="of:=IF(OR(AND([.A40];[.F40]);AND([.B40];[.D40]);AND([.C40];[.E40]));0;&quot;&quot;)" office:value-type="float" office:value="0" calcext:value-type="float">
            <text:p>FAUX</text:p>
          </table:table-cell>
          <table:table-cell table:style-name="ce7" table:formula="of:=OR(AND([.A40];[.F40]);AND([.B40];[.D40]);AND([.C40];[.E40]))" office:value-type="float" office:value="1" calcext:value-type="float">
            <text:p>VRAI</text:p>
          </table:table-cell>
          <table:table-cell table:style-name="ce9" table:formula="of:=AND(OR(NOT([.A40]);NOT([.F40]));OR(NOT([.B40]);NOT([.D40]));OR(NOT([.C40]);NOT([.E40])))" office:value-type="boolean" office:boolean-value="false" calcext:value-type="boolean">
            <text:p>FAUX</text:p>
          </table:table-cell>
          <table:table-cell table:style-name="ce7" table:formula="of:=OR(AND(OR([.B40];[.D40]);OR([.C40];[.E40]));AND([.F40];NOT([.A40])))" office:value-type="float" office:value="1" calcext:value-type="float">
            <text:p>VRAI</text:p>
          </table:table-cell>
          <table:table-cell table:style-name="ce7" table:formula="of:=AND([.B40];[.C40];NOT([.A40]);NOT([.F40]);NOT([.D40]);NOT([.E40]))" office:value-type="float" office:value="0" calcext:value-type="float">
            <text:p>FAUX</text:p>
          </table:table-cell>
          <table:table-cell table:style-name="ce7" table:formula="of:=AND([.M40];[.N40];NOT([.O40]))" office:value-type="float" office:value="0" calcext:value-type="float">
            <text:p>FAUX</text:p>
          </table:table-cell>
          <table:table-cell table:style-name="ce7" table:formula="of:=OR(AND([.K40];[.P40]);AND(NOT([.K40]);NOT([.P40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1];IF([.F41];&quot;absurde&quot;;&quot;*&quot;);IF([.F41];&quot;n/l&quot;;&quot;-&quot;))" office:value-type="string" office:string-value="n/l" calcext:value-type="string">
            <text:p>n/l</text:p>
          </table:table-cell>
          <table:table-cell table:style-name="ce5" table:formula="of:=IF([.B41];IF([.D41];&quot;absurde&quot;;&quot;*&quot;);IF([.D41];&quot;n/l&quot;;&quot;-&quot;))" office:value-type="string" office:string-value="*" calcext:value-type="string">
            <text:p>*</text:p>
          </table:table-cell>
          <table:table-cell table:style-name="ce5" table:formula="of:=IF([.C41];IF([.E41];&quot;absurde&quot;;&quot;*&quot;);IF([.E41];&quot;n/l&quot;;&quot;-&quot;))" office:value-type="string" office:string-value="absurde" calcext:value-type="string">
            <text:p>absurde</text:p>
          </table:table-cell>
          <table:table-cell table:style-name="ce7" table:formula="of:=IF(OR(AND([.A41];[.F41]);AND([.B41];[.D41]);AND([.C41];[.E41]));0;&quot;&quot;)" office:value-type="float" office:value="0" calcext:value-type="float">
            <text:p>FAUX</text:p>
          </table:table-cell>
          <table:table-cell table:style-name="ce7" table:formula="of:=OR(AND([.A41];[.F41]);AND([.B41];[.D41]);AND([.C41];[.E41]))" office:value-type="float" office:value="1" calcext:value-type="float">
            <text:p>VRAI</text:p>
          </table:table-cell>
          <table:table-cell table:style-name="ce9" table:formula="of:=AND(OR(NOT([.A41]);NOT([.F41]));OR(NOT([.B41]);NOT([.D41]));OR(NOT([.C41]);NOT([.E41])))" office:value-type="boolean" office:boolean-value="false" calcext:value-type="boolean">
            <text:p>FAUX</text:p>
          </table:table-cell>
          <table:table-cell table:style-name="ce7" table:formula="of:=OR(AND(OR([.B41];[.D41]);OR([.C41];[.E41]));AND([.F41];NOT([.A41])))" office:value-type="float" office:value="1" calcext:value-type="float">
            <text:p>VRAI</text:p>
          </table:table-cell>
          <table:table-cell table:style-name="ce7" table:formula="of:=AND([.B41];[.C41];NOT([.A41]);NOT([.F41]);NOT([.D41]);NOT([.E41]))" office:value-type="float" office:value="0" calcext:value-type="float">
            <text:p>FAUX</text:p>
          </table:table-cell>
          <table:table-cell table:style-name="ce7" table:formula="of:=AND([.M41];[.N41];NOT([.O41]))" office:value-type="float" office:value="0" calcext:value-type="float">
            <text:p>FAUX</text:p>
          </table:table-cell>
          <table:table-cell table:style-name="ce7" table:formula="of:=OR(AND([.K41];[.P41]);AND(NOT([.K41]);NOT([.P41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7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2];IF([.F42];&quot;absurde&quot;;&quot;*&quot;);IF([.F42];&quot;n/l&quot;;&quot;-&quot;))" office:value-type="string" office:string-value="n/l" calcext:value-type="string">
            <text:p>n/l</text:p>
          </table:table-cell>
          <table:table-cell table:style-name="ce5" table:formula="of:=IF([.B42];IF([.D42];&quot;absurde&quot;;&quot;*&quot;);IF([.D42];&quot;n/l&quot;;&quot;-&quot;))" office:value-type="string" office:string-value="absurde" calcext:value-type="string">
            <text:p>absurde</text:p>
          </table:table-cell>
          <table:table-cell table:style-name="ce5" table:formula="of:=IF([.C42];IF([.E42];&quot;absurde&quot;;&quot;*&quot;);IF([.E42];&quot;n/l&quot;;&quot;-&quot;))" office:value-type="string" office:string-value="absurde" calcext:value-type="string">
            <text:p>absurde</text:p>
          </table:table-cell>
          <table:table-cell table:style-name="ce7" table:formula="of:=IF(OR(AND([.A42];[.F42]);AND([.B42];[.D42]);AND([.C42];[.E42]));0;&quot;&quot;)" office:value-type="float" office:value="0" calcext:value-type="float">
            <text:p>FAUX</text:p>
          </table:table-cell>
          <table:table-cell table:style-name="ce7" table:formula="of:=OR(AND([.A42];[.F42]);AND([.B42];[.D42]);AND([.C42];[.E42]))" office:value-type="float" office:value="1" calcext:value-type="float">
            <text:p>VRAI</text:p>
          </table:table-cell>
          <table:table-cell table:style-name="ce9" table:formula="of:=AND(OR(NOT([.A42]);NOT([.F42]));OR(NOT([.B42]);NOT([.D42]));OR(NOT([.C42]);NOT([.E42])))" office:value-type="boolean" office:boolean-value="false" calcext:value-type="boolean">
            <text:p>FAUX</text:p>
          </table:table-cell>
          <table:table-cell table:style-name="ce7" table:formula="of:=OR(AND(OR([.B42];[.D42]);OR([.C42];[.E42]));AND([.F42];NOT([.A42])))" office:value-type="float" office:value="1" calcext:value-type="float">
            <text:p>VRAI</text:p>
          </table:table-cell>
          <table:table-cell table:style-name="ce7" table:formula="of:=AND([.B42];[.C42];NOT([.A42]);NOT([.F42]);NOT([.D42]);NOT([.E42]))" office:value-type="float" office:value="0" calcext:value-type="float">
            <text:p>FAUX</text:p>
          </table:table-cell>
          <table:table-cell table:style-name="ce7" table:formula="of:=AND([.M42];[.N42];NOT([.O42]))" office:value-type="float" office:value="0" calcext:value-type="float">
            <text:p>FAUX</text:p>
          </table:table-cell>
          <table:table-cell table:style-name="ce7" table:formula="of:=OR(AND([.K42];[.P42]);AND(NOT([.K42]);NOT([.P42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number-columns-repeated="4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3];IF([.F43];&quot;absurde&quot;;&quot;*&quot;);IF([.F43];&quot;n/l&quot;;&quot;-&quot;))" office:value-type="string" office:string-value="absurde" calcext:value-type="string">
            <text:p>absurde</text:p>
          </table:table-cell>
          <table:table-cell table:style-name="ce5" table:formula="of:=IF([.B43];IF([.D43];&quot;absurde&quot;;&quot;*&quot;);IF([.D43];&quot;n/l&quot;;&quot;-&quot;))" office:value-type="string" office:string-value="-" calcext:value-type="string">
            <text:p>-</text:p>
          </table:table-cell>
          <table:table-cell table:style-name="ce5" table:formula="of:=IF([.C43];IF([.E43];&quot;absurde&quot;;&quot;*&quot;);IF([.E43];&quot;n/l&quot;;&quot;-&quot;))" office:value-type="string" office:string-value="-" calcext:value-type="string">
            <text:p>-</text:p>
          </table:table-cell>
          <table:table-cell table:style-name="ce7" table:formula="of:=IF(OR(AND([.A43];[.F43]);AND([.B43];[.D43]);AND([.C43];[.E43]));0;&quot;&quot;)" office:value-type="float" office:value="0" calcext:value-type="float">
            <text:p>FAUX</text:p>
          </table:table-cell>
          <table:table-cell table:style-name="ce7" table:formula="of:=OR(AND([.A43];[.F43]);AND([.B43];[.D43]);AND([.C43];[.E43]))" office:value-type="float" office:value="1" calcext:value-type="float">
            <text:p>VRAI</text:p>
          </table:table-cell>
          <table:table-cell table:style-name="ce9" table:formula="of:=AND(OR(NOT([.A43]);NOT([.F43]));OR(NOT([.B43]);NOT([.D43]));OR(NOT([.C43]);NOT([.E43])))" office:value-type="boolean" office:boolean-value="false" calcext:value-type="boolean">
            <text:p>FAUX</text:p>
          </table:table-cell>
          <table:table-cell table:style-name="ce7" table:formula="of:=OR(AND(OR([.B43];[.D43]);OR([.C43];[.E43]));AND([.F43];NOT([.A43])))" office:value-type="float" office:value="0" calcext:value-type="float">
            <text:p>FAUX</text:p>
          </table:table-cell>
          <table:table-cell table:style-name="ce7" table:formula="of:=AND([.B43];[.C43];NOT([.A43]);NOT([.F43]);NOT([.D43]);NOT([.E43]))" office:value-type="float" office:value="0" calcext:value-type="float">
            <text:p>FAUX</text:p>
          </table:table-cell>
          <table:table-cell table:style-name="ce7" table:formula="of:=AND([.M43];[.N43];NOT([.O43]))" office:value-type="float" office:value="0" calcext:value-type="float">
            <text:p>FAUX</text:p>
          </table:table-cell>
          <table:table-cell table:style-name="ce7" table:formula="of:=OR(AND([.K43];[.P43]);AND(NOT([.K43]);NOT([.P43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2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4];IF([.F44];&quot;absurde&quot;;&quot;*&quot;);IF([.F44];&quot;n/l&quot;;&quot;-&quot;))" office:value-type="string" office:string-value="absurde" calcext:value-type="string">
            <text:p>absurde</text:p>
          </table:table-cell>
          <table:table-cell table:style-name="ce5" table:formula="of:=IF([.B44];IF([.D44];&quot;absurde&quot;;&quot;*&quot;);IF([.D44];&quot;n/l&quot;;&quot;-&quot;))" office:value-type="string" office:string-value="n/l" calcext:value-type="string">
            <text:p>n/l</text:p>
          </table:table-cell>
          <table:table-cell table:style-name="ce5" table:formula="of:=IF([.C44];IF([.E44];&quot;absurde&quot;;&quot;*&quot;);IF([.E44];&quot;n/l&quot;;&quot;-&quot;))" office:value-type="string" office:string-value="-" calcext:value-type="string">
            <text:p>-</text:p>
          </table:table-cell>
          <table:table-cell table:style-name="ce7" table:formula="of:=IF(OR(AND([.A44];[.F44]);AND([.B44];[.D44]);AND([.C44];[.E44]));0;&quot;&quot;)" office:value-type="float" office:value="0" calcext:value-type="float">
            <text:p>FAUX</text:p>
          </table:table-cell>
          <table:table-cell table:style-name="ce7" table:formula="of:=OR(AND([.A44];[.F44]);AND([.B44];[.D44]);AND([.C44];[.E44]))" office:value-type="float" office:value="1" calcext:value-type="float">
            <text:p>VRAI</text:p>
          </table:table-cell>
          <table:table-cell table:style-name="ce9" table:formula="of:=AND(OR(NOT([.A44]);NOT([.F44]));OR(NOT([.B44]);NOT([.D44]));OR(NOT([.C44]);NOT([.E44])))" office:value-type="boolean" office:boolean-value="false" calcext:value-type="boolean">
            <text:p>FAUX</text:p>
          </table:table-cell>
          <table:table-cell table:style-name="ce7" table:formula="of:=OR(AND(OR([.B44];[.D44]);OR([.C44];[.E44]));AND([.F44];NOT([.A44])))" office:value-type="float" office:value="0" calcext:value-type="float">
            <text:p>FAUX</text:p>
          </table:table-cell>
          <table:table-cell table:style-name="ce7" table:formula="of:=AND([.B44];[.C44];NOT([.A44]);NOT([.F44]);NOT([.D44]);NOT([.E44]))" office:value-type="float" office:value="0" calcext:value-type="float">
            <text:p>FAUX</text:p>
          </table:table-cell>
          <table:table-cell table:style-name="ce7" table:formula="of:=AND([.M44];[.N44];NOT([.O44]))" office:value-type="float" office:value="0" calcext:value-type="float">
            <text:p>FAUX</text:p>
          </table:table-cell>
          <table:table-cell table:style-name="ce7" table:formula="of:=OR(AND([.K44];[.P44]);AND(NOT([.K44]);NOT([.P44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5];IF([.F45];&quot;absurde&quot;;&quot;*&quot;);IF([.F45];&quot;n/l&quot;;&quot;-&quot;))" office:value-type="string" office:string-value="absurde" calcext:value-type="string">
            <text:p>absurde</text:p>
          </table:table-cell>
          <table:table-cell table:style-name="ce5" table:formula="of:=IF([.B45];IF([.D45];&quot;absurde&quot;;&quot;*&quot;);IF([.D45];&quot;n/l&quot;;&quot;-&quot;))" office:value-type="string" office:string-value="-" calcext:value-type="string">
            <text:p>-</text:p>
          </table:table-cell>
          <table:table-cell table:style-name="ce5" table:formula="of:=IF([.C45];IF([.E45];&quot;absurde&quot;;&quot;*&quot;);IF([.E45];&quot;n/l&quot;;&quot;-&quot;))" office:value-type="string" office:string-value="n/l" calcext:value-type="string">
            <text:p>n/l</text:p>
          </table:table-cell>
          <table:table-cell table:style-name="ce7" table:formula="of:=IF(OR(AND([.A45];[.F45]);AND([.B45];[.D45]);AND([.C45];[.E45]));0;&quot;&quot;)" office:value-type="float" office:value="0" calcext:value-type="float">
            <text:p>FAUX</text:p>
          </table:table-cell>
          <table:table-cell table:style-name="ce7" table:formula="of:=OR(AND([.A45];[.F45]);AND([.B45];[.D45]);AND([.C45];[.E45]))" office:value-type="float" office:value="1" calcext:value-type="float">
            <text:p>VRAI</text:p>
          </table:table-cell>
          <table:table-cell table:style-name="ce9" table:formula="of:=AND(OR(NOT([.A45]);NOT([.F45]));OR(NOT([.B45]);NOT([.D45]));OR(NOT([.C45]);NOT([.E45])))" office:value-type="boolean" office:boolean-value="false" calcext:value-type="boolean">
            <text:p>FAUX</text:p>
          </table:table-cell>
          <table:table-cell table:style-name="ce7" table:formula="of:=OR(AND(OR([.B45];[.D45]);OR([.C45];[.E45]));AND([.F45];NOT([.A45])))" office:value-type="float" office:value="0" calcext:value-type="float">
            <text:p>FAUX</text:p>
          </table:table-cell>
          <table:table-cell table:style-name="ce7" table:formula="of:=AND([.B45];[.C45];NOT([.A45]);NOT([.F45]);NOT([.D45]);NOT([.E45]))" office:value-type="float" office:value="0" calcext:value-type="float">
            <text:p>FAUX</text:p>
          </table:table-cell>
          <table:table-cell table:style-name="ce7" table:formula="of:=AND([.M45];[.N45];NOT([.O45]))" office:value-type="float" office:value="0" calcext:value-type="float">
            <text:p>FAUX</text:p>
          </table:table-cell>
          <table:table-cell table:style-name="ce7" table:formula="of:=OR(AND([.K45];[.P45]);AND(NOT([.K45]);NOT([.P45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2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6];IF([.F46];&quot;absurde&quot;;&quot;*&quot;);IF([.F46];&quot;n/l&quot;;&quot;-&quot;))" office:value-type="string" office:string-value="absurde" calcext:value-type="string">
            <text:p>absurde</text:p>
          </table:table-cell>
          <table:table-cell table:style-name="ce5" table:formula="of:=IF([.B46];IF([.D46];&quot;absurde&quot;;&quot;*&quot;);IF([.D46];&quot;n/l&quot;;&quot;-&quot;))" office:value-type="string" office:string-value="n/l" calcext:value-type="string">
            <text:p>n/l</text:p>
          </table:table-cell>
          <table:table-cell table:style-name="ce5" table:formula="of:=IF([.C46];IF([.E46];&quot;absurde&quot;;&quot;*&quot;);IF([.E46];&quot;n/l&quot;;&quot;-&quot;))" office:value-type="string" office:string-value="n/l" calcext:value-type="string">
            <text:p>n/l</text:p>
          </table:table-cell>
          <table:table-cell table:style-name="ce7" table:formula="of:=IF(OR(AND([.A46];[.F46]);AND([.B46];[.D46]);AND([.C46];[.E46]));0;&quot;&quot;)" office:value-type="float" office:value="0" calcext:value-type="float">
            <text:p>FAUX</text:p>
          </table:table-cell>
          <table:table-cell table:style-name="ce7" table:formula="of:=OR(AND([.A46];[.F46]);AND([.B46];[.D46]);AND([.C46];[.E46]))" office:value-type="float" office:value="1" calcext:value-type="float">
            <text:p>VRAI</text:p>
          </table:table-cell>
          <table:table-cell table:style-name="ce9" table:formula="of:=AND(OR(NOT([.A46]);NOT([.F46]));OR(NOT([.B46]);NOT([.D46]));OR(NOT([.C46]);NOT([.E46])))" office:value-type="boolean" office:boolean-value="false" calcext:value-type="boolean">
            <text:p>FAUX</text:p>
          </table:table-cell>
          <table:table-cell table:style-name="ce7" table:formula="of:=OR(AND(OR([.B46];[.D46]);OR([.C46];[.E46]));AND([.F46];NOT([.A46])))" office:value-type="float" office:value="1" calcext:value-type="float">
            <text:p>VRAI</text:p>
          </table:table-cell>
          <table:table-cell table:style-name="ce7" table:formula="of:=AND([.B46];[.C46];NOT([.A46]);NOT([.F46]);NOT([.D46]);NOT([.E46]))" office:value-type="float" office:value="0" calcext:value-type="float">
            <text:p>FAUX</text:p>
          </table:table-cell>
          <table:table-cell table:style-name="ce7" table:formula="of:=AND([.M46];[.N46];NOT([.O46]))" office:value-type="float" office:value="0" calcext:value-type="float">
            <text:p>FAUX</text:p>
          </table:table-cell>
          <table:table-cell table:style-name="ce7" table:formula="of:=OR(AND([.K46];[.P46]);AND(NOT([.K46]);NOT([.P46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47];IF([.F47];&quot;absurde&quot;;&quot;*&quot;);IF([.F47];&quot;n/l&quot;;&quot;-&quot;))" office:value-type="string" office:string-value="*" calcext:value-type="string">
            <text:p>*</text:p>
          </table:table-cell>
          <table:table-cell table:style-name="ce5" table:formula="of:=IF([.B47];IF([.D47];&quot;absurde&quot;;&quot;*&quot;);IF([.D47];&quot;n/l&quot;;&quot;-&quot;))" office:value-type="string" office:string-value="-" calcext:value-type="string">
            <text:p>-</text:p>
          </table:table-cell>
          <table:table-cell table:style-name="ce5" table:formula="of:=IF([.C47];IF([.E47];&quot;absurde&quot;;&quot;*&quot;);IF([.E47];&quot;n/l&quot;;&quot;-&quot;))" office:value-type="string" office:string-value="absurde" calcext:value-type="string">
            <text:p>absurde</text:p>
          </table:table-cell>
          <table:table-cell table:style-name="ce7" table:formula="of:=IF(OR(AND([.A47];[.F47]);AND([.B47];[.D47]);AND([.C47];[.E47]));0;&quot;&quot;)" office:value-type="float" office:value="0" calcext:value-type="float">
            <text:p>FAUX</text:p>
          </table:table-cell>
          <table:table-cell table:style-name="ce7" table:formula="of:=OR(AND([.A47];[.F47]);AND([.B47];[.D47]);AND([.C47];[.E47]))" office:value-type="float" office:value="1" calcext:value-type="float">
            <text:p>VRAI</text:p>
          </table:table-cell>
          <table:table-cell table:style-name="ce9" table:formula="of:=AND(OR(NOT([.A47]);NOT([.F47]));OR(NOT([.B47]);NOT([.D47]));OR(NOT([.C47]);NOT([.E47])))" office:value-type="boolean" office:boolean-value="false" calcext:value-type="boolean">
            <text:p>FAUX</text:p>
          </table:table-cell>
          <table:table-cell table:style-name="ce7" table:formula="of:=OR(AND(OR([.B47];[.D47]);OR([.C47];[.E47]));AND([.F47];NOT([.A47])))" office:value-type="float" office:value="0" calcext:value-type="float">
            <text:p>FAUX</text:p>
          </table:table-cell>
          <table:table-cell table:style-name="ce7" table:formula="of:=AND([.B47];[.C47];NOT([.A47]);NOT([.F47]);NOT([.D47]);NOT([.E47]))" office:value-type="float" office:value="0" calcext:value-type="float">
            <text:p>FAUX</text:p>
          </table:table-cell>
          <table:table-cell table:style-name="ce7" table:formula="of:=AND([.M47];[.N47];NOT([.O47]))" office:value-type="float" office:value="0" calcext:value-type="float">
            <text:p>FAUX</text:p>
          </table:table-cell>
          <table:table-cell table:style-name="ce7" table:formula="of:=OR(AND([.K47];[.P47]);AND(NOT([.K47]);NOT([.P47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6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48];IF([.F48];&quot;absurde&quot;;&quot;*&quot;);IF([.F48];&quot;n/l&quot;;&quot;-&quot;))" office:value-type="string" office:string-value="*" calcext:value-type="string">
            <text:p>*</text:p>
          </table:table-cell>
          <table:table-cell table:style-name="ce5" table:formula="of:=IF([.B48];IF([.D48];&quot;absurde&quot;;&quot;*&quot;);IF([.D48];&quot;n/l&quot;;&quot;-&quot;))" office:value-type="string" office:string-value="n/l" calcext:value-type="string">
            <text:p>n/l</text:p>
          </table:table-cell>
          <table:table-cell table:style-name="ce5" table:formula="of:=IF([.C48];IF([.E48];&quot;absurde&quot;;&quot;*&quot;);IF([.E48];&quot;n/l&quot;;&quot;-&quot;))" office:value-type="string" office:string-value="absurde" calcext:value-type="string">
            <text:p>absurde</text:p>
          </table:table-cell>
          <table:table-cell table:style-name="ce7" table:formula="of:=IF(OR(AND([.A48];[.F48]);AND([.B48];[.D48]);AND([.C48];[.E48]));0;&quot;&quot;)" office:value-type="float" office:value="0" calcext:value-type="float">
            <text:p>FAUX</text:p>
          </table:table-cell>
          <table:table-cell table:style-name="ce7" table:formula="of:=OR(AND([.A48];[.F48]);AND([.B48];[.D48]);AND([.C48];[.E48]))" office:value-type="float" office:value="1" calcext:value-type="float">
            <text:p>VRAI</text:p>
          </table:table-cell>
          <table:table-cell table:style-name="ce9" table:formula="of:=AND(OR(NOT([.A48]);NOT([.F48]));OR(NOT([.B48]);NOT([.D48]));OR(NOT([.C48]);NOT([.E48])))" office:value-type="boolean" office:boolean-value="false" calcext:value-type="boolean">
            <text:p>FAUX</text:p>
          </table:table-cell>
          <table:table-cell table:style-name="ce7" table:formula="of:=OR(AND(OR([.B48];[.D48]);OR([.C48];[.E48]));AND([.F48];NOT([.A48])))" office:value-type="float" office:value="1" calcext:value-type="float">
            <text:p>VRAI</text:p>
          </table:table-cell>
          <table:table-cell table:style-name="ce7" table:formula="of:=AND([.B48];[.C48];NOT([.A48]);NOT([.F48]);NOT([.D48]);NOT([.E48]))" office:value-type="float" office:value="0" calcext:value-type="float">
            <text:p>FAUX</text:p>
          </table:table-cell>
          <table:table-cell table:style-name="ce7" table:formula="of:=AND([.M48];[.N48];NOT([.O48]))" office:value-type="float" office:value="0" calcext:value-type="float">
            <text:p>FAUX</text:p>
          </table:table-cell>
          <table:table-cell table:style-name="ce7" table:formula="of:=OR(AND([.K48];[.P48]);AND(NOT([.K48]);NOT([.P48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49];IF([.F49];&quot;absurde&quot;;&quot;*&quot;);IF([.F49];&quot;n/l&quot;;&quot;-&quot;))" office:value-type="string" office:string-value="absurde" calcext:value-type="string">
            <text:p>absurde</text:p>
          </table:table-cell>
          <table:table-cell table:style-name="ce5" table:formula="of:=IF([.B49];IF([.D49];&quot;absurde&quot;;&quot;*&quot;);IF([.D49];&quot;n/l&quot;;&quot;-&quot;))" office:value-type="string" office:string-value="-" calcext:value-type="string">
            <text:p>-</text:p>
          </table:table-cell>
          <table:table-cell table:style-name="ce5" table:formula="of:=IF([.C49];IF([.E49];&quot;absurde&quot;;&quot;*&quot;);IF([.E49];&quot;n/l&quot;;&quot;-&quot;))" office:value-type="string" office:string-value="*" calcext:value-type="string">
            <text:p>*</text:p>
          </table:table-cell>
          <table:table-cell table:style-name="ce7" table:formula="of:=IF(OR(AND([.A49];[.F49]);AND([.B49];[.D49]);AND([.C49];[.E49]));0;&quot;&quot;)" office:value-type="float" office:value="0" calcext:value-type="float">
            <text:p>FAUX</text:p>
          </table:table-cell>
          <table:table-cell table:style-name="ce7" table:formula="of:=OR(AND([.A49];[.F49]);AND([.B49];[.D49]);AND([.C49];[.E49]))" office:value-type="float" office:value="1" calcext:value-type="float">
            <text:p>VRAI</text:p>
          </table:table-cell>
          <table:table-cell table:style-name="ce9" table:formula="of:=AND(OR(NOT([.A49]);NOT([.F49]));OR(NOT([.B49]);NOT([.D49]));OR(NOT([.C49]);NOT([.E49])))" office:value-type="boolean" office:boolean-value="false" calcext:value-type="boolean">
            <text:p>FAUX</text:p>
          </table:table-cell>
          <table:table-cell table:style-name="ce7" table:formula="of:=OR(AND(OR([.B49];[.D49]);OR([.C49];[.E49]));AND([.F49];NOT([.A49])))" office:value-type="float" office:value="0" calcext:value-type="float">
            <text:p>FAUX</text:p>
          </table:table-cell>
          <table:table-cell table:style-name="ce7" table:formula="of:=AND([.B49];[.C49];NOT([.A49]);NOT([.F49]);NOT([.D49]);NOT([.E49]))" office:value-type="float" office:value="0" calcext:value-type="float">
            <text:p>FAUX</text:p>
          </table:table-cell>
          <table:table-cell table:style-name="ce7" table:formula="of:=AND([.M49];[.N49];NOT([.O49]))" office:value-type="float" office:value="0" calcext:value-type="float">
            <text:p>FAUX</text:p>
          </table:table-cell>
          <table:table-cell table:style-name="ce7" table:formula="of:=OR(AND([.K49];[.P49]);AND(NOT([.K49]);NOT([.P49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6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0];IF([.F50];&quot;absurde&quot;;&quot;*&quot;);IF([.F50];&quot;n/l&quot;;&quot;-&quot;))" office:value-type="string" office:string-value="absurde" calcext:value-type="string">
            <text:p>absurde</text:p>
          </table:table-cell>
          <table:table-cell table:style-name="ce5" table:formula="of:=IF([.B50];IF([.D50];&quot;absurde&quot;;&quot;*&quot;);IF([.D50];&quot;n/l&quot;;&quot;-&quot;))" office:value-type="string" office:string-value="n/l" calcext:value-type="string">
            <text:p>n/l</text:p>
          </table:table-cell>
          <table:table-cell table:style-name="ce5" table:formula="of:=IF([.C50];IF([.E50];&quot;absurde&quot;;&quot;*&quot;);IF([.E50];&quot;n/l&quot;;&quot;-&quot;))" office:value-type="string" office:string-value="*" calcext:value-type="string">
            <text:p>*</text:p>
          </table:table-cell>
          <table:table-cell table:style-name="ce7" table:formula="of:=IF(OR(AND([.A50];[.F50]);AND([.B50];[.D50]);AND([.C50];[.E50]));0;&quot;&quot;)" office:value-type="float" office:value="0" calcext:value-type="float">
            <text:p>FAUX</text:p>
          </table:table-cell>
          <table:table-cell table:style-name="ce7" table:formula="of:=OR(AND([.A50];[.F50]);AND([.B50];[.D50]);AND([.C50];[.E50]))" office:value-type="float" office:value="1" calcext:value-type="float">
            <text:p>VRAI</text:p>
          </table:table-cell>
          <table:table-cell table:style-name="ce9" table:formula="of:=AND(OR(NOT([.A50]);NOT([.F50]));OR(NOT([.B50]);NOT([.D50]));OR(NOT([.C50]);NOT([.E50])))" office:value-type="boolean" office:boolean-value="false" calcext:value-type="boolean">
            <text:p>FAUX</text:p>
          </table:table-cell>
          <table:table-cell table:style-name="ce7" table:formula="of:=OR(AND(OR([.B50];[.D50]);OR([.C50];[.E50]));AND([.F50];NOT([.A50])))" office:value-type="float" office:value="1" calcext:value-type="float">
            <text:p>VRAI</text:p>
          </table:table-cell>
          <table:table-cell table:style-name="ce7" table:formula="of:=AND([.B50];[.C50];NOT([.A50]);NOT([.F50]);NOT([.D50]);NOT([.E50]))" office:value-type="float" office:value="0" calcext:value-type="float">
            <text:p>FAUX</text:p>
          </table:table-cell>
          <table:table-cell table:style-name="ce7" table:formula="of:=AND([.M50];[.N50];NOT([.O50]))" office:value-type="float" office:value="0" calcext:value-type="float">
            <text:p>FAUX</text:p>
          </table:table-cell>
          <table:table-cell table:style-name="ce7" table:formula="of:=OR(AND([.K50];[.P50]);AND(NOT([.K50]);NOT([.P50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1];IF([.F51];&quot;absurde&quot;;&quot;*&quot;);IF([.F51];&quot;n/l&quot;;&quot;-&quot;))" office:value-type="string" office:string-value="absurde" calcext:value-type="string">
            <text:p>absurde</text:p>
          </table:table-cell>
          <table:table-cell table:style-name="ce5" table:formula="of:=IF([.B51];IF([.D51];&quot;absurde&quot;;&quot;*&quot;);IF([.D51];&quot;n/l&quot;;&quot;-&quot;))" office:value-type="string" office:string-value="-" calcext:value-type="string">
            <text:p>-</text:p>
          </table:table-cell>
          <table:table-cell table:style-name="ce5" table:formula="of:=IF([.C51];IF([.E51];&quot;absurde&quot;;&quot;*&quot;);IF([.E51];&quot;n/l&quot;;&quot;-&quot;))" office:value-type="string" office:string-value="absurde" calcext:value-type="string">
            <text:p>absurde</text:p>
          </table:table-cell>
          <table:table-cell table:style-name="ce7" table:formula="of:=IF(OR(AND([.A51];[.F51]);AND([.B51];[.D51]);AND([.C51];[.E51]));0;&quot;&quot;)" office:value-type="float" office:value="0" calcext:value-type="float">
            <text:p>FAUX</text:p>
          </table:table-cell>
          <table:table-cell table:style-name="ce7" table:formula="of:=OR(AND([.A51];[.F51]);AND([.B51];[.D51]);AND([.C51];[.E51]))" office:value-type="float" office:value="1" calcext:value-type="float">
            <text:p>VRAI</text:p>
          </table:table-cell>
          <table:table-cell table:style-name="ce9" table:formula="of:=AND(OR(NOT([.A51]);NOT([.F51]));OR(NOT([.B51]);NOT([.D51]));OR(NOT([.C51]);NOT([.E51])))" office:value-type="boolean" office:boolean-value="false" calcext:value-type="boolean">
            <text:p>FAUX</text:p>
          </table:table-cell>
          <table:table-cell table:style-name="ce7" table:formula="of:=OR(AND(OR([.B51];[.D51]);OR([.C51];[.E51]));AND([.F51];NOT([.A51])))" office:value-type="float" office:value="0" calcext:value-type="float">
            <text:p>FAUX</text:p>
          </table:table-cell>
          <table:table-cell table:style-name="ce7" table:formula="of:=AND([.B51];[.C51];NOT([.A51]);NOT([.F51]);NOT([.D51]);NOT([.E51]))" office:value-type="float" office:value="0" calcext:value-type="float">
            <text:p>FAUX</text:p>
          </table:table-cell>
          <table:table-cell table:style-name="ce7" table:formula="of:=AND([.M51];[.N51];NOT([.O51]))" office:value-type="float" office:value="0" calcext:value-type="float">
            <text:p>FAUX</text:p>
          </table:table-cell>
          <table:table-cell table:style-name="ce7" table:formula="of:=OR(AND([.K51];[.P51]);AND(NOT([.K51]);NOT([.P51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6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2];IF([.F52];&quot;absurde&quot;;&quot;*&quot;);IF([.F52];&quot;n/l&quot;;&quot;-&quot;))" office:value-type="string" office:string-value="absurde" calcext:value-type="string">
            <text:p>absurde</text:p>
          </table:table-cell>
          <table:table-cell table:style-name="ce5" table:formula="of:=IF([.B52];IF([.D52];&quot;absurde&quot;;&quot;*&quot;);IF([.D52];&quot;n/l&quot;;&quot;-&quot;))" office:value-type="string" office:string-value="n/l" calcext:value-type="string">
            <text:p>n/l</text:p>
          </table:table-cell>
          <table:table-cell table:style-name="ce5" table:formula="of:=IF([.C52];IF([.E52];&quot;absurde&quot;;&quot;*&quot;);IF([.E52];&quot;n/l&quot;;&quot;-&quot;))" office:value-type="string" office:string-value="absurde" calcext:value-type="string">
            <text:p>absurde</text:p>
          </table:table-cell>
          <table:table-cell table:style-name="ce7" table:formula="of:=IF(OR(AND([.A52];[.F52]);AND([.B52];[.D52]);AND([.C52];[.E52]));0;&quot;&quot;)" office:value-type="float" office:value="0" calcext:value-type="float">
            <text:p>FAUX</text:p>
          </table:table-cell>
          <table:table-cell table:style-name="ce7" table:formula="of:=OR(AND([.A52];[.F52]);AND([.B52];[.D52]);AND([.C52];[.E52]))" office:value-type="float" office:value="1" calcext:value-type="float">
            <text:p>VRAI</text:p>
          </table:table-cell>
          <table:table-cell table:style-name="ce9" table:formula="of:=AND(OR(NOT([.A52]);NOT([.F52]));OR(NOT([.B52]);NOT([.D52]));OR(NOT([.C52]);NOT([.E52])))" office:value-type="boolean" office:boolean-value="false" calcext:value-type="boolean">
            <text:p>FAUX</text:p>
          </table:table-cell>
          <table:table-cell table:style-name="ce7" table:formula="of:=OR(AND(OR([.B52];[.D52]);OR([.C52];[.E52]));AND([.F52];NOT([.A52])))" office:value-type="float" office:value="1" calcext:value-type="float">
            <text:p>VRAI</text:p>
          </table:table-cell>
          <table:table-cell table:style-name="ce7" table:formula="of:=AND([.B52];[.C52];NOT([.A52]);NOT([.F52]);NOT([.D52]);NOT([.E52]))" office:value-type="float" office:value="0" calcext:value-type="float">
            <text:p>FAUX</text:p>
          </table:table-cell>
          <table:table-cell table:style-name="ce7" table:formula="of:=AND([.M52];[.N52];NOT([.O52]))" office:value-type="float" office:value="0" calcext:value-type="float">
            <text:p>FAUX</text:p>
          </table:table-cell>
          <table:table-cell table:style-name="ce7" table:formula="of:=OR(AND([.K52];[.P52]);AND(NOT([.K52]);NOT([.P52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4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53];IF([.F53];&quot;absurde&quot;;&quot;*&quot;);IF([.F53];&quot;n/l&quot;;&quot;-&quot;))" office:value-type="string" office:string-value="*" calcext:value-type="string">
            <text:p>*</text:p>
          </table:table-cell>
          <table:table-cell table:style-name="ce5" table:formula="of:=IF([.B53];IF([.D53];&quot;absurde&quot;;&quot;*&quot;);IF([.D53];&quot;n/l&quot;;&quot;-&quot;))" office:value-type="string" office:string-value="absurde" calcext:value-type="string">
            <text:p>absurde</text:p>
          </table:table-cell>
          <table:table-cell table:style-name="ce5" table:formula="of:=IF([.C53];IF([.E53];&quot;absurde&quot;;&quot;*&quot;);IF([.E53];&quot;n/l&quot;;&quot;-&quot;))" office:value-type="string" office:string-value="-" calcext:value-type="string">
            <text:p>-</text:p>
          </table:table-cell>
          <table:table-cell table:style-name="ce7" table:formula="of:=IF(OR(AND([.A53];[.F53]);AND([.B53];[.D53]);AND([.C53];[.E53]));0;&quot;&quot;)" office:value-type="float" office:value="0" calcext:value-type="float">
            <text:p>FAUX</text:p>
          </table:table-cell>
          <table:table-cell table:style-name="ce7" table:formula="of:=OR(AND([.A53];[.F53]);AND([.B53];[.D53]);AND([.C53];[.E53]))" office:value-type="float" office:value="1" calcext:value-type="float">
            <text:p>VRAI</text:p>
          </table:table-cell>
          <table:table-cell table:style-name="ce9" table:formula="of:=AND(OR(NOT([.A53]);NOT([.F53]));OR(NOT([.B53]);NOT([.D53]));OR(NOT([.C53]);NOT([.E53])))" office:value-type="boolean" office:boolean-value="false" calcext:value-type="boolean">
            <text:p>FAUX</text:p>
          </table:table-cell>
          <table:table-cell table:style-name="ce7" table:formula="of:=OR(AND(OR([.B53];[.D53]);OR([.C53];[.E53]));AND([.F53];NOT([.A53])))" office:value-type="float" office:value="0" calcext:value-type="float">
            <text:p>FAUX</text:p>
          </table:table-cell>
          <table:table-cell table:style-name="ce7" table:formula="of:=AND([.B53];[.C53];NOT([.A53]);NOT([.F53]);NOT([.D53]);NOT([.E53]))" office:value-type="float" office:value="0" calcext:value-type="float">
            <text:p>FAUX</text:p>
          </table:table-cell>
          <table:table-cell table:style-name="ce7" table:formula="of:=AND([.M53];[.N53];NOT([.O53]))" office:value-type="float" office:value="0" calcext:value-type="float">
            <text:p>FAUX</text:p>
          </table:table-cell>
          <table:table-cell table:style-name="ce7" table:formula="of:=OR(AND([.K53];[.P53]);AND(NOT([.K53]);NOT([.P53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4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54];IF([.F54];&quot;absurde&quot;;&quot;*&quot;);IF([.F54];&quot;n/l&quot;;&quot;-&quot;))" office:value-type="string" office:string-value="*" calcext:value-type="string">
            <text:p>*</text:p>
          </table:table-cell>
          <table:table-cell table:style-name="ce5" table:formula="of:=IF([.B54];IF([.D54];&quot;absurde&quot;;&quot;*&quot;);IF([.D54];&quot;n/l&quot;;&quot;-&quot;))" office:value-type="string" office:string-value="absurde" calcext:value-type="string">
            <text:p>absurde</text:p>
          </table:table-cell>
          <table:table-cell table:style-name="ce5" table:formula="of:=IF([.C54];IF([.E54];&quot;absurde&quot;;&quot;*&quot;);IF([.E54];&quot;n/l&quot;;&quot;-&quot;))" office:value-type="string" office:string-value="n/l" calcext:value-type="string">
            <text:p>n/l</text:p>
          </table:table-cell>
          <table:table-cell table:style-name="ce7" table:formula="of:=IF(OR(AND([.A54];[.F54]);AND([.B54];[.D54]);AND([.C54];[.E54]));0;&quot;&quot;)" office:value-type="float" office:value="0" calcext:value-type="float">
            <text:p>FAUX</text:p>
          </table:table-cell>
          <table:table-cell table:style-name="ce7" table:formula="of:=OR(AND([.A54];[.F54]);AND([.B54];[.D54]);AND([.C54];[.E54]))" office:value-type="float" office:value="1" calcext:value-type="float">
            <text:p>VRAI</text:p>
          </table:table-cell>
          <table:table-cell table:style-name="ce9" table:formula="of:=AND(OR(NOT([.A54]);NOT([.F54]));OR(NOT([.B54]);NOT([.D54]));OR(NOT([.C54]);NOT([.E54])))" office:value-type="boolean" office:boolean-value="false" calcext:value-type="boolean">
            <text:p>FAUX</text:p>
          </table:table-cell>
          <table:table-cell table:style-name="ce7" table:formula="of:=OR(AND(OR([.B54];[.D54]);OR([.C54];[.E54]));AND([.F54];NOT([.A54])))" office:value-type="float" office:value="1" calcext:value-type="float">
            <text:p>VRAI</text:p>
          </table:table-cell>
          <table:table-cell table:style-name="ce7" table:formula="of:=AND([.B54];[.C54];NOT([.A54]);NOT([.F54]);NOT([.D54]);NOT([.E54]))" office:value-type="float" office:value="0" calcext:value-type="float">
            <text:p>FAUX</text:p>
          </table:table-cell>
          <table:table-cell table:style-name="ce7" table:formula="of:=AND([.M54];[.N54];NOT([.O54]))" office:value-type="float" office:value="0" calcext:value-type="float">
            <text:p>FAUX</text:p>
          </table:table-cell>
          <table:table-cell table:style-name="ce7" table:formula="of:=OR(AND([.K54];[.P54]);AND(NOT([.K54]);NOT([.P54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3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5];IF([.F55];&quot;absurde&quot;;&quot;*&quot;);IF([.F55];&quot;n/l&quot;;&quot;-&quot;))" office:value-type="string" office:string-value="absurde" calcext:value-type="string">
            <text:p>absurde</text:p>
          </table:table-cell>
          <table:table-cell table:style-name="ce5" table:formula="of:=IF([.B55];IF([.D55];&quot;absurde&quot;;&quot;*&quot;);IF([.D55];&quot;n/l&quot;;&quot;-&quot;))" office:value-type="string" office:string-value="*" calcext:value-type="string">
            <text:p>*</text:p>
          </table:table-cell>
          <table:table-cell table:style-name="ce5" table:formula="of:=IF([.C55];IF([.E55];&quot;absurde&quot;;&quot;*&quot;);IF([.E55];&quot;n/l&quot;;&quot;-&quot;))" office:value-type="string" office:string-value="-" calcext:value-type="string">
            <text:p>-</text:p>
          </table:table-cell>
          <table:table-cell table:style-name="ce7" table:formula="of:=IF(OR(AND([.A55];[.F55]);AND([.B55];[.D55]);AND([.C55];[.E55]));0;&quot;&quot;)" office:value-type="float" office:value="0" calcext:value-type="float">
            <text:p>FAUX</text:p>
          </table:table-cell>
          <table:table-cell table:style-name="ce7" table:formula="of:=OR(AND([.A55];[.F55]);AND([.B55];[.D55]);AND([.C55];[.E55]))" office:value-type="float" office:value="1" calcext:value-type="float">
            <text:p>VRAI</text:p>
          </table:table-cell>
          <table:table-cell table:style-name="ce9" table:formula="of:=AND(OR(NOT([.A55]);NOT([.F55]));OR(NOT([.B55]);NOT([.D55]));OR(NOT([.C55]);NOT([.E55])))" office:value-type="boolean" office:boolean-value="false" calcext:value-type="boolean">
            <text:p>FAUX</text:p>
          </table:table-cell>
          <table:table-cell table:style-name="ce7" table:formula="of:=OR(AND(OR([.B55];[.D55]);OR([.C55];[.E55]));AND([.F55];NOT([.A55])))" office:value-type="float" office:value="0" calcext:value-type="float">
            <text:p>FAUX</text:p>
          </table:table-cell>
          <table:table-cell table:style-name="ce7" table:formula="of:=AND([.B55];[.C55];NOT([.A55]);NOT([.F55]);NOT([.D55]);NOT([.E55]))" office:value-type="float" office:value="0" calcext:value-type="float">
            <text:p>FAUX</text:p>
          </table:table-cell>
          <table:table-cell table:style-name="ce7" table:formula="of:=AND([.M55];[.N55];NOT([.O55]))" office:value-type="float" office:value="0" calcext:value-type="float">
            <text:p>FAUX</text:p>
          </table:table-cell>
          <table:table-cell table:style-name="ce7" table:formula="of:=OR(AND([.K55];[.P55]);AND(NOT([.K55]);NOT([.P55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4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6];IF([.F56];&quot;absurde&quot;;&quot;*&quot;);IF([.F56];&quot;n/l&quot;;&quot;-&quot;))" office:value-type="string" office:string-value="absurde" calcext:value-type="string">
            <text:p>absurde</text:p>
          </table:table-cell>
          <table:table-cell table:style-name="ce5" table:formula="of:=IF([.B56];IF([.D56];&quot;absurde&quot;;&quot;*&quot;);IF([.D56];&quot;n/l&quot;;&quot;-&quot;))" office:value-type="string" office:string-value="absurde" calcext:value-type="string">
            <text:p>absurde</text:p>
          </table:table-cell>
          <table:table-cell table:style-name="ce5" table:formula="of:=IF([.C56];IF([.E56];&quot;absurde&quot;;&quot;*&quot;);IF([.E56];&quot;n/l&quot;;&quot;-&quot;))" office:value-type="string" office:string-value="-" calcext:value-type="string">
            <text:p>-</text:p>
          </table:table-cell>
          <table:table-cell table:style-name="ce7" table:formula="of:=IF(OR(AND([.A56];[.F56]);AND([.B56];[.D56]);AND([.C56];[.E56]));0;&quot;&quot;)" office:value-type="float" office:value="0" calcext:value-type="float">
            <text:p>FAUX</text:p>
          </table:table-cell>
          <table:table-cell table:style-name="ce7" table:formula="of:=OR(AND([.A56];[.F56]);AND([.B56];[.D56]);AND([.C56];[.E56]))" office:value-type="float" office:value="1" calcext:value-type="float">
            <text:p>VRAI</text:p>
          </table:table-cell>
          <table:table-cell table:style-name="ce9" table:formula="of:=AND(OR(NOT([.A56]);NOT([.F56]));OR(NOT([.B56]);NOT([.D56]));OR(NOT([.C56]);NOT([.E56])))" office:value-type="boolean" office:boolean-value="false" calcext:value-type="boolean">
            <text:p>FAUX</text:p>
          </table:table-cell>
          <table:table-cell table:style-name="ce7" table:formula="of:=OR(AND(OR([.B56];[.D56]);OR([.C56];[.E56]));AND([.F56];NOT([.A56])))" office:value-type="float" office:value="0" calcext:value-type="float">
            <text:p>FAUX</text:p>
          </table:table-cell>
          <table:table-cell table:style-name="ce7" table:formula="of:=AND([.B56];[.C56];NOT([.A56]);NOT([.F56]);NOT([.D56]);NOT([.E56]))" office:value-type="float" office:value="0" calcext:value-type="float">
            <text:p>FAUX</text:p>
          </table:table-cell>
          <table:table-cell table:style-name="ce7" table:formula="of:=AND([.M56];[.N56];NOT([.O56]))" office:value-type="float" office:value="0" calcext:value-type="float">
            <text:p>FAUX</text:p>
          </table:table-cell>
          <table:table-cell table:style-name="ce7" table:formula="of:=OR(AND([.K56];[.P56]);AND(NOT([.K56]);NOT([.P56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7];IF([.F57];&quot;absurde&quot;;&quot;*&quot;);IF([.F57];&quot;n/l&quot;;&quot;-&quot;))" office:value-type="string" office:string-value="absurde" calcext:value-type="string">
            <text:p>absurde</text:p>
          </table:table-cell>
          <table:table-cell table:style-name="ce5" table:formula="of:=IF([.B57];IF([.D57];&quot;absurde&quot;;&quot;*&quot;);IF([.D57];&quot;n/l&quot;;&quot;-&quot;))" office:value-type="string" office:string-value="*" calcext:value-type="string">
            <text:p>*</text:p>
          </table:table-cell>
          <table:table-cell table:style-name="ce5" table:formula="of:=IF([.C57];IF([.E57];&quot;absurde&quot;;&quot;*&quot;);IF([.E57];&quot;n/l&quot;;&quot;-&quot;))" office:value-type="string" office:string-value="n/l" calcext:value-type="string">
            <text:p>n/l</text:p>
          </table:table-cell>
          <table:table-cell table:style-name="ce7" table:formula="of:=IF(OR(AND([.A57];[.F57]);AND([.B57];[.D57]);AND([.C57];[.E57]));0;&quot;&quot;)" office:value-type="float" office:value="0" calcext:value-type="float">
            <text:p>FAUX</text:p>
          </table:table-cell>
          <table:table-cell table:style-name="ce7" table:formula="of:=OR(AND([.A57];[.F57]);AND([.B57];[.D57]);AND([.C57];[.E57]))" office:value-type="float" office:value="1" calcext:value-type="float">
            <text:p>VRAI</text:p>
          </table:table-cell>
          <table:table-cell table:style-name="ce9" table:formula="of:=AND(OR(NOT([.A57]);NOT([.F57]));OR(NOT([.B57]);NOT([.D57]));OR(NOT([.C57]);NOT([.E57])))" office:value-type="boolean" office:boolean-value="false" calcext:value-type="boolean">
            <text:p>FAUX</text:p>
          </table:table-cell>
          <table:table-cell table:style-name="ce7" table:formula="of:=OR(AND(OR([.B57];[.D57]);OR([.C57];[.E57]));AND([.F57];NOT([.A57])))" office:value-type="float" office:value="1" calcext:value-type="float">
            <text:p>VRAI</text:p>
          </table:table-cell>
          <table:table-cell table:style-name="ce7" table:formula="of:=AND([.B57];[.C57];NOT([.A57]);NOT([.F57]);NOT([.D57]);NOT([.E57]))" office:value-type="float" office:value="0" calcext:value-type="float">
            <text:p>FAUX</text:p>
          </table:table-cell>
          <table:table-cell table:style-name="ce7" table:formula="of:=AND([.M57];[.N57];NOT([.O57]))" office:value-type="float" office:value="0" calcext:value-type="float">
            <text:p>FAUX</text:p>
          </table:table-cell>
          <table:table-cell table:style-name="ce7" table:formula="of:=OR(AND([.K57];[.P57]);AND(NOT([.K57]);NOT([.P57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2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4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58];IF([.F58];&quot;absurde&quot;;&quot;*&quot;);IF([.F58];&quot;n/l&quot;;&quot;-&quot;))" office:value-type="string" office:string-value="absurde" calcext:value-type="string">
            <text:p>absurde</text:p>
          </table:table-cell>
          <table:table-cell table:style-name="ce5" table:formula="of:=IF([.B58];IF([.D58];&quot;absurde&quot;;&quot;*&quot;);IF([.D58];&quot;n/l&quot;;&quot;-&quot;))" office:value-type="string" office:string-value="absurde" calcext:value-type="string">
            <text:p>absurde</text:p>
          </table:table-cell>
          <table:table-cell table:style-name="ce5" table:formula="of:=IF([.C58];IF([.E58];&quot;absurde&quot;;&quot;*&quot;);IF([.E58];&quot;n/l&quot;;&quot;-&quot;))" office:value-type="string" office:string-value="n/l" calcext:value-type="string">
            <text:p>n/l</text:p>
          </table:table-cell>
          <table:table-cell table:style-name="ce7" table:formula="of:=IF(OR(AND([.A58];[.F58]);AND([.B58];[.D58]);AND([.C58];[.E58]));0;&quot;&quot;)" office:value-type="float" office:value="0" calcext:value-type="float">
            <text:p>FAUX</text:p>
          </table:table-cell>
          <table:table-cell table:style-name="ce7" table:formula="of:=OR(AND([.A58];[.F58]);AND([.B58];[.D58]);AND([.C58];[.E58]))" office:value-type="float" office:value="1" calcext:value-type="float">
            <text:p>VRAI</text:p>
          </table:table-cell>
          <table:table-cell table:style-name="ce9" table:formula="of:=AND(OR(NOT([.A58]);NOT([.F58]));OR(NOT([.B58]);NOT([.D58]));OR(NOT([.C58]);NOT([.E58])))" office:value-type="boolean" office:boolean-value="false" calcext:value-type="boolean">
            <text:p>FAUX</text:p>
          </table:table-cell>
          <table:table-cell table:style-name="ce7" table:formula="of:=OR(AND(OR([.B58];[.D58]);OR([.C58];[.E58]));AND([.F58];NOT([.A58])))" office:value-type="float" office:value="1" calcext:value-type="float">
            <text:p>VRAI</text:p>
          </table:table-cell>
          <table:table-cell table:style-name="ce7" table:formula="of:=AND([.B58];[.C58];NOT([.A58]);NOT([.F58]);NOT([.D58]);NOT([.E58]))" office:value-type="float" office:value="0" calcext:value-type="float">
            <text:p>FAUX</text:p>
          </table:table-cell>
          <table:table-cell table:style-name="ce7" table:formula="of:=AND([.M58];[.N58];NOT([.O58]))" office:value-type="float" office:value="0" calcext:value-type="float">
            <text:p>FAUX</text:p>
          </table:table-cell>
          <table:table-cell table:style-name="ce7" table:formula="of:=OR(AND([.K58];[.P58]);AND(NOT([.K58]);NOT([.P58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8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59];IF([.F59];&quot;absurde&quot;;&quot;*&quot;);IF([.F59];&quot;n/l&quot;;&quot;-&quot;))" office:value-type="string" office:string-value="*" calcext:value-type="string">
            <text:p>*</text:p>
          </table:table-cell>
          <table:table-cell table:style-name="ce5" table:formula="of:=IF([.B59];IF([.D59];&quot;absurde&quot;;&quot;*&quot;);IF([.D59];&quot;n/l&quot;;&quot;-&quot;))" office:value-type="string" office:string-value="absurde" calcext:value-type="string">
            <text:p>absurde</text:p>
          </table:table-cell>
          <table:table-cell table:style-name="ce5" table:formula="of:=IF([.C59];IF([.E59];&quot;absurde&quot;;&quot;*&quot;);IF([.E59];&quot;n/l&quot;;&quot;-&quot;))" office:value-type="string" office:string-value="*" calcext:value-type="string">
            <text:p>*</text:p>
          </table:table-cell>
          <table:table-cell table:style-name="ce7" table:formula="of:=IF(OR(AND([.A59];[.F59]);AND([.B59];[.D59]);AND([.C59];[.E59]));0;&quot;&quot;)" office:value-type="float" office:value="0" calcext:value-type="float">
            <text:p>FAUX</text:p>
          </table:table-cell>
          <table:table-cell table:style-name="ce7" table:formula="of:=OR(AND([.A59];[.F59]);AND([.B59];[.D59]);AND([.C59];[.E59]))" office:value-type="float" office:value="1" calcext:value-type="float">
            <text:p>VRAI</text:p>
          </table:table-cell>
          <table:table-cell table:style-name="ce9" table:formula="of:=AND(OR(NOT([.A59]);NOT([.F59]));OR(NOT([.B59]);NOT([.D59]));OR(NOT([.C59]);NOT([.E59])))" office:value-type="boolean" office:boolean-value="false" calcext:value-type="boolean">
            <text:p>FAUX</text:p>
          </table:table-cell>
          <table:table-cell table:style-name="ce7" table:formula="of:=OR(AND(OR([.B59];[.D59]);OR([.C59];[.E59]));AND([.F59];NOT([.A59])))" office:value-type="float" office:value="1" calcext:value-type="float">
            <text:p>VRAI</text:p>
          </table:table-cell>
          <table:table-cell table:style-name="ce7" table:formula="of:=AND([.B59];[.C59];NOT([.A59]);NOT([.F59]);NOT([.D59]);NOT([.E59]))" office:value-type="float" office:value="0" calcext:value-type="float">
            <text:p>FAUX</text:p>
          </table:table-cell>
          <table:table-cell table:style-name="ce7" table:formula="of:=AND([.M59];[.N59];NOT([.O59]))" office:value-type="float" office:value="0" calcext:value-type="float">
            <text:p>FAUX</text:p>
          </table:table-cell>
          <table:table-cell table:style-name="ce7" table:formula="of:=OR(AND([.K59];[.P59]);AND(NOT([.K59]);NOT([.P59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60];IF([.F60];&quot;absurde&quot;;&quot;*&quot;);IF([.F60];&quot;n/l&quot;;&quot;-&quot;))" office:value-type="string" office:string-value="*" calcext:value-type="string">
            <text:p>*</text:p>
          </table:table-cell>
          <table:table-cell table:style-name="ce5" table:formula="of:=IF([.B60];IF([.D60];&quot;absurde&quot;;&quot;*&quot;);IF([.D60];&quot;n/l&quot;;&quot;-&quot;))" office:value-type="string" office:string-value="*" calcext:value-type="string">
            <text:p>*</text:p>
          </table:table-cell>
          <table:table-cell table:style-name="ce5" table:formula="of:=IF([.C60];IF([.E60];&quot;absurde&quot;;&quot;*&quot;);IF([.E60];&quot;n/l&quot;;&quot;-&quot;))" office:value-type="string" office:string-value="absurde" calcext:value-type="string">
            <text:p>absurde</text:p>
          </table:table-cell>
          <table:table-cell table:style-name="ce7" table:formula="of:=IF(OR(AND([.A60];[.F60]);AND([.B60];[.D60]);AND([.C60];[.E60]));0;&quot;&quot;)" office:value-type="float" office:value="0" calcext:value-type="float">
            <text:p>FAUX</text:p>
          </table:table-cell>
          <table:table-cell table:style-name="ce7" table:formula="of:=OR(AND([.A60];[.F60]);AND([.B60];[.D60]);AND([.C60];[.E60]))" office:value-type="float" office:value="1" calcext:value-type="float">
            <text:p>VRAI</text:p>
          </table:table-cell>
          <table:table-cell table:style-name="ce9" table:formula="of:=AND(OR(NOT([.A60]);NOT([.F60]));OR(NOT([.B60]);NOT([.D60]));OR(NOT([.C60]);NOT([.E60])))" office:value-type="boolean" office:boolean-value="false" calcext:value-type="boolean">
            <text:p>FAUX</text:p>
          </table:table-cell>
          <table:table-cell table:style-name="ce7" table:formula="of:=OR(AND(OR([.B60];[.D60]);OR([.C60];[.E60]));AND([.F60];NOT([.A60])))" office:value-type="float" office:value="1" calcext:value-type="float">
            <text:p>VRAI</text:p>
          </table:table-cell>
          <table:table-cell table:style-name="ce7" table:formula="of:=AND([.B60];[.C60];NOT([.A60]);NOT([.F60]);NOT([.D60]);NOT([.E60]))" office:value-type="float" office:value="0" calcext:value-type="float">
            <text:p>FAUX</text:p>
          </table:table-cell>
          <table:table-cell table:style-name="ce7" table:formula="of:=AND([.M60];[.N60];NOT([.O60]))" office:value-type="float" office:value="0" calcext:value-type="float">
            <text:p>FAUX</text:p>
          </table:table-cell>
          <table:table-cell table:style-name="ce7" table:formula="of:=OR(AND([.K60];[.P60]);AND(NOT([.K60]);NOT([.P60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8" calcext:value-type="boolean">
            <text:p>VRAI</text:p>
          </table:table-cell>
          <table:table-cell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/>
          <table:table-cell table:style-name="ce5" table:formula="of:=IF([.A61];IF([.F61];&quot;absurde&quot;;&quot;*&quot;);IF([.F61];&quot;n/l&quot;;&quot;-&quot;))" office:value-type="string" office:string-value="*" calcext:value-type="string">
            <text:p>*</text:p>
          </table:table-cell>
          <table:table-cell table:style-name="ce5" table:formula="of:=IF([.B61];IF([.D61];&quot;absurde&quot;;&quot;*&quot;);IF([.D61];&quot;n/l&quot;;&quot;-&quot;))" office:value-type="string" office:string-value="absurde" calcext:value-type="string">
            <text:p>absurde</text:p>
          </table:table-cell>
          <table:table-cell table:style-name="ce5" table:formula="of:=IF([.C61];IF([.E61];&quot;absurde&quot;;&quot;*&quot;);IF([.E61];&quot;n/l&quot;;&quot;-&quot;))" office:value-type="string" office:string-value="absurde" calcext:value-type="string">
            <text:p>absurde</text:p>
          </table:table-cell>
          <table:table-cell table:style-name="ce7" table:formula="of:=IF(OR(AND([.A61];[.F61]);AND([.B61];[.D61]);AND([.C61];[.E61]));0;&quot;&quot;)" office:value-type="float" office:value="0" calcext:value-type="float">
            <text:p>FAUX</text:p>
          </table:table-cell>
          <table:table-cell table:style-name="ce7" table:formula="of:=OR(AND([.A61];[.F61]);AND([.B61];[.D61]);AND([.C61];[.E61]))" office:value-type="float" office:value="1" calcext:value-type="float">
            <text:p>VRAI</text:p>
          </table:table-cell>
          <table:table-cell table:style-name="ce9" table:formula="of:=AND(OR(NOT([.A61]);NOT([.F61]));OR(NOT([.B61]);NOT([.D61]));OR(NOT([.C61]);NOT([.E61])))" office:value-type="boolean" office:boolean-value="false" calcext:value-type="boolean">
            <text:p>FAUX</text:p>
          </table:table-cell>
          <table:table-cell table:style-name="ce7" table:formula="of:=OR(AND(OR([.B61];[.D61]);OR([.C61];[.E61]));AND([.F61];NOT([.A61])))" office:value-type="float" office:value="1" calcext:value-type="float">
            <text:p>VRAI</text:p>
          </table:table-cell>
          <table:table-cell table:style-name="ce7" table:formula="of:=AND([.B61];[.C61];NOT([.A61]);NOT([.F61]);NOT([.D61]);NOT([.E61]))" office:value-type="float" office:value="0" calcext:value-type="float">
            <text:p>FAUX</text:p>
          </table:table-cell>
          <table:table-cell table:style-name="ce7" table:formula="of:=AND([.M61];[.N61];NOT([.O61]))" office:value-type="float" office:value="0" calcext:value-type="float">
            <text:p>FAUX</text:p>
          </table:table-cell>
          <table:table-cell table:style-name="ce7" table:formula="of:=OR(AND([.K61];[.P61]);AND(NOT([.K61]);NOT([.P61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number-columns-repeated="2"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62];IF([.F62];&quot;absurde&quot;;&quot;*&quot;);IF([.F62];&quot;n/l&quot;;&quot;-&quot;))" office:value-type="string" office:string-value="absurde" calcext:value-type="string">
            <text:p>absurde</text:p>
          </table:table-cell>
          <table:table-cell table:style-name="ce5" table:formula="of:=IF([.B62];IF([.D62];&quot;absurde&quot;;&quot;*&quot;);IF([.D62];&quot;n/l&quot;;&quot;-&quot;))" office:value-type="string" office:string-value="*" calcext:value-type="string">
            <text:p>*</text:p>
          </table:table-cell>
          <table:table-cell table:style-name="ce5" table:formula="of:=IF([.C62];IF([.E62];&quot;absurde&quot;;&quot;*&quot;);IF([.E62];&quot;n/l&quot;;&quot;-&quot;))" office:value-type="string" office:string-value="*" calcext:value-type="string">
            <text:p>*</text:p>
          </table:table-cell>
          <table:table-cell table:style-name="ce7" table:formula="of:=IF(OR(AND([.A62];[.F62]);AND([.B62];[.D62]);AND([.C62];[.E62]));0;&quot;&quot;)" office:value-type="float" office:value="0" calcext:value-type="float">
            <text:p>FAUX</text:p>
          </table:table-cell>
          <table:table-cell table:style-name="ce7" table:formula="of:=OR(AND([.A62];[.F62]);AND([.B62];[.D62]);AND([.C62];[.E62]))" office:value-type="float" office:value="1" calcext:value-type="float">
            <text:p>VRAI</text:p>
          </table:table-cell>
          <table:table-cell table:style-name="ce9" table:formula="of:=AND(OR(NOT([.A62]);NOT([.F62]));OR(NOT([.B62]);NOT([.D62]));OR(NOT([.C62]);NOT([.E62])))" office:value-type="boolean" office:boolean-value="false" calcext:value-type="boolean">
            <text:p>FAUX</text:p>
          </table:table-cell>
          <table:table-cell table:style-name="ce7" table:formula="of:=OR(AND(OR([.B62];[.D62]);OR([.C62];[.E62]));AND([.F62];NOT([.A62])))" office:value-type="float" office:value="1" calcext:value-type="float">
            <text:p>VRAI</text:p>
          </table:table-cell>
          <table:table-cell table:style-name="ce7" table:formula="of:=AND([.B62];[.C62];NOT([.A62]);NOT([.F62]);NOT([.D62]);NOT([.E62]))" office:value-type="float" office:value="0" calcext:value-type="float">
            <text:p>FAUX</text:p>
          </table:table-cell>
          <table:table-cell table:style-name="ce7" table:formula="of:=AND([.M62];[.N62];NOT([.O62]))" office:value-type="float" office:value="0" calcext:value-type="float">
            <text:p>FAUX</text:p>
          </table:table-cell>
          <table:table-cell table:style-name="ce7" table:formula="of:=OR(AND([.K62];[.P62]);AND(NOT([.K62]);NOT([.P62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8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63];IF([.F63];&quot;absurde&quot;;&quot;*&quot;);IF([.F63];&quot;n/l&quot;;&quot;-&quot;))" office:value-type="string" office:string-value="absurde" calcext:value-type="string">
            <text:p>absurde</text:p>
          </table:table-cell>
          <table:table-cell table:style-name="ce5" table:formula="of:=IF([.B63];IF([.D63];&quot;absurde&quot;;&quot;*&quot;);IF([.D63];&quot;n/l&quot;;&quot;-&quot;))" office:value-type="string" office:string-value="absurde" calcext:value-type="string">
            <text:p>absurde</text:p>
          </table:table-cell>
          <table:table-cell table:style-name="ce5" table:formula="of:=IF([.C63];IF([.E63];&quot;absurde&quot;;&quot;*&quot;);IF([.E63];&quot;n/l&quot;;&quot;-&quot;))" office:value-type="string" office:string-value="*" calcext:value-type="string">
            <text:p>*</text:p>
          </table:table-cell>
          <table:table-cell table:style-name="ce7" table:formula="of:=IF(OR(AND([.A63];[.F63]);AND([.B63];[.D63]);AND([.C63];[.E63]));0;&quot;&quot;)" office:value-type="float" office:value="0" calcext:value-type="float">
            <text:p>FAUX</text:p>
          </table:table-cell>
          <table:table-cell table:style-name="ce7" table:formula="of:=OR(AND([.A63];[.F63]);AND([.B63];[.D63]);AND([.C63];[.E63]))" office:value-type="float" office:value="1" calcext:value-type="float">
            <text:p>VRAI</text:p>
          </table:table-cell>
          <table:table-cell table:style-name="ce9" table:formula="of:=AND(OR(NOT([.A63]);NOT([.F63]));OR(NOT([.B63]);NOT([.D63]));OR(NOT([.C63]);NOT([.E63])))" office:value-type="boolean" office:boolean-value="false" calcext:value-type="boolean">
            <text:p>FAUX</text:p>
          </table:table-cell>
          <table:table-cell table:style-name="ce7" table:formula="of:=OR(AND(OR([.B63];[.D63]);OR([.C63];[.E63]));AND([.F63];NOT([.A63])))" office:value-type="float" office:value="1" calcext:value-type="float">
            <text:p>VRAI</text:p>
          </table:table-cell>
          <table:table-cell table:style-name="ce7" table:formula="of:=AND([.B63];[.C63];NOT([.A63]);NOT([.F63]);NOT([.D63]);NOT([.E63]))" office:value-type="float" office:value="0" calcext:value-type="float">
            <text:p>FAUX</text:p>
          </table:table-cell>
          <table:table-cell table:style-name="ce7" table:formula="of:=AND([.M63];[.N63];NOT([.O63]))" office:value-type="float" office:value="0" calcext:value-type="float">
            <text:p>FAUX</text:p>
          </table:table-cell>
          <table:table-cell table:style-name="ce7" table:formula="of:=OR(AND([.K63];[.P63]);AND(NOT([.K63]);NOT([.P63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false" calcext:value-type="boolean">
            <text:p>FAUX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64];IF([.F64];&quot;absurde&quot;;&quot;*&quot;);IF([.F64];&quot;n/l&quot;;&quot;-&quot;))" office:value-type="string" office:string-value="absurde" calcext:value-type="string">
            <text:p>absurde</text:p>
          </table:table-cell>
          <table:table-cell table:style-name="ce5" table:formula="of:=IF([.B64];IF([.D64];&quot;absurde&quot;;&quot;*&quot;);IF([.D64];&quot;n/l&quot;;&quot;-&quot;))" office:value-type="string" office:string-value="*" calcext:value-type="string">
            <text:p>*</text:p>
          </table:table-cell>
          <table:table-cell table:style-name="ce5" table:formula="of:=IF([.C64];IF([.E64];&quot;absurde&quot;;&quot;*&quot;);IF([.E64];&quot;n/l&quot;;&quot;-&quot;))" office:value-type="string" office:string-value="absurde" calcext:value-type="string">
            <text:p>absurde</text:p>
          </table:table-cell>
          <table:table-cell table:style-name="ce7" table:formula="of:=IF(OR(AND([.A64];[.F64]);AND([.B64];[.D64]);AND([.C64];[.E64]));0;&quot;&quot;)" office:value-type="float" office:value="0" calcext:value-type="float">
            <text:p>FAUX</text:p>
          </table:table-cell>
          <table:table-cell table:style-name="ce7" table:formula="of:=OR(AND([.A64];[.F64]);AND([.B64];[.D64]);AND([.C64];[.E64]))" office:value-type="float" office:value="1" calcext:value-type="float">
            <text:p>VRAI</text:p>
          </table:table-cell>
          <table:table-cell table:style-name="ce9" table:formula="of:=AND(OR(NOT([.A64]);NOT([.F64]));OR(NOT([.B64]);NOT([.D64]));OR(NOT([.C64]);NOT([.E64])))" office:value-type="boolean" office:boolean-value="false" calcext:value-type="boolean">
            <text:p>FAUX</text:p>
          </table:table-cell>
          <table:table-cell table:style-name="ce7" table:formula="of:=OR(AND(OR([.B64];[.D64]);OR([.C64];[.E64]));AND([.F64];NOT([.A64])))" office:value-type="float" office:value="1" calcext:value-type="float">
            <text:p>VRAI</text:p>
          </table:table-cell>
          <table:table-cell table:style-name="ce7" table:formula="of:=AND([.B64];[.C64];NOT([.A64]);NOT([.F64]);NOT([.D64]);NOT([.E64]))" office:value-type="float" office:value="0" calcext:value-type="float">
            <text:p>FAUX</text:p>
          </table:table-cell>
          <table:table-cell table:style-name="ce7" table:formula="of:=AND([.M64];[.N64];NOT([.O64]))" office:value-type="float" office:value="0" calcext:value-type="float">
            <text:p>FAUX</text:p>
          </table:table-cell>
          <table:table-cell table:style-name="ce7" table:formula="of:=OR(AND([.K64];[.P64]);AND(NOT([.K64]);NOT([.P64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3">
          <table:table-cell table:number-columns-repeated="3" table:style-name="ce3" office:value-type="boolean" office:boolean-value="true" calcext:value-type="boolean">
            <text:p>VRAI</text:p>
          </table:table-cell>
          <table:table-cell table:style-name="ce3" office:value-type="boolean" office:boolean-value="8" calcext:value-type="boolean">
            <text:p>VRAI</text:p>
          </table:table-cell>
          <table:table-cell table:number-columns-repeated="2" table:style-name="ce3" office:value-type="boolean" office:boolean-value="true" calcext:value-type="boolean">
            <text:p>VRAI</text:p>
          </table:table-cell>
          <table:table-cell/>
          <table:table-cell table:style-name="ce5" table:formula="of:=IF([.A65];IF([.F65];&quot;absurde&quot;;&quot;*&quot;);IF([.F65];&quot;n/l&quot;;&quot;-&quot;))" office:value-type="string" office:string-value="absurde" calcext:value-type="string">
            <text:p>absurde</text:p>
          </table:table-cell>
          <table:table-cell table:style-name="ce5" table:formula="of:=IF([.B65];IF([.D65];&quot;absurde&quot;;&quot;*&quot;);IF([.D65];&quot;n/l&quot;;&quot;-&quot;))" office:value-type="string" office:string-value="absurde" calcext:value-type="string">
            <text:p>absurde</text:p>
          </table:table-cell>
          <table:table-cell table:style-name="ce5" table:formula="of:=IF([.C65];IF([.E65];&quot;absurde&quot;;&quot;*&quot;);IF([.E65];&quot;n/l&quot;;&quot;-&quot;))" office:value-type="string" office:string-value="absurde" calcext:value-type="string">
            <text:p>absurde</text:p>
          </table:table-cell>
          <table:table-cell table:style-name="ce7" table:formula="of:=IF(OR(AND([.A65];[.F65]);AND([.B65];[.D65]);AND([.C65];[.E65]));0;&quot;&quot;)" office:value-type="float" office:value="0" calcext:value-type="float">
            <text:p>FAUX</text:p>
          </table:table-cell>
          <table:table-cell table:style-name="ce7" table:formula="of:=OR(AND([.A65];[.F65]);AND([.B65];[.D65]);AND([.C65];[.E65]))" office:value-type="float" office:value="1" calcext:value-type="float">
            <text:p>VRAI</text:p>
          </table:table-cell>
          <table:table-cell table:style-name="ce9" table:formula="of:=AND(OR(NOT([.A65]);NOT([.F65]));OR(NOT([.B65]);NOT([.D65]));OR(NOT([.C65]);NOT([.E65])))" office:value-type="boolean" office:boolean-value="false" calcext:value-type="boolean">
            <text:p>FAUX</text:p>
          </table:table-cell>
          <table:table-cell table:style-name="ce7" table:formula="of:=OR(AND(OR([.B65];[.D65]);OR([.C65];[.E65]));AND([.F65];NOT([.A65])))" office:value-type="float" office:value="1" calcext:value-type="float">
            <text:p>VRAI</text:p>
          </table:table-cell>
          <table:table-cell table:style-name="ce7" table:formula="of:=AND([.B65];[.C65];NOT([.A65]);NOT([.F65]);NOT([.D65]);NOT([.E65]))" office:value-type="float" office:value="0" calcext:value-type="float">
            <text:p>FAUX</text:p>
          </table:table-cell>
          <table:table-cell table:style-name="ce7" table:formula="of:=AND([.M65];[.N65];NOT([.O65]))" office:value-type="float" office:value="0" calcext:value-type="float">
            <text:p>FAUX</text:p>
          </table:table-cell>
          <table:table-cell table:style-name="ce7" table:formula="of:=OR(AND([.K65];[.P65]);AND(NOT([.K65]);NOT([.P65])))" office:value-type="float" office:value="1" calcext:value-type="float">
            <text:p>VRAI</text:p>
          </table:table-cell>
          <table:table-cell table:number-columns-repeated="1006"/>
        </table:table-row>
        <table:table-row table:style-name="ro4" table:number-rows-repeated="104851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euille2" table:style-name="ta1">
        <office:forms form:automatic-focus="false" form:apply-design-mode="false"/>
        <table:table-column table:style-name="co9" table:default-cell-style-name="ce17"/>
        <table:table-column table:style-name="co2" table:default-cell-style-name="ce20"/>
        <table:table-column table:style-name="co10" table:default-cell-style-name="ce24"/>
        <table:table-column table:style-name="co2" table:number-columns-repeated="1021" table:default-cell-style-name="ce24"/>
        <table:table-row table:style-name="ro5">
          <table:table-cell table:style-name="ce10" table:number-columns-spanned="1" table:number-rows-spanned="2"/>
          <table:table-cell table:style-name="ce12" office:value-type="string" calcext:value-type="string" table:number-columns-spanned="1" table:number-rows-spanned="2">
            <text:p>Jour de la semaine →</text:p>
          </table:table-cell>
          <table:table-cell table:style-name="ce21" office:value-type="string" calcext:value-type="string" table:number-columns-spanned="4" table:number-rows-spanned="2">
            <text:p>*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2">
            <text:p>jeudi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2">
            <text:p>jeudi, vendredi &amp; samedi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2">
            <text:p>- lundi &amp; mardi</text:p>
          </table:table-cell>
          <table:covered-table-cell table:number-columns-repeated="3" table:style-name="ce22"/>
          <table:table-cell table:number-columns-repeated="1006"/>
        </table:table-row>
        <table:table-row table:style-name="ro6">
          <table:covered-table-cell table:style-name="ce11"/>
          <table:covered-table-cell table:style-name="ce18"/>
          <table:covered-table-cell table:number-columns-repeated="16" table:style-name="ce22"/>
          <table:table-cell table:number-columns-repeated="1006"/>
        </table:table-row>
        <table:table-row table:style-name="ro2">
          <table:table-cell table:style-name="ce12" office:value-type="string" calcext:value-type="string" table:number-columns-spanned="1" table:number-rows-spanned="2">
            <text:p><text:span text:style-name="T1">Semaine du mois </text:span><text:span text:style-name="T2">↓</text:span></text:p>
          </table:table-cell>
          <table:table-cell table:style-name="ce18" office:value-type="string" calcext:value-type="string">
            <text:p>Mois →</text:p>
          </table:table-cell>
          <table:table-cell table:style-name="ce16" office:value-type="string" calcext:value-type="string" table:number-columns-spanned="1" table:number-rows-spanned="2">
            <text:p>*</text:p>
          </table:table-cell>
          <table:table-cell table:style-name="ce16" office:value-type="string" calcext:value-type="string" table:number-columns-spanned="1" table:number-rows-spanned="2">
            <text:p>mai</text:p>
          </table:table-cell>
          <table:table-cell table:style-name="ce16" office:value-type="string" calcext:value-type="string" table:number-columns-spanned="1" table:number-rows-spanned="2">
            <text:p>mai &amp; juin</text:p>
          </table:table-cell>
          <table:table-cell table:style-name="ce16" office:value-type="string" calcext:value-type="string" table:number-columns-spanned="1" table:number-rows-spanned="2">
            <text:p>- septembre &amp; octobre</text:p>
          </table:table-cell>
          <table:table-cell table:style-name="ce16" office:value-type="string" calcext:value-type="string" table:number-columns-spanned="1" table:number-rows-spanned="2">
            <text:p>*</text:p>
          </table:table-cell>
          <table:table-cell table:style-name="ce16" office:value-type="string" calcext:value-type="string" table:number-columns-spanned="1" table:number-rows-spanned="2">
            <text:p>mai</text:p>
          </table:table-cell>
          <table:table-cell table:style-name="ce16" office:value-type="string" calcext:value-type="string" table:number-columns-spanned="1" table:number-rows-spanned="2">
            <text:p>mai &amp; juin</text:p>
          </table:table-cell>
          <table:table-cell table:style-name="ce16" office:value-type="string" calcext:value-type="string" table:number-columns-spanned="1" table:number-rows-spanned="2">
            <text:p>- septembre &amp; octobre</text:p>
          </table:table-cell>
          <table:table-cell table:style-name="ce16" office:value-type="string" calcext:value-type="string" table:number-columns-spanned="1" table:number-rows-spanned="2">
            <text:p>*</text:p>
          </table:table-cell>
          <table:table-cell table:style-name="ce16" office:value-type="string" calcext:value-type="string" table:number-columns-spanned="1" table:number-rows-spanned="2">
            <text:p>mai</text:p>
          </table:table-cell>
          <table:table-cell table:style-name="ce16" office:value-type="string" calcext:value-type="string" table:number-columns-spanned="1" table:number-rows-spanned="2">
            <text:p>mai &amp; juin</text:p>
          </table:table-cell>
          <table:table-cell table:style-name="ce16" office:value-type="string" calcext:value-type="string" table:number-columns-spanned="1" table:number-rows-spanned="2">
            <text:p>- septembre &amp; octobre</text:p>
          </table:table-cell>
          <table:table-cell table:style-name="ce16" office:value-type="string" calcext:value-type="string" table:number-columns-spanned="1" table:number-rows-spanned="2">
            <text:p>*</text:p>
          </table:table-cell>
          <table:table-cell table:style-name="ce16" office:value-type="string" calcext:value-type="string" table:number-columns-spanned="1" table:number-rows-spanned="2">
            <text:p>mai</text:p>
          </table:table-cell>
          <table:table-cell table:style-name="ce16" office:value-type="string" calcext:value-type="string" table:number-columns-spanned="1" table:number-rows-spanned="2">
            <text:p>mai &amp; juin</text:p>
          </table:table-cell>
          <table:table-cell table:style-name="ce16" office:value-type="string" calcext:value-type="string" table:number-columns-spanned="1" table:number-rows-spanned="2">
            <text:p>- septembre &amp; octobre</text:p>
          </table:table-cell>
          <table:table-cell table:number-columns-repeated="1006"/>
        </table:table-row>
        <table:table-row table:style-name="ro2">
          <table:covered-table-cell table:style-name="ce13"/>
          <table:table-cell table:style-name="ce18" office:value-type="string" calcext:value-type="string">
            <text:p>Jour <text:span text:style-name="T3">↓</text:span></text:p>
          </table:table-cell>
          <table:covered-table-cell table:number-columns-repeated="16" table:style-name="ce22"/>
          <table:table-cell table:number-columns-repeated="1006"/>
        </table:table-row>
        <table:table-row table:style-name="ro7">
          <table:table-cell table:style-name="ce14" office:value-type="string" calcext:value-type="string" table:number-columns-spanned="1" table:number-rows-spanned="4">
            <text:p>*</text:p>
          </table:table-cell>
          <table:table-cell table:style-name="ce19" office:value-type="string" calcext:value-type="string">
            <text:p>*</text:p>
          </table:table-cell>
          <table:table-cell table:style-name="ce23" table:formula="of:=PHRASE([.$B5];[.C$3];[.$A$5];[.$C$1])" office:value-type="string" office:string-value="Every day" calcext:value-type="string">
            <text:p>Every day</text:p>
          </table:table-cell>
          <table:table-cell table:style-name="ce23" table:formula="of:=PHRASE([.$B5];[.D$3];[.$A$5];[.$C$1])">
            <text:p/>
          </table:table-cell>
          <table:table-cell table:style-name="ce23" table:formula="of:=PHRASE([.$B5];[.E$3];[.$A$5];[.$C$1])" office:value-type="string" office:string-value="Every day" calcext:value-type="string">
            <text:p>Every day</text:p>
          </table:table-cell>
          <table:table-cell table:style-name="ce23" table:formula="of:=PHRASE([.$B5];[.F$3];[.$A$5];[.$C$1])" office:value-type="string" office:string-value="Every day" calcext:value-type="string">
            <text:p>Every day</text:p>
          </table:table-cell>
          <table:table-cell table:style-name="ce23" table:formula="of:=PHRASE([.$B5];[.G$3];[.$A$5];[.$G$1])" office:value-type="string" office:string-value="Every day" calcext:value-type="string">
            <text:p>Every day</text:p>
          </table:table-cell>
          <table:table-cell table:style-name="ce23" table:formula="of:=PHRASE([.$B5];[.H$3];[.$A$5];[.$G$1])" office:value-type="string" office:string-value="Every day" calcext:value-type="string">
            <text:p>Every day</text:p>
          </table:table-cell>
          <table:table-cell table:style-name="ce23" table:formula="of:=PHRASE([.$B5];[.I$3];[.$A$5];[.$G$1])" office:value-type="string" office:string-value="Every day" calcext:value-type="string">
            <text:p>Every day</text:p>
          </table:table-cell>
          <table:table-cell table:style-name="ce23" table:formula="of:=PHRASE([.$B5];[.J$3];[.$A$5];[.$G$1])" office:value-type="string" office:string-value="Every day" calcext:value-type="string">
            <text:p>Every day</text:p>
          </table:table-cell>
          <table:table-cell table:style-name="ce23" table:formula="of:=PHRASE([.$B5];[.K$3];[.$A$5];[.$K$1])" office:value-type="string" office:string-value="Every day" calcext:value-type="string">
            <text:p>Every day</text:p>
          </table:table-cell>
          <table:table-cell table:style-name="ce23" table:formula="of:=PHRASE([.$B5];[.L$3];[.$A$5];[.$K$1])" office:value-type="string" office:string-value="Every day" calcext:value-type="string">
            <text:p>Every day</text:p>
          </table:table-cell>
          <table:table-cell table:style-name="ce23" table:formula="of:=PHRASE([.$B5];[.M$3];[.$A$5];[.$K$1])" office:value-type="string" office:string-value="Every day" calcext:value-type="string">
            <text:p>Every day</text:p>
          </table:table-cell>
          <table:table-cell table:style-name="ce23" table:formula="of:=PHRASE([.$B5];[.N$3];[.$A$5];[.$K$1])" office:value-type="string" office:string-value="Every day" calcext:value-type="string">
            <text:p>Every day</text:p>
          </table:table-cell>
          <table:table-cell table:style-name="ce23" table:formula="of:=PHRASE([.$B5];[.O$3];[.$A$5];[.$O$1])" office:value-type="string" office:string-value="Every day" calcext:value-type="string">
            <text:p>Every day</text:p>
          </table:table-cell>
          <table:table-cell table:style-name="ce23" table:formula="of:=PHRASE([.$B5];[.P$3];[.$A$5];[.$O$1])" office:value-type="string" office:string-value="Every day" calcext:value-type="string">
            <text:p>Every day</text:p>
          </table:table-cell>
          <table:table-cell table:style-name="ce23" table:formula="of:=PHRASE([.$B5];[.Q$3];[.$A$5];[.$O$1])" office:value-type="string" office:string-value="Every day" calcext:value-type="string">
            <text:p>Every day</text:p>
          </table:table-cell>
          <table:table-cell table:style-name="ce23" table:formula="of:=PHRASE([.$B5];[.R$3];[.$A$5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>
          <table:covered-table-cell table:style-name="ce15"/>
          <table:table-cell table:style-name="ce19" office:value-type="float" office:value="5" calcext:value-type="float">
            <text:p>5</text:p>
          </table:table-cell>
          <table:table-cell table:style-name="ce23" table:formula="of:=PHRASE([.$B6];[.C$3];[.$A$5];[.$C$1])">
            <text:p/>
          </table:table-cell>
          <table:table-cell table:style-name="ce23" table:formula="of:=PHRASE([.$B6];[.D$3];[.$A$5];[.$C$1])">
            <text:p/>
          </table:table-cell>
          <table:table-cell table:style-name="ce23" table:formula="of:=PHRASE([.$B6];[.E$3];[.$A$5];[.$C$1])" office:value-type="string" office:string-value="Every day" calcext:value-type="string">
            <text:p>Every day</text:p>
          </table:table-cell>
          <table:table-cell table:style-name="ce23" table:formula="of:=PHRASE([.$B6];[.F$3];[.$A$5];[.$C$1])" office:value-type="string" office:string-value="Every day" calcext:value-type="string">
            <text:p>Every day</text:p>
          </table:table-cell>
          <table:table-cell table:style-name="ce23" table:formula="of:=PHRASE([.$B6];[.G$3];[.$A$5];[.$G$1])" office:value-type="string" office:string-value="Every day" calcext:value-type="string">
            <text:p>Every day</text:p>
          </table:table-cell>
          <table:table-cell table:style-name="ce23" table:formula="of:=PHRASE([.$B6];[.H$3];[.$A$5];[.$G$1])" office:value-type="string" office:string-value="Every day" calcext:value-type="string">
            <text:p>Every day</text:p>
          </table:table-cell>
          <table:table-cell table:style-name="ce23" table:formula="of:=PHRASE([.$B6];[.I$3];[.$A$5];[.$G$1])" office:value-type="string" office:string-value="Every day" calcext:value-type="string">
            <text:p>Every day</text:p>
          </table:table-cell>
          <table:table-cell table:style-name="ce23" table:formula="of:=PHRASE([.$B6];[.J$3];[.$A$5];[.$G$1])" office:value-type="string" office:string-value="Every day" calcext:value-type="string">
            <text:p>Every day</text:p>
          </table:table-cell>
          <table:table-cell table:style-name="ce23" table:formula="of:=PHRASE([.$B6];[.K$3];[.$A$5];[.$K$1])" office:value-type="string" office:string-value="Every day" calcext:value-type="string">
            <text:p>Every day</text:p>
          </table:table-cell>
          <table:table-cell table:style-name="ce23" table:formula="of:=PHRASE([.$B6];[.L$3];[.$A$5];[.$K$1])" office:value-type="string" office:string-value="Every day" calcext:value-type="string">
            <text:p>Every day</text:p>
          </table:table-cell>
          <table:table-cell table:style-name="ce23" table:formula="of:=PHRASE([.$B6];[.M$3];[.$A$5];[.$K$1])" office:value-type="string" office:string-value="Every day" calcext:value-type="string">
            <text:p>Every day</text:p>
          </table:table-cell>
          <table:table-cell table:style-name="ce23" table:formula="of:=PHRASE([.$B6];[.N$3];[.$A$5];[.$K$1])" office:value-type="string" office:string-value="Every day" calcext:value-type="string">
            <text:p>Every day</text:p>
          </table:table-cell>
          <table:table-cell table:style-name="ce23" table:formula="of:=PHRASE([.$B6];[.O$3];[.$A$5];[.$O$1])" office:value-type="string" office:string-value="Every day" calcext:value-type="string">
            <text:p>Every day</text:p>
          </table:table-cell>
          <table:table-cell table:style-name="ce23" table:formula="of:=PHRASE([.$B6];[.P$3];[.$A$5];[.$O$1])" office:value-type="string" office:string-value="Every day" calcext:value-type="string">
            <text:p>Every day</text:p>
          </table:table-cell>
          <table:table-cell table:style-name="ce23" table:formula="of:=PHRASE([.$B6];[.Q$3];[.$A$5];[.$O$1])" office:value-type="string" office:string-value="Every day" calcext:value-type="string">
            <text:p>Every day</text:p>
          </table:table-cell>
          <table:table-cell table:style-name="ce23" table:formula="of:=PHRASE([.$B6];[.R$3];[.$A$5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>
          <table:covered-table-cell table:style-name="ce15"/>
          <table:table-cell table:style-name="ce19" office:value-type="string" calcext:value-type="string">
            <text:p>10,13 &amp; 18</text:p>
          </table:table-cell>
          <table:table-cell table:style-name="ce23" table:formula="of:=PHRASE([.$B7];[.C$3];[.$A$5];[.$C$1])">
            <text:p/>
          </table:table-cell>
          <table:table-cell table:style-name="ce23" table:formula="of:=PHRASE([.$B7];[.D$3];[.$A$5];[.$C$1])" office:value-type="string" office:string-value="Every day" calcext:value-type="string">
            <text:p>Every day</text:p>
          </table:table-cell>
          <table:table-cell table:style-name="ce23" table:formula="of:=PHRASE([.$B7];[.E$3];[.$A$5];[.$C$1])" office:value-type="string" office:string-value="Every day" calcext:value-type="string">
            <text:p>Every day</text:p>
          </table:table-cell>
          <table:table-cell table:style-name="ce23" table:formula="of:=PHRASE([.$B7];[.F$3];[.$A$5];[.$C$1])" office:value-type="string" office:string-value="Every day" calcext:value-type="string">
            <text:p>Every day</text:p>
          </table:table-cell>
          <table:table-cell table:style-name="ce23" table:formula="of:=PHRASE([.$B7];[.G$3];[.$A$5];[.$G$1])" office:value-type="string" office:string-value="Every day" calcext:value-type="string">
            <text:p>Every day</text:p>
          </table:table-cell>
          <table:table-cell table:style-name="ce23" table:formula="of:=PHRASE([.$B7];[.H$3];[.$A$5];[.$G$1])" office:value-type="string" office:string-value="Every day" calcext:value-type="string">
            <text:p>Every day</text:p>
          </table:table-cell>
          <table:table-cell table:style-name="ce23" table:formula="of:=PHRASE([.$B7];[.I$3];[.$A$5];[.$G$1])" office:value-type="string" office:string-value="Every day" calcext:value-type="string">
            <text:p>Every day</text:p>
          </table:table-cell>
          <table:table-cell table:style-name="ce23" table:formula="of:=PHRASE([.$B7];[.J$3];[.$A$5];[.$G$1])" office:value-type="string" office:string-value="Every day" calcext:value-type="string">
            <text:p>Every day</text:p>
          </table:table-cell>
          <table:table-cell table:style-name="ce23" table:formula="of:=PHRASE([.$B7];[.K$3];[.$A$5];[.$K$1])" office:value-type="string" office:string-value="Every day" calcext:value-type="string">
            <text:p>Every day</text:p>
          </table:table-cell>
          <table:table-cell table:style-name="ce23" table:formula="of:=PHRASE([.$B7];[.L$3];[.$A$5];[.$K$1])" office:value-type="string" office:string-value="Every day" calcext:value-type="string">
            <text:p>Every day</text:p>
          </table:table-cell>
          <table:table-cell table:style-name="ce23" table:formula="of:=PHRASE([.$B7];[.M$3];[.$A$5];[.$K$1])" office:value-type="string" office:string-value="Every day" calcext:value-type="string">
            <text:p>Every day</text:p>
          </table:table-cell>
          <table:table-cell table:style-name="ce23" table:formula="of:=PHRASE([.$B7];[.N$3];[.$A$5];[.$K$1])" office:value-type="string" office:string-value="Every day" calcext:value-type="string">
            <text:p>Every day</text:p>
          </table:table-cell>
          <table:table-cell table:style-name="ce23" table:formula="of:=PHRASE([.$B7];[.O$3];[.$A$5];[.$O$1])" office:value-type="string" office:string-value="Every day" calcext:value-type="string">
            <text:p>Every day</text:p>
          </table:table-cell>
          <table:table-cell table:style-name="ce23" table:formula="of:=PHRASE([.$B7];[.P$3];[.$A$5];[.$O$1])" office:value-type="string" office:string-value="Every day" calcext:value-type="string">
            <text:p>Every day</text:p>
          </table:table-cell>
          <table:table-cell table:style-name="ce23" table:formula="of:=PHRASE([.$B7];[.Q$3];[.$A$5];[.$O$1])" office:value-type="string" office:string-value="Every day" calcext:value-type="string">
            <text:p>Every day</text:p>
          </table:table-cell>
          <table:table-cell table:style-name="ce23" table:formula="of:=PHRASE([.$B7];[.R$3];[.$A$5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>
          <table:covered-table-cell table:style-name="ce15"/>
          <table:table-cell table:style-name="ce19" table:formula="of:=&quot;- 13,21 &amp; 29&quot;" office:value-type="string" office:string-value="- 13,21 &amp; 29" calcext:value-type="string">
            <text:p>- 13,21 &amp; 29</text:p>
          </table:table-cell>
          <table:table-cell table:style-name="ce23" table:formula="of:=PHRASE([.$B8];[.C$3];[.$A$5];[.$C$1])" office:value-type="string" office:string-value="Every day" calcext:value-type="string">
            <text:p>Every day</text:p>
          </table:table-cell>
          <table:table-cell table:style-name="ce23" table:formula="of:=PHRASE([.$B8];[.D$3];[.$A$5];[.$C$1])" office:value-type="string" office:string-value="Every day" calcext:value-type="string">
            <text:p>Every day</text:p>
          </table:table-cell>
          <table:table-cell table:style-name="ce23" table:formula="of:=PHRASE([.$B8];[.E$3];[.$A$5];[.$C$1])" office:value-type="string" office:string-value="Every day" calcext:value-type="string">
            <text:p>Every day</text:p>
          </table:table-cell>
          <table:table-cell table:style-name="ce23" table:formula="of:=PHRASE([.$B8];[.F$3];[.$A$5];[.$C$1])" office:value-type="string" office:string-value="Every day" calcext:value-type="string">
            <text:p>Every day</text:p>
          </table:table-cell>
          <table:table-cell table:style-name="ce23" table:formula="of:=PHRASE([.$B8];[.G$3];[.$A$5];[.$G$1])" office:value-type="string" office:string-value="Every day" calcext:value-type="string">
            <text:p>Every day</text:p>
          </table:table-cell>
          <table:table-cell table:style-name="ce23" table:formula="of:=PHRASE([.$B8];[.H$3];[.$A$5];[.$G$1])" office:value-type="string" office:string-value="Every day" calcext:value-type="string">
            <text:p>Every day</text:p>
          </table:table-cell>
          <table:table-cell table:style-name="ce23" table:formula="of:=PHRASE([.$B8];[.I$3];[.$A$5];[.$G$1])" office:value-type="string" office:string-value="Every day" calcext:value-type="string">
            <text:p>Every day</text:p>
          </table:table-cell>
          <table:table-cell table:style-name="ce23" table:formula="of:=PHRASE([.$B8];[.J$3];[.$A$5];[.$G$1])" office:value-type="string" office:string-value="Every day" calcext:value-type="string">
            <text:p>Every day</text:p>
          </table:table-cell>
          <table:table-cell table:style-name="ce23" table:formula="of:=PHRASE([.$B8];[.K$3];[.$A$5];[.$K$1])" office:value-type="string" office:string-value="Every day" calcext:value-type="string">
            <text:p>Every day</text:p>
          </table:table-cell>
          <table:table-cell table:style-name="ce23" table:formula="of:=PHRASE([.$B8];[.L$3];[.$A$5];[.$K$1])" office:value-type="string" office:string-value="Every day" calcext:value-type="string">
            <text:p>Every day</text:p>
          </table:table-cell>
          <table:table-cell table:style-name="ce23" table:formula="of:=PHRASE([.$B8];[.M$3];[.$A$5];[.$K$1])" office:value-type="string" office:string-value="Every day" calcext:value-type="string">
            <text:p>Every day</text:p>
          </table:table-cell>
          <table:table-cell table:style-name="ce23" table:formula="of:=PHRASE([.$B8];[.N$3];[.$A$5];[.$K$1])" office:value-type="string" office:string-value="Every day" calcext:value-type="string">
            <text:p>Every day</text:p>
          </table:table-cell>
          <table:table-cell table:style-name="ce23" table:formula="of:=PHRASE([.$B8];[.O$3];[.$A$5];[.$O$1])" office:value-type="string" office:string-value="Every day" calcext:value-type="string">
            <text:p>Every day</text:p>
          </table:table-cell>
          <table:table-cell table:style-name="ce23" table:formula="of:=PHRASE([.$B8];[.P$3];[.$A$5];[.$O$1])" office:value-type="string" office:string-value="Every day" calcext:value-type="string">
            <text:p>Every day</text:p>
          </table:table-cell>
          <table:table-cell table:style-name="ce23" table:formula="of:=PHRASE([.$B8];[.Q$3];[.$A$5];[.$O$1])" office:value-type="string" office:string-value="Every day" calcext:value-type="string">
            <text:p>Every day</text:p>
          </table:table-cell>
          <table:table-cell table:style-name="ce23" table:formula="of:=PHRASE([.$B8];[.R$3];[.$A$5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4">
            <text:p>2ème</text:p>
          </table:table-cell>
          <table:table-cell table:style-name="ce19" office:value-type="string" calcext:value-type="string">
            <text:p>*</text:p>
          </table:table-cell>
          <table:table-cell table:style-name="ce23" table:formula="of:=PHRASE([.$B9];[.C$3];[.$A$9];[.$C$1])" office:value-type="string" office:string-value="Every day" calcext:value-type="string">
            <text:p>Every day</text:p>
          </table:table-cell>
          <table:table-cell table:style-name="ce23" table:formula="of:=PHRASE([.$B9];[.D$3];[.$A$9];[.$C$1])" office:value-type="string" office:string-value="Every day" calcext:value-type="string">
            <text:p>Every day</text:p>
          </table:table-cell>
          <table:table-cell table:style-name="ce23" table:formula="of:=PHRASE([.$B9];[.E$3];[.$A$9];[.$C$1])" office:value-type="string" office:string-value="Every day" calcext:value-type="string">
            <text:p>Every day</text:p>
          </table:table-cell>
          <table:table-cell table:style-name="ce23" table:formula="of:=PHRASE([.$B9];[.F$3];[.$A$9];[.$C$1])" office:value-type="string" office:string-value="Every day" calcext:value-type="string">
            <text:p>Every day</text:p>
          </table:table-cell>
          <table:table-cell table:style-name="ce23" table:formula="of:=PHRASE([.$B9];[.G$3];[.$A$9];[.$G$1])" office:value-type="string" office:string-value="Every day" calcext:value-type="string">
            <text:p>Every day</text:p>
          </table:table-cell>
          <table:table-cell table:style-name="ce23" table:formula="of:=PHRASE([.$B9];[.H$3];[.$A$9];[.$G$1])" office:value-type="string" office:string-value="Every day" calcext:value-type="string">
            <text:p>Every day</text:p>
          </table:table-cell>
          <table:table-cell table:style-name="ce23" table:formula="of:=PHRASE([.$B9];[.I$3];[.$A$9];[.$G$1])" office:value-type="string" office:string-value="Every day" calcext:value-type="string">
            <text:p>Every day</text:p>
          </table:table-cell>
          <table:table-cell table:style-name="ce23" table:formula="of:=PHRASE([.$B9];[.J$3];[.$A$9];[.$G$1])" office:value-type="string" office:string-value="Every day" calcext:value-type="string">
            <text:p>Every day</text:p>
          </table:table-cell>
          <table:table-cell table:style-name="ce23" table:formula="of:=PHRASE([.$B9];[.K$3];[.$A$9];[.$K$1])" office:value-type="string" office:string-value="Every day" calcext:value-type="string">
            <text:p>Every day</text:p>
          </table:table-cell>
          <table:table-cell table:style-name="ce23" table:formula="of:=PHRASE([.$B9];[.L$3];[.$A$9];[.$K$1])" office:value-type="string" office:string-value="Every day" calcext:value-type="string">
            <text:p>Every day</text:p>
          </table:table-cell>
          <table:table-cell table:style-name="ce23" table:formula="of:=PHRASE([.$B9];[.M$3];[.$A$9];[.$K$1])" office:value-type="string" office:string-value="Every day" calcext:value-type="string">
            <text:p>Every day</text:p>
          </table:table-cell>
          <table:table-cell table:style-name="ce23" table:formula="of:=PHRASE([.$B9];[.N$3];[.$A$9];[.$K$1])" office:value-type="string" office:string-value="Every day" calcext:value-type="string">
            <text:p>Every day</text:p>
          </table:table-cell>
          <table:table-cell table:style-name="ce23" table:formula="of:=PHRASE([.$B9];[.O$3];[.$A$9];[.$O$1])" office:value-type="string" office:string-value="Every day" calcext:value-type="string">
            <text:p>Every day</text:p>
          </table:table-cell>
          <table:table-cell table:style-name="ce23" table:formula="of:=PHRASE([.$B9];[.P$3];[.$A$9];[.$O$1])" office:value-type="string" office:string-value="Every day" calcext:value-type="string">
            <text:p>Every day</text:p>
          </table:table-cell>
          <table:table-cell table:style-name="ce23" table:formula="of:=PHRASE([.$B9];[.Q$3];[.$A$9];[.$O$1])" office:value-type="string" office:string-value="Every day" calcext:value-type="string">
            <text:p>Every day</text:p>
          </table:table-cell>
          <table:table-cell table:style-name="ce23" table:formula="of:=PHRASE([.$B9];[.R$3];[.$A$9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8">
          <table:covered-table-cell table:style-name="ce13"/>
          <table:table-cell table:style-name="ce19" office:value-type="float" office:value="5" calcext:value-type="float">
            <text:p>5</text:p>
          </table:table-cell>
          <table:table-cell table:style-name="ce23" table:formula="of:=PHRASE([.$B10];[.C$3];[.$A$9];[.$C$1])" office:value-type="string" office:string-value="Every day on 5" calcext:value-type="string">
            <text:p>Every day on 5</text:p>
          </table:table-cell>
          <table:table-cell table:style-name="ce23" table:formula="of:=PHRASE([.$B10];[.D$3];[.$A$9];[.$C$1])" office:value-type="string" office:string-value="Every day" calcext:value-type="string">
            <text:p>Every day</text:p>
          </table:table-cell>
          <table:table-cell table:style-name="ce23" table:formula="of:=PHRASE([.$B10];[.E$3];[.$A$9];[.$C$1])" office:value-type="string" office:string-value="Every day" calcext:value-type="string">
            <text:p>Every day</text:p>
          </table:table-cell>
          <table:table-cell table:style-name="ce23" table:formula="of:=PHRASE([.$B10];[.F$3];[.$A$9];[.$C$1])" office:value-type="string" office:string-value="Every day" calcext:value-type="string">
            <text:p>Every day</text:p>
          </table:table-cell>
          <table:table-cell table:style-name="ce23" table:formula="of:=PHRASE([.$B10];[.G$3];[.$A$9];[.$G$1])" office:value-type="string" office:string-value="Every day" calcext:value-type="string">
            <text:p>Every day</text:p>
          </table:table-cell>
          <table:table-cell table:style-name="ce23" table:formula="of:=PHRASE([.$B10];[.H$3];[.$A$9];[.$G$1])" office:value-type="string" office:string-value="Every day" calcext:value-type="string">
            <text:p>Every day</text:p>
          </table:table-cell>
          <table:table-cell table:style-name="ce23" table:formula="of:=PHRASE([.$B10];[.I$3];[.$A$9];[.$G$1])" office:value-type="string" office:string-value="Every day" calcext:value-type="string">
            <text:p>Every day</text:p>
          </table:table-cell>
          <table:table-cell table:style-name="ce23" table:formula="of:=PHRASE([.$B10];[.J$3];[.$A$9];[.$G$1])" office:value-type="string" office:string-value="Every day" calcext:value-type="string">
            <text:p>Every day</text:p>
          </table:table-cell>
          <table:table-cell table:style-name="ce23" table:formula="of:=PHRASE([.$B10];[.K$3];[.$A$9];[.$K$1])" office:value-type="string" office:string-value="Every day" calcext:value-type="string">
            <text:p>Every day</text:p>
          </table:table-cell>
          <table:table-cell table:style-name="ce23" table:formula="of:=PHRASE([.$B10];[.L$3];[.$A$9];[.$K$1])" office:value-type="string" office:string-value="Every day" calcext:value-type="string">
            <text:p>Every day</text:p>
          </table:table-cell>
          <table:table-cell table:style-name="ce23" table:formula="of:=PHRASE([.$B10];[.M$3];[.$A$9];[.$K$1])" office:value-type="string" office:string-value="Every day" calcext:value-type="string">
            <text:p>Every day</text:p>
          </table:table-cell>
          <table:table-cell table:style-name="ce23" table:formula="of:=PHRASE([.$B10];[.N$3];[.$A$9];[.$K$1])" office:value-type="string" office:string-value="Every day" calcext:value-type="string">
            <text:p>Every day</text:p>
          </table:table-cell>
          <table:table-cell table:style-name="ce23" table:formula="of:=PHRASE([.$B10];[.O$3];[.$A$9];[.$O$1])" office:value-type="string" office:string-value="Every day" calcext:value-type="string">
            <text:p>Every day</text:p>
          </table:table-cell>
          <table:table-cell table:style-name="ce23" table:formula="of:=PHRASE([.$B10];[.P$3];[.$A$9];[.$O$1])" office:value-type="string" office:string-value="Every day" calcext:value-type="string">
            <text:p>Every day</text:p>
          </table:table-cell>
          <table:table-cell table:style-name="ce23" table:formula="of:=PHRASE([.$B10];[.Q$3];[.$A$9];[.$O$1])" office:value-type="string" office:string-value="Every day" calcext:value-type="string">
            <text:p>Every day</text:p>
          </table:table-cell>
          <table:table-cell table:style-name="ce23" table:formula="of:=PHRASE([.$B10];[.R$3];[.$A$9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8">
          <table:covered-table-cell table:style-name="ce13"/>
          <table:table-cell table:style-name="ce19" office:value-type="string" calcext:value-type="string">
            <text:p>10,13 &amp; 18</text:p>
          </table:table-cell>
          <table:table-cell table:style-name="ce23" table:formula="of:=PHRASE([.$B11];[.C$3];[.$A$9];[.$C$1])" office:value-type="string" office:string-value="Every day on 10,13 &amp; 18" calcext:value-type="string">
            <text:p>Every day on 10,13 &amp; 18</text:p>
          </table:table-cell>
          <table:table-cell table:style-name="ce23" table:formula="of:=PHRASE([.$B11];[.D$3];[.$A$9];[.$C$1])" office:value-type="string" office:string-value="Every day" calcext:value-type="string">
            <text:p>Every day</text:p>
          </table:table-cell>
          <table:table-cell table:style-name="ce23" table:formula="of:=PHRASE([.$B11];[.E$3];[.$A$9];[.$C$1])" office:value-type="string" office:string-value="Every day" calcext:value-type="string">
            <text:p>Every day</text:p>
          </table:table-cell>
          <table:table-cell table:style-name="ce23" table:formula="of:=PHRASE([.$B11];[.F$3];[.$A$9];[.$C$1])" office:value-type="string" office:string-value="Every day" calcext:value-type="string">
            <text:p>Every day</text:p>
          </table:table-cell>
          <table:table-cell table:style-name="ce23" table:formula="of:=PHRASE([.$B11];[.G$3];[.$A$9];[.$G$1])" office:value-type="string" office:string-value="Every day" calcext:value-type="string">
            <text:p>Every day</text:p>
          </table:table-cell>
          <table:table-cell table:style-name="ce23" table:formula="of:=PHRASE([.$B11];[.H$3];[.$A$9];[.$G$1])" office:value-type="string" office:string-value="Every day" calcext:value-type="string">
            <text:p>Every day</text:p>
          </table:table-cell>
          <table:table-cell table:style-name="ce23" table:formula="of:=PHRASE([.$B11];[.I$3];[.$A$9];[.$G$1])" office:value-type="string" office:string-value="Every day" calcext:value-type="string">
            <text:p>Every day</text:p>
          </table:table-cell>
          <table:table-cell table:style-name="ce23" table:formula="of:=PHRASE([.$B11];[.J$3];[.$A$9];[.$G$1])" office:value-type="string" office:string-value="Every day" calcext:value-type="string">
            <text:p>Every day</text:p>
          </table:table-cell>
          <table:table-cell table:style-name="ce23" table:formula="of:=PHRASE([.$B11];[.K$3];[.$A$9];[.$K$1])" office:value-type="string" office:string-value="Every day" calcext:value-type="string">
            <text:p>Every day</text:p>
          </table:table-cell>
          <table:table-cell table:style-name="ce23" table:formula="of:=PHRASE([.$B11];[.L$3];[.$A$9];[.$K$1])" office:value-type="string" office:string-value="Every day" calcext:value-type="string">
            <text:p>Every day</text:p>
          </table:table-cell>
          <table:table-cell table:style-name="ce23" table:formula="of:=PHRASE([.$B11];[.M$3];[.$A$9];[.$K$1])" office:value-type="string" office:string-value="Every day" calcext:value-type="string">
            <text:p>Every day</text:p>
          </table:table-cell>
          <table:table-cell table:style-name="ce23" table:formula="of:=PHRASE([.$B11];[.N$3];[.$A$9];[.$K$1])" office:value-type="string" office:string-value="Every day" calcext:value-type="string">
            <text:p>Every day</text:p>
          </table:table-cell>
          <table:table-cell table:style-name="ce23" table:formula="of:=PHRASE([.$B11];[.O$3];[.$A$9];[.$O$1])" office:value-type="string" office:string-value="Every day" calcext:value-type="string">
            <text:p>Every day</text:p>
          </table:table-cell>
          <table:table-cell table:style-name="ce23" table:formula="of:=PHRASE([.$B11];[.P$3];[.$A$9];[.$O$1])" office:value-type="string" office:string-value="Every day" calcext:value-type="string">
            <text:p>Every day</text:p>
          </table:table-cell>
          <table:table-cell table:style-name="ce23" table:formula="of:=PHRASE([.$B11];[.Q$3];[.$A$9];[.$O$1])" office:value-type="string" office:string-value="Every day" calcext:value-type="string">
            <text:p>Every day</text:p>
          </table:table-cell>
          <table:table-cell table:style-name="ce23" table:formula="of:=PHRASE([.$B11];[.R$3];[.$A$9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9">
          <table:covered-table-cell table:style-name="ce13"/>
          <table:table-cell table:style-name="ce19" table:formula="of:=&quot;- 13,21 &amp; 29&quot;" office:value-type="string" office:string-value="- 13,21 &amp; 29" calcext:value-type="string">
            <text:p>- 13,21 &amp; 29</text:p>
          </table:table-cell>
          <table:table-cell table:style-name="ce23" table:formula="of:=PHRASE([.$B12];[.C$3];[.$A$9];[.$C$1])" office:value-type="string" office:string-value="Every day except on 13,21 &amp; 29" calcext:value-type="string">
            <text:p>Every day except on 13,21 &amp; 29</text:p>
          </table:table-cell>
          <table:table-cell table:style-name="ce23" table:formula="of:=PHRASE([.$B12];[.D$3];[.$A$9];[.$C$1])" office:value-type="string" office:string-value="Every day" calcext:value-type="string">
            <text:p>Every day</text:p>
          </table:table-cell>
          <table:table-cell table:style-name="ce23" table:formula="of:=PHRASE([.$B12];[.E$3];[.$A$9];[.$C$1])" office:value-type="string" office:string-value="Every day" calcext:value-type="string">
            <text:p>Every day</text:p>
          </table:table-cell>
          <table:table-cell table:style-name="ce23" table:formula="of:=PHRASE([.$B12];[.F$3];[.$A$9];[.$C$1])" office:value-type="string" office:string-value="Every day" calcext:value-type="string">
            <text:p>Every day</text:p>
          </table:table-cell>
          <table:table-cell table:style-name="ce23" table:formula="of:=PHRASE([.$B12];[.G$3];[.$A$9];[.$G$1])" office:value-type="string" office:string-value="Every day" calcext:value-type="string">
            <text:p>Every day</text:p>
          </table:table-cell>
          <table:table-cell table:style-name="ce23" table:formula="of:=PHRASE([.$B12];[.H$3];[.$A$9];[.$G$1])" office:value-type="string" office:string-value="Every day" calcext:value-type="string">
            <text:p>Every day</text:p>
          </table:table-cell>
          <table:table-cell table:style-name="ce23" table:formula="of:=PHRASE([.$B12];[.I$3];[.$A$9];[.$G$1])" office:value-type="string" office:string-value="Every day" calcext:value-type="string">
            <text:p>Every day</text:p>
          </table:table-cell>
          <table:table-cell table:style-name="ce23" table:formula="of:=PHRASE([.$B12];[.J$3];[.$A$9];[.$G$1])" office:value-type="string" office:string-value="Every day" calcext:value-type="string">
            <text:p>Every day</text:p>
          </table:table-cell>
          <table:table-cell table:style-name="ce23" table:formula="of:=PHRASE([.$B12];[.K$3];[.$A$9];[.$K$1])" office:value-type="string" office:string-value="Every day" calcext:value-type="string">
            <text:p>Every day</text:p>
          </table:table-cell>
          <table:table-cell table:style-name="ce23" table:formula="of:=PHRASE([.$B12];[.L$3];[.$A$9];[.$K$1])" office:value-type="string" office:string-value="Every day" calcext:value-type="string">
            <text:p>Every day</text:p>
          </table:table-cell>
          <table:table-cell table:style-name="ce23" table:formula="of:=PHRASE([.$B12];[.M$3];[.$A$9];[.$K$1])" office:value-type="string" office:string-value="Every day" calcext:value-type="string">
            <text:p>Every day</text:p>
          </table:table-cell>
          <table:table-cell table:style-name="ce23" table:formula="of:=PHRASE([.$B12];[.N$3];[.$A$9];[.$K$1])" office:value-type="string" office:string-value="Every day" calcext:value-type="string">
            <text:p>Every day</text:p>
          </table:table-cell>
          <table:table-cell table:style-name="ce23" table:formula="of:=PHRASE([.$B12];[.O$3];[.$A$9];[.$O$1])" office:value-type="string" office:string-value="Every day" calcext:value-type="string">
            <text:p>Every day</text:p>
          </table:table-cell>
          <table:table-cell table:style-name="ce23" table:formula="of:=PHRASE([.$B12];[.P$3];[.$A$9];[.$O$1])" office:value-type="string" office:string-value="Every day" calcext:value-type="string">
            <text:p>Every day</text:p>
          </table:table-cell>
          <table:table-cell table:style-name="ce23" table:formula="of:=PHRASE([.$B12];[.Q$3];[.$A$9];[.$O$1])" office:value-type="string" office:string-value="Every day" calcext:value-type="string">
            <text:p>Every day</text:p>
          </table:table-cell>
          <table:table-cell table:style-name="ce23" table:formula="of:=PHRASE([.$B12];[.R$3];[.$A$9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4">
            <text:p>2ème &amp; 3ème</text:p>
          </table:table-cell>
          <table:table-cell table:style-name="ce19" office:value-type="string" calcext:value-type="string">
            <text:p>*</text:p>
          </table:table-cell>
          <table:table-cell table:style-name="ce23" table:formula="of:=PHRASE([.$B13];[.C$3];[.$A$13];[.$C$1])" office:value-type="string" office:string-value="Every day" calcext:value-type="string">
            <text:p>Every day</text:p>
          </table:table-cell>
          <table:table-cell table:style-name="ce23" table:formula="of:=PHRASE([.$B13];[.D$3];[.$A$13];[.$C$1])" office:value-type="string" office:string-value="Every day" calcext:value-type="string">
            <text:p>Every day</text:p>
          </table:table-cell>
          <table:table-cell table:style-name="ce23" table:formula="of:=PHRASE([.$B13];[.E$3];[.$A$13];[.$C$1])" office:value-type="string" office:string-value="Every day" calcext:value-type="string">
            <text:p>Every day</text:p>
          </table:table-cell>
          <table:table-cell table:style-name="ce23" table:formula="of:=PHRASE([.$B13];[.F$3];[.$A13];[.$C$1])" office:value-type="string" office:string-value="Every day" calcext:value-type="string">
            <text:p>Every day</text:p>
          </table:table-cell>
          <table:table-cell table:style-name="ce23" table:formula="of:=PHRASE([.$B13];[.G$3];[.$A$13];[.$G$1])" office:value-type="string" office:string-value="Every day" calcext:value-type="string">
            <text:p>Every day</text:p>
          </table:table-cell>
          <table:table-cell table:style-name="ce23" table:formula="of:=PHRASE([.$B13];[.H$3];[.$A$13];[.$G$1])" office:value-type="string" office:string-value="Every day" calcext:value-type="string">
            <text:p>Every day</text:p>
          </table:table-cell>
          <table:table-cell table:style-name="ce23" table:formula="of:=PHRASE([.$B13];[.I$3];[.$A$13];[.$G$1])" office:value-type="string" office:string-value="Every day" calcext:value-type="string">
            <text:p>Every day</text:p>
          </table:table-cell>
          <table:table-cell table:style-name="ce23" table:formula="of:=PHRASE([.$B13];[.J$3];[.$A$13];[.$G$1])" office:value-type="string" office:string-value="Every day" calcext:value-type="string">
            <text:p>Every day</text:p>
          </table:table-cell>
          <table:table-cell table:style-name="ce23" table:formula="of:=PHRASE([.$B13];[.K$3];[.$A$13];[.$K$1])" office:value-type="string" office:string-value="Every day" calcext:value-type="string">
            <text:p>Every day</text:p>
          </table:table-cell>
          <table:table-cell table:style-name="ce23" table:formula="of:=PHRASE([.$B13];[.L$3];[.$A$13];[.$K$1])" office:value-type="string" office:string-value="Every day" calcext:value-type="string">
            <text:p>Every day</text:p>
          </table:table-cell>
          <table:table-cell table:style-name="ce23" table:formula="of:=PHRASE([.$B13];[.M$3];[.$A$13];[.$K$1])" office:value-type="string" office:string-value="Every day" calcext:value-type="string">
            <text:p>Every day</text:p>
          </table:table-cell>
          <table:table-cell table:style-name="ce23" table:formula="of:=PHRASE([.$B13];[.N$3];[.$A$13];[.$K$1])" office:value-type="string" office:string-value="Every day" calcext:value-type="string">
            <text:p>Every day</text:p>
          </table:table-cell>
          <table:table-cell table:style-name="ce23" table:formula="of:=PHRASE([.$B13];[.O$3];[.$A$13];[.$O$1])" office:value-type="string" office:string-value="Every day" calcext:value-type="string">
            <text:p>Every day</text:p>
          </table:table-cell>
          <table:table-cell table:style-name="ce23" table:formula="of:=PHRASE([.$B13];[.P$3];[.$A$13];[.$O$1])" office:value-type="string" office:string-value="Every day" calcext:value-type="string">
            <text:p>Every day</text:p>
          </table:table-cell>
          <table:table-cell table:style-name="ce23" table:formula="of:=PHRASE([.$B13];[.Q$3];[.$A$13];[.$O$1])" office:value-type="string" office:string-value="Every day" calcext:value-type="string">
            <text:p>Every day</text:p>
          </table:table-cell>
          <table:table-cell table:style-name="ce23" table:formula="of:=PHRASE([.$B13];[.R$3];[.$A$13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8">
          <table:covered-table-cell table:style-name="ce13"/>
          <table:table-cell table:style-name="ce19" office:value-type="float" office:value="5" calcext:value-type="float">
            <text:p>5</text:p>
          </table:table-cell>
          <table:table-cell table:style-name="ce23" table:formula="of:=PHRASE([.$B14];[.C$3];[.$A$13];[.$C$1])" office:value-type="string" office:string-value="Every day on 5" calcext:value-type="string">
            <text:p>Every day on 5</text:p>
          </table:table-cell>
          <table:table-cell table:style-name="ce23" table:formula="of:=PHRASE([.$B14];[.D$3];[.$A$13];[.$C$1])" office:value-type="string" office:string-value="Every day" calcext:value-type="string">
            <text:p>Every day</text:p>
          </table:table-cell>
          <table:table-cell table:style-name="ce23" table:formula="of:=PHRASE([.$B14];[.E$3];[.$A$13];[.$C$1])" office:value-type="string" office:string-value="Every day" calcext:value-type="string">
            <text:p>Every day</text:p>
          </table:table-cell>
          <table:table-cell table:style-name="ce23" table:formula="of:=PHRASE([.$B14];[.F$3];[.$A14];[.$C$1])" office:value-type="string" office:string-value="Every day" calcext:value-type="string">
            <text:p>Every day</text:p>
          </table:table-cell>
          <table:table-cell table:style-name="ce23" table:formula="of:=PHRASE([.$B14];[.G$3];[.$A$13];[.$G$1])" office:value-type="string" office:string-value="Every day" calcext:value-type="string">
            <text:p>Every day</text:p>
          </table:table-cell>
          <table:table-cell table:style-name="ce23" table:formula="of:=PHRASE([.$B14];[.H$3];[.$A$13];[.$G$1])" office:value-type="string" office:string-value="Every day" calcext:value-type="string">
            <text:p>Every day</text:p>
          </table:table-cell>
          <table:table-cell table:style-name="ce23" table:formula="of:=PHRASE([.$B14];[.I$3];[.$A$13];[.$G$1])" office:value-type="string" office:string-value="Every day" calcext:value-type="string">
            <text:p>Every day</text:p>
          </table:table-cell>
          <table:table-cell table:style-name="ce23" table:formula="of:=PHRASE([.$B14];[.J$3];[.$A$13];[.$G$1])" office:value-type="string" office:string-value="Every day" calcext:value-type="string">
            <text:p>Every day</text:p>
          </table:table-cell>
          <table:table-cell table:style-name="ce23" table:formula="of:=PHRASE([.$B14];[.K$3];[.$A$13];[.$K$1])" office:value-type="string" office:string-value="Every day" calcext:value-type="string">
            <text:p>Every day</text:p>
          </table:table-cell>
          <table:table-cell table:style-name="ce23" table:formula="of:=PHRASE([.$B14];[.L$3];[.$A$13];[.$K$1])" office:value-type="string" office:string-value="Every day" calcext:value-type="string">
            <text:p>Every day</text:p>
          </table:table-cell>
          <table:table-cell table:style-name="ce23" table:formula="of:=PHRASE([.$B14];[.M$3];[.$A$13];[.$K$1])" office:value-type="string" office:string-value="Every day" calcext:value-type="string">
            <text:p>Every day</text:p>
          </table:table-cell>
          <table:table-cell table:style-name="ce23" table:formula="of:=PHRASE([.$B14];[.N$3];[.$A$13];[.$K$1])" office:value-type="string" office:string-value="Every day" calcext:value-type="string">
            <text:p>Every day</text:p>
          </table:table-cell>
          <table:table-cell table:style-name="ce23" table:formula="of:=PHRASE([.$B14];[.O$3];[.$A$13];[.$O$1])" office:value-type="string" office:string-value="Every day" calcext:value-type="string">
            <text:p>Every day</text:p>
          </table:table-cell>
          <table:table-cell table:style-name="ce23" table:formula="of:=PHRASE([.$B14];[.P$3];[.$A$13];[.$O$1])" office:value-type="string" office:string-value="Every day" calcext:value-type="string">
            <text:p>Every day</text:p>
          </table:table-cell>
          <table:table-cell table:style-name="ce23" table:formula="of:=PHRASE([.$B14];[.Q$3];[.$A$13];[.$O$1])" office:value-type="string" office:string-value="Every day" calcext:value-type="string">
            <text:p>Every day</text:p>
          </table:table-cell>
          <table:table-cell table:style-name="ce23" table:formula="of:=PHRASE([.$B14];[.R$3];[.$A$13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8">
          <table:covered-table-cell table:style-name="ce13"/>
          <table:table-cell table:style-name="ce19" office:value-type="string" calcext:value-type="string">
            <text:p>10,13 &amp; 18</text:p>
          </table:table-cell>
          <table:table-cell table:style-name="ce23" table:formula="of:=PHRASE([.$B15];[.C$3];[.$A$13];[.$C$1])" office:value-type="string" office:string-value="Every day on 10,13 &amp; 18" calcext:value-type="string">
            <text:p>Every day on 10,13 &amp; 18</text:p>
          </table:table-cell>
          <table:table-cell table:style-name="ce23" table:formula="of:=PHRASE([.$B15];[.D$3];[.$A$13];[.$C$1])" office:value-type="string" office:string-value="Every day" calcext:value-type="string">
            <text:p>Every day</text:p>
          </table:table-cell>
          <table:table-cell table:style-name="ce23" table:formula="of:=PHRASE([.$B15];[.E$3];[.$A$13];[.$C$1])" office:value-type="string" office:string-value="Every day" calcext:value-type="string">
            <text:p>Every day</text:p>
          </table:table-cell>
          <table:table-cell table:style-name="ce23" table:formula="of:=PHRASE([.$B15];[.F$3];[.$A$13];[.$C$1])" office:value-type="string" office:string-value="Every day" calcext:value-type="string">
            <text:p>Every day</text:p>
          </table:table-cell>
          <table:table-cell table:style-name="ce23" table:formula="of:=PHRASE([.$B15];[.G$3];[.$A$13];[.$G$1])" office:value-type="string" office:string-value="Every day" calcext:value-type="string">
            <text:p>Every day</text:p>
          </table:table-cell>
          <table:table-cell table:style-name="ce23" table:formula="of:=PHRASE([.$B15];[.H$3];[.$A$13];[.$G$1])" office:value-type="string" office:string-value="Every day" calcext:value-type="string">
            <text:p>Every day</text:p>
          </table:table-cell>
          <table:table-cell table:style-name="ce23" table:formula="of:=PHRASE([.$B15];[.I$3];[.$A$13];[.$G$1])" office:value-type="string" office:string-value="Every day" calcext:value-type="string">
            <text:p>Every day</text:p>
          </table:table-cell>
          <table:table-cell table:style-name="ce23" table:formula="of:=PHRASE([.$B15];[.J$3];[.$A$13];[.$G$1])" office:value-type="string" office:string-value="Every day" calcext:value-type="string">
            <text:p>Every day</text:p>
          </table:table-cell>
          <table:table-cell table:style-name="ce23" table:formula="of:=PHRASE([.$B15];[.K$3];[.$A$13];[.$K$1])" office:value-type="string" office:string-value="Every day" calcext:value-type="string">
            <text:p>Every day</text:p>
          </table:table-cell>
          <table:table-cell table:style-name="ce23" table:formula="of:=PHRASE([.$B15];[.L$3];[.$A$13];[.$K$1])" office:value-type="string" office:string-value="Every day" calcext:value-type="string">
            <text:p>Every day</text:p>
          </table:table-cell>
          <table:table-cell table:style-name="ce23" table:formula="of:=PHRASE([.$B15];[.M$3];[.$A$13];[.$K$1])" office:value-type="string" office:string-value="Every day" calcext:value-type="string">
            <text:p>Every day</text:p>
          </table:table-cell>
          <table:table-cell table:style-name="ce23" table:formula="of:=PHRASE([.$B15];[.N$3];[.$A$13];[.$K$1])" office:value-type="string" office:string-value="Every day" calcext:value-type="string">
            <text:p>Every day</text:p>
          </table:table-cell>
          <table:table-cell table:style-name="ce23" table:formula="of:=PHRASE([.$B15];[.O$3];[.$A$13];[.$O$1])" office:value-type="string" office:string-value="Every day" calcext:value-type="string">
            <text:p>Every day</text:p>
          </table:table-cell>
          <table:table-cell table:style-name="ce23" table:formula="of:=PHRASE([.$B15];[.P$3];[.$A$13];[.$O$1])" office:value-type="string" office:string-value="Every day" calcext:value-type="string">
            <text:p>Every day</text:p>
          </table:table-cell>
          <table:table-cell table:style-name="ce23" table:formula="of:=PHRASE([.$B15];[.Q$3];[.$A$13];[.$O$1])" office:value-type="string" office:string-value="Every day" calcext:value-type="string">
            <text:p>Every day</text:p>
          </table:table-cell>
          <table:table-cell table:style-name="ce23" table:formula="of:=PHRASE([.$B15];[.R$3];[.$A$13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9">
          <table:covered-table-cell table:style-name="ce13"/>
          <table:table-cell table:style-name="ce19" table:formula="of:=&quot;- 13,21 &amp; 29&quot;" office:value-type="string" office:string-value="- 13,21 &amp; 29" calcext:value-type="string">
            <text:p>- 13,21 &amp; 29</text:p>
          </table:table-cell>
          <table:table-cell table:style-name="ce23" table:formula="of:=PHRASE([.$B16];[.C$3];[.$A$13];[.$C$1])" office:value-type="string" office:string-value="Every day except on 13,21 &amp; 29" calcext:value-type="string">
            <text:p>Every day except on 13,21 &amp; 29</text:p>
          </table:table-cell>
          <table:table-cell table:style-name="ce23" table:formula="of:=PHRASE([.$B16];[.D$3];[.$A$13];[.$C$1])" office:value-type="string" office:string-value="Every day" calcext:value-type="string">
            <text:p>Every day</text:p>
          </table:table-cell>
          <table:table-cell table:style-name="ce23" table:formula="of:=PHRASE([.$B16];[.E$3];[.$A$13];[.$C$1])" office:value-type="string" office:string-value="Every day" calcext:value-type="string">
            <text:p>Every day</text:p>
          </table:table-cell>
          <table:table-cell table:style-name="ce23" table:formula="of:=PHRASE([.$B16];[.F$3];[.$A$13];[.$C$1])" office:value-type="string" office:string-value="Every day" calcext:value-type="string">
            <text:p>Every day</text:p>
          </table:table-cell>
          <table:table-cell table:style-name="ce23" table:formula="of:=PHRASE([.$B16];[.G$3];[.$A$13];[.$G$1])" office:value-type="string" office:string-value="Every day" calcext:value-type="string">
            <text:p>Every day</text:p>
          </table:table-cell>
          <table:table-cell table:style-name="ce23" table:formula="of:=PHRASE([.$B16];[.H$3];[.$A$13];[.$G$1])" office:value-type="string" office:string-value="Every day" calcext:value-type="string">
            <text:p>Every day</text:p>
          </table:table-cell>
          <table:table-cell table:style-name="ce23" table:formula="of:=PHRASE([.$B16];[.I$3];[.$A$13];[.$G$1])" office:value-type="string" office:string-value="Every day" calcext:value-type="string">
            <text:p>Every day</text:p>
          </table:table-cell>
          <table:table-cell table:style-name="ce23" table:formula="of:=PHRASE([.$B16];[.J$3];[.$A$13];[.$G$1])" office:value-type="string" office:string-value="Every day" calcext:value-type="string">
            <text:p>Every day</text:p>
          </table:table-cell>
          <table:table-cell table:style-name="ce23" table:formula="of:=PHRASE([.$B16];[.K$3];[.$A$13];[.$K$1])" office:value-type="string" office:string-value="Every day" calcext:value-type="string">
            <text:p>Every day</text:p>
          </table:table-cell>
          <table:table-cell table:style-name="ce23" table:formula="of:=PHRASE([.$B16];[.L$3];[.$A$13];[.$K$1])" office:value-type="string" office:string-value="Every day" calcext:value-type="string">
            <text:p>Every day</text:p>
          </table:table-cell>
          <table:table-cell table:style-name="ce23" table:formula="of:=PHRASE([.$B16];[.M$3];[.$A$13];[.$K$1])" office:value-type="string" office:string-value="Every day" calcext:value-type="string">
            <text:p>Every day</text:p>
          </table:table-cell>
          <table:table-cell table:style-name="ce23" table:formula="of:=PHRASE([.$B16];[.N$3];[.$A$13];[.$K$1])" office:value-type="string" office:string-value="Every day" calcext:value-type="string">
            <text:p>Every day</text:p>
          </table:table-cell>
          <table:table-cell table:style-name="ce23" table:formula="of:=PHRASE([.$B16];[.O$3];[.$A$13];[.$O$1])" office:value-type="string" office:string-value="Every day" calcext:value-type="string">
            <text:p>Every day</text:p>
          </table:table-cell>
          <table:table-cell table:style-name="ce23" table:formula="of:=PHRASE([.$B16];[.P$3];[.$A$13];[.$O$1])" office:value-type="string" office:string-value="Every day" calcext:value-type="string">
            <text:p>Every day</text:p>
          </table:table-cell>
          <table:table-cell table:style-name="ce23" table:formula="of:=PHRASE([.$B16];[.Q$3];[.$A$13];[.$O$1])" office:value-type="string" office:string-value="Every day" calcext:value-type="string">
            <text:p>Every day</text:p>
          </table:table-cell>
          <table:table-cell table:style-name="ce23" table:formula="of:=PHRASE([.$B16];[.R$3];[.$A$13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7">
          <table:table-cell table:style-name="ce16" office:value-type="string" calcext:value-type="string" table:number-columns-spanned="1" table:number-rows-spanned="4">
            <text:p>- 2ème</text:p>
          </table:table-cell>
          <table:table-cell table:style-name="ce19" office:value-type="string" calcext:value-type="string">
            <text:p>*</text:p>
          </table:table-cell>
          <table:table-cell table:style-name="ce23" table:formula="of:=PHRASE([.$B17];[.C$3];[.$A$17];[.$C$1])" office:value-type="string" office:string-value="Every day" calcext:value-type="string">
            <text:p>Every day</text:p>
          </table:table-cell>
          <table:table-cell table:style-name="ce23" table:formula="of:=PHRASE([.$B17];[.D$3];[.$A$17];[.$C$1])" office:value-type="string" office:string-value="Every day" calcext:value-type="string">
            <text:p>Every day</text:p>
          </table:table-cell>
          <table:table-cell table:style-name="ce23" table:formula="of:=PHRASE([.$B17];[.E$3];[.$A$17];[.$C$1])" office:value-type="string" office:string-value="Every day" calcext:value-type="string">
            <text:p>Every day</text:p>
          </table:table-cell>
          <table:table-cell table:style-name="ce23" table:formula="of:=PHRASE([.$B17];[.F$3];[.$A$17];[.$C$1])" office:value-type="string" office:string-value="Every day" calcext:value-type="string">
            <text:p>Every day</text:p>
          </table:table-cell>
          <table:table-cell table:style-name="ce23" table:formula="of:=PHRASE([.$B17];[.G$3];[.$A$17];[.$G$1])" office:value-type="string" office:string-value="Every day" calcext:value-type="string">
            <text:p>Every day</text:p>
          </table:table-cell>
          <table:table-cell table:style-name="ce23" table:formula="of:=PHRASE([.$B17];[.H$3];[.$A$17];[.$G$1])" office:value-type="string" office:string-value="Every day" calcext:value-type="string">
            <text:p>Every day</text:p>
          </table:table-cell>
          <table:table-cell table:style-name="ce23" table:formula="of:=PHRASE([.$B17];[.I$3];[.$A$17];[.$G$1])" office:value-type="string" office:string-value="Every day" calcext:value-type="string">
            <text:p>Every day</text:p>
          </table:table-cell>
          <table:table-cell table:style-name="ce23" table:formula="of:=PHRASE([.$B17];[.J$3];[.$A$17];[.$G$1])" office:value-type="string" office:string-value="Every day" calcext:value-type="string">
            <text:p>Every day</text:p>
          </table:table-cell>
          <table:table-cell table:style-name="ce23" table:formula="of:=PHRASE([.$B17];[.K$3];[.$A$17];[.$K$1])" office:value-type="string" office:string-value="Every day" calcext:value-type="string">
            <text:p>Every day</text:p>
          </table:table-cell>
          <table:table-cell table:style-name="ce23" table:formula="of:=PHRASE([.$B17];[.L$3];[.$A$17];[.$K$1])" office:value-type="string" office:string-value="Every day" calcext:value-type="string">
            <text:p>Every day</text:p>
          </table:table-cell>
          <table:table-cell table:style-name="ce23" table:formula="of:=PHRASE([.$B17];[.M$3];[.$A$17];[.$K$1])" office:value-type="string" office:string-value="Every day" calcext:value-type="string">
            <text:p>Every day</text:p>
          </table:table-cell>
          <table:table-cell table:style-name="ce23" table:formula="of:=PHRASE([.$B17];[.N$3];[.$A$17];[.$K$1])" office:value-type="string" office:string-value="Every day" calcext:value-type="string">
            <text:p>Every day</text:p>
          </table:table-cell>
          <table:table-cell table:style-name="ce23" table:formula="of:=PHRASE([.$B17];[.O$3];[.$A$17];[.$O$1])" office:value-type="string" office:string-value="Every day" calcext:value-type="string">
            <text:p>Every day</text:p>
          </table:table-cell>
          <table:table-cell table:style-name="ce23" table:formula="of:=PHRASE([.$B17];[.P$3];[.$A$17];[.$O$1])" office:value-type="string" office:string-value="Every day" calcext:value-type="string">
            <text:p>Every day</text:p>
          </table:table-cell>
          <table:table-cell table:style-name="ce23" table:formula="of:=PHRASE([.$B17];[.Q$3];[.$A$17];[.$O$1])" office:value-type="string" office:string-value="Every day" calcext:value-type="string">
            <text:p>Every day</text:p>
          </table:table-cell>
          <table:table-cell table:style-name="ce23" table:formula="of:=PHRASE([.$B17];[.R$3];[.$A$17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7">
          <table:covered-table-cell table:style-name="ce13"/>
          <table:table-cell table:style-name="ce19" office:value-type="float" office:value="5" calcext:value-type="float">
            <text:p>5</text:p>
          </table:table-cell>
          <table:table-cell table:style-name="ce23" table:formula="of:=PHRASE([.$B18];[.C$3];[.$A$17];[.$C$1])" office:value-type="string" office:string-value="Every day" calcext:value-type="string">
            <text:p>Every day</text:p>
          </table:table-cell>
          <table:table-cell table:style-name="ce23" table:formula="of:=PHRASE([.$B18];[.D$3];[.$A$17];[.$C$1])" office:value-type="string" office:string-value="Every day" calcext:value-type="string">
            <text:p>Every day</text:p>
          </table:table-cell>
          <table:table-cell table:style-name="ce23" table:formula="of:=PHRASE([.$B18];[.E$3];[.$A$17];[.$C$1])" office:value-type="string" office:string-value="Every day" calcext:value-type="string">
            <text:p>Every day</text:p>
          </table:table-cell>
          <table:table-cell table:style-name="ce23" table:formula="of:=PHRASE([.$B18];[.F$3];[.$A$17];[.$C$1])" office:value-type="string" office:string-value="Every day" calcext:value-type="string">
            <text:p>Every day</text:p>
          </table:table-cell>
          <table:table-cell table:style-name="ce23" table:formula="of:=PHRASE([.$B18];[.G$3];[.$A$17];[.$G$1])" office:value-type="string" office:string-value="Every day" calcext:value-type="string">
            <text:p>Every day</text:p>
          </table:table-cell>
          <table:table-cell table:style-name="ce23" table:formula="of:=PHRASE([.$B18];[.H$3];[.$A$17];[.$G$1])" office:value-type="string" office:string-value="Every day" calcext:value-type="string">
            <text:p>Every day</text:p>
          </table:table-cell>
          <table:table-cell table:style-name="ce23" table:formula="of:=PHRASE([.$B18];[.I$3];[.$A$17];[.$G$1])" office:value-type="string" office:string-value="Every day" calcext:value-type="string">
            <text:p>Every day</text:p>
          </table:table-cell>
          <table:table-cell table:style-name="ce23" table:formula="of:=PHRASE([.$B18];[.J$3];[.$A$17];[.$G$1])" office:value-type="string" office:string-value="Every day" calcext:value-type="string">
            <text:p>Every day</text:p>
          </table:table-cell>
          <table:table-cell table:style-name="ce23" table:formula="of:=PHRASE([.$B18];[.K$3];[.$A$17];[.$K$1])" office:value-type="string" office:string-value="Every day" calcext:value-type="string">
            <text:p>Every day</text:p>
          </table:table-cell>
          <table:table-cell table:style-name="ce23" table:formula="of:=PHRASE([.$B18];[.L$3];[.$A$17];[.$K$1])" office:value-type="string" office:string-value="Every day" calcext:value-type="string">
            <text:p>Every day</text:p>
          </table:table-cell>
          <table:table-cell table:style-name="ce23" table:formula="of:=PHRASE([.$B18];[.M$3];[.$A$17];[.$K$1])" office:value-type="string" office:string-value="Every day" calcext:value-type="string">
            <text:p>Every day</text:p>
          </table:table-cell>
          <table:table-cell table:style-name="ce23" table:formula="of:=PHRASE([.$B18];[.N$3];[.$A$17];[.$K$1])" office:value-type="string" office:string-value="Every day" calcext:value-type="string">
            <text:p>Every day</text:p>
          </table:table-cell>
          <table:table-cell table:style-name="ce23" table:formula="of:=PHRASE([.$B18];[.O$3];[.$A$17];[.$O$1])" office:value-type="string" office:string-value="Every day" calcext:value-type="string">
            <text:p>Every day</text:p>
          </table:table-cell>
          <table:table-cell table:style-name="ce23" table:formula="of:=PHRASE([.$B18];[.P$3];[.$A$17];[.$O$1])" office:value-type="string" office:string-value="Every day" calcext:value-type="string">
            <text:p>Every day</text:p>
          </table:table-cell>
          <table:table-cell table:style-name="ce23" table:formula="of:=PHRASE([.$B18];[.Q$3];[.$A$17];[.$O$1])" office:value-type="string" office:string-value="Every day" calcext:value-type="string">
            <text:p>Every day</text:p>
          </table:table-cell>
          <table:table-cell table:style-name="ce23" table:formula="of:=PHRASE([.$B18];[.R$3];[.$A$17];[.$O$1])">
            <text:p/>
          </table:table-cell>
          <table:table-cell table:number-columns-repeated="1006"/>
        </table:table-row>
        <table:table-row table:style-name="ro7">
          <table:covered-table-cell table:style-name="ce13"/>
          <table:table-cell table:style-name="ce19" office:value-type="string" calcext:value-type="string">
            <text:p>10,13 &amp; 18</text:p>
          </table:table-cell>
          <table:table-cell table:style-name="ce23" table:formula="of:=PHRASE([.$B19];[.C$3];[.$A$17];[.$C$1])" office:value-type="string" office:string-value="Every day" calcext:value-type="string">
            <text:p>Every day</text:p>
          </table:table-cell>
          <table:table-cell table:style-name="ce23" table:formula="of:=PHRASE([.$B19];[.D$3];[.$A$17];[.$C$1])" office:value-type="string" office:string-value="Every day" calcext:value-type="string">
            <text:p>Every day</text:p>
          </table:table-cell>
          <table:table-cell table:style-name="ce23" table:formula="of:=PHRASE([.$B19];[.E$3];[.$A$17];[.$C$1])" office:value-type="string" office:string-value="Every day" calcext:value-type="string">
            <text:p>Every day</text:p>
          </table:table-cell>
          <table:table-cell table:style-name="ce23" table:formula="of:=PHRASE([.$B19];[.F$3];[.$A$17];[.$C$1])" office:value-type="string" office:string-value="Every day" calcext:value-type="string">
            <text:p>Every day</text:p>
          </table:table-cell>
          <table:table-cell table:style-name="ce23" table:formula="of:=PHRASE([.$B19];[.G$3];[.$A$17];[.$G$1])" office:value-type="string" office:string-value="Every day" calcext:value-type="string">
            <text:p>Every day</text:p>
          </table:table-cell>
          <table:table-cell table:style-name="ce23" table:formula="of:=PHRASE([.$B19];[.H$3];[.$A$17];[.$G$1])" office:value-type="string" office:string-value="Every day" calcext:value-type="string">
            <text:p>Every day</text:p>
          </table:table-cell>
          <table:table-cell table:style-name="ce23" table:formula="of:=PHRASE([.$B19];[.I$3];[.$A$17];[.$G$1])" office:value-type="string" office:string-value="Every day" calcext:value-type="string">
            <text:p>Every day</text:p>
          </table:table-cell>
          <table:table-cell table:style-name="ce23" table:formula="of:=PHRASE([.$B19];[.J$3];[.$A$17];[.$G$1])" office:value-type="string" office:string-value="Every day" calcext:value-type="string">
            <text:p>Every day</text:p>
          </table:table-cell>
          <table:table-cell table:style-name="ce23" table:formula="of:=PHRASE([.$B19];[.K$3];[.$A$17];[.$K$1])" office:value-type="string" office:string-value="Every day" calcext:value-type="string">
            <text:p>Every day</text:p>
          </table:table-cell>
          <table:table-cell table:style-name="ce23" table:formula="of:=PHRASE([.$B19];[.L$3];[.$A$17];[.$K$1])" office:value-type="string" office:string-value="Every day" calcext:value-type="string">
            <text:p>Every day</text:p>
          </table:table-cell>
          <table:table-cell table:style-name="ce23" table:formula="of:=PHRASE([.$B19];[.M$3];[.$A$17];[.$K$1])" office:value-type="string" office:string-value="Every day" calcext:value-type="string">
            <text:p>Every day</text:p>
          </table:table-cell>
          <table:table-cell table:style-name="ce23" table:formula="of:=PHRASE([.$B19];[.N$3];[.$A$17];[.$K$1])" office:value-type="string" office:string-value="Every day" calcext:value-type="string">
            <text:p>Every day</text:p>
          </table:table-cell>
          <table:table-cell table:style-name="ce23" table:formula="of:=PHRASE([.$B19];[.O$3];[.$A$17];[.$O$1])" office:value-type="string" office:string-value="Every day" calcext:value-type="string">
            <text:p>Every day</text:p>
          </table:table-cell>
          <table:table-cell table:style-name="ce23" table:formula="of:=PHRASE([.$B19];[.P$3];[.$A$17];[.$O$1])" office:value-type="string" office:string-value="Every day" calcext:value-type="string">
            <text:p>Every day</text:p>
          </table:table-cell>
          <table:table-cell table:style-name="ce23" table:formula="of:=PHRASE([.$B19];[.Q$3];[.$A$17];[.$O$1])" office:value-type="string" office:string-value="Every day" calcext:value-type="string">
            <text:p>Every day</text:p>
          </table:table-cell>
          <table:table-cell table:style-name="ce23" table:formula="of:=PHRASE([.$B19];[.R$3];[.$A$17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7">
          <table:covered-table-cell table:style-name="ce13"/>
          <table:table-cell table:style-name="ce19" table:formula="of:=&quot;- 13,21 &amp; 29&quot;" office:value-type="string" office:string-value="- 13,21 &amp; 29" calcext:value-type="string">
            <text:p>- 13,21 &amp; 29</text:p>
          </table:table-cell>
          <table:table-cell table:style-name="ce23" table:formula="of:=PHRASE([.$B20];[.C$3];[.$A$17];[.$C$1])" office:value-type="string" office:string-value="Every day" calcext:value-type="string">
            <text:p>Every day</text:p>
          </table:table-cell>
          <table:table-cell table:style-name="ce23" table:formula="of:=PHRASE([.$B20];[.D$3];[.$A$17];[.$C$1])" office:value-type="string" office:string-value="Every day" calcext:value-type="string">
            <text:p>Every day</text:p>
          </table:table-cell>
          <table:table-cell table:style-name="ce23" table:formula="of:=PHRASE([.$B20];[.E$3];[.$A$17];[.$C$1])" office:value-type="string" office:string-value="Every day" calcext:value-type="string">
            <text:p>Every day</text:p>
          </table:table-cell>
          <table:table-cell table:style-name="ce23" table:formula="of:=PHRASE([.$B20];[.F$3];[.$A$17];[.$C$1])" office:value-type="string" office:string-value="Every day" calcext:value-type="string">
            <text:p>Every day</text:p>
          </table:table-cell>
          <table:table-cell table:style-name="ce23" table:formula="of:=PHRASE([.$B20];[.G$3];[.$A$17];[.$G$1])" office:value-type="string" office:string-value="Every day" calcext:value-type="string">
            <text:p>Every day</text:p>
          </table:table-cell>
          <table:table-cell table:style-name="ce23" table:formula="of:=PHRASE([.$B20];[.H$3];[.$A$17];[.$G$1])" office:value-type="string" office:string-value="Every day" calcext:value-type="string">
            <text:p>Every day</text:p>
          </table:table-cell>
          <table:table-cell table:style-name="ce23" table:formula="of:=PHRASE([.$B20];[.I$3];[.$A$17];[.$G$1])" office:value-type="string" office:string-value="Every day" calcext:value-type="string">
            <text:p>Every day</text:p>
          </table:table-cell>
          <table:table-cell table:style-name="ce23" table:formula="of:=PHRASE([.$B20];[.J$3];[.$A$17];[.$G$1])" office:value-type="string" office:string-value="Every day" calcext:value-type="string">
            <text:p>Every day</text:p>
          </table:table-cell>
          <table:table-cell table:style-name="ce23" table:formula="of:=PHRASE([.$B20];[.K$3];[.$A$17];[.$K$1])" office:value-type="string" office:string-value="Every day" calcext:value-type="string">
            <text:p>Every day</text:p>
          </table:table-cell>
          <table:table-cell table:style-name="ce23" table:formula="of:=PHRASE([.$B20];[.L$3];[.$A$17];[.$K$1])" office:value-type="string" office:string-value="Every day" calcext:value-type="string">
            <text:p>Every day</text:p>
          </table:table-cell>
          <table:table-cell table:style-name="ce23" table:formula="of:=PHRASE([.$B20];[.M$3];[.$A$17];[.$K$1])" office:value-type="string" office:string-value="Every day" calcext:value-type="string">
            <text:p>Every day</text:p>
          </table:table-cell>
          <table:table-cell table:style-name="ce23" table:formula="of:=PHRASE([.$B20];[.N$3];[.$A$17];[.$K$1])" office:value-type="string" office:string-value="Every day" calcext:value-type="string">
            <text:p>Every day</text:p>
          </table:table-cell>
          <table:table-cell table:style-name="ce23" table:formula="of:=PHRASE([.$B20];[.O$3];[.$A$17];[.$O$1])" office:value-type="string" office:string-value="Every day" calcext:value-type="string">
            <text:p>Every day</text:p>
          </table:table-cell>
          <table:table-cell table:style-name="ce23" table:formula="of:=PHRASE([.$B20];[.P$3];[.$A$17];[.$O$1])" office:value-type="string" office:string-value="Every day" calcext:value-type="string">
            <text:p>Every day</text:p>
          </table:table-cell>
          <table:table-cell table:style-name="ce23" table:formula="of:=PHRASE([.$B20];[.Q$3];[.$A$17];[.$O$1])" office:value-type="string" office:string-value="Every day" calcext:value-type="string">
            <text:p>Every day</text:p>
          </table:table-cell>
          <table:table-cell table:style-name="ce23" table:formula="of:=PHRASE([.$B20];[.R$3];[.$A$17];[.$O$1])" office:value-type="string" office:string-value="Every day" calcext:value-type="string">
            <text:p>Every day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ule :</text:p>
          </table:table-cell>
          <table:table-cell table:style-name="ce25" table:number-columns-spanned="11" table:number-rows-spanned="9"/>
          <table:covered-table-cell table:number-columns-repeated="10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1:Feuille1.M1048576">
          <table:sort>
            <table:sort-by table:field-number="8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VRAI</number:text>
    </number:number-style>
    <number:currency-style style:name="N109" number:title="Défini par l'utilisateur">
      <style:text-properties fo:color="#ff0000"/>
      <number:currency-symbol/>
      <number:text>AUX</number:text>
      <style:map style:condition="value()&gt;=0" style:apply-style-name="N109P0"/>
    </number:currency-style>
    <number:number-style style:name="N111P0" style:volatile="true">
      <number:text>VRAI</number:text>
    </number:number-style>
    <number:number-style style:name="N111P1" style:volatile="true">
      <style:text-properties fo:color="#ff0000"/>
      <number:text>FAUX</number:text>
    </number:number-style>
    <number:number-style style:name="N111">
      <number:number number:min-integer-digits="1"/>
      <number:text/>
      <style:map style:condition="value()=1" style:apply-style-name="N111P0"/>
      <style:map style:condition="value()=0" style:apply-style-name="N111P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7:46:34.71225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8:46:39</meta:creation-date>
    <meta:editing-duration>PT2H50M50S</meta:editing-duration>
    <meta:editing-cycles>11</meta:editing-cycles>
    <meta:generator>LibreOffice/4.2.8.2$Linux_X86_64 LibreOffice_project/420m0$Build-2</meta:generator>
    <meta:initial-creator>Onurb Bruno</meta:initial-creator>
    <dc:date>2015-05-05T18:54:13.301963220</dc:date>
    <meta:document-statistic meta:table-count="3" meta:cell-count="1342" meta:object-count="0"/>
  </office:meta>
</office:document-meta>
</file>